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73+22.8" office:value-type="float" office:value="295.8" calcext:value-type="float">
            <text:p>295.8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854257766764987" calcext:value-type="float">
            <text:p>0.854257766764987</text:p>
          </table:table-cell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743208279221601" calcext:value-type="float">
            <text:p>0.007432082792216</text:p>
          </table:table-cell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/>
          <table:table-cell office:value-type="string" calcext:value-type="string">
            <text:p>Data for Root</text:p>
          </table:table-cell>
          <table:table-cell table:number-columns-repeated="7"/>
        </table:table-row>
        <table:table-row table:style-name="ro1">
          <table:table-cell office:value-type="time" office:time-value="PT15H34M36.626S" calcext:value-type="time">
            <text:p>15:34:36.63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7385917" calcext:value-type="float">
            <text:p>-7.39E-11</text:p>
          </table:table-cell>
          <table:table-cell table:formula="of:=[.C4]*10^9" office:value-type="float" office:value="-0.07385917" calcext:value-type="float">
            <text:p>-0.07385917</text:p>
          </table:table-cell>
          <table:table-cell table:formula="of:=[.$N$1]*[.D4]" office:value-type="float" office:value="-0.0630947696193156" calcext:value-type="float">
            <text:p>-0.063094769619316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r)</text:p>
          </table:table-cell>
          <table:table-cell/>
          <table:table-cell office:value-type="string" calcext:value-type="string">
            <text:p>eIav(T)</text:p>
          </table:table-cell>
          <table:table-cell table:number-columns-repeated="2"/>
        </table:table-row>
        <table:table-row table:style-name="ro1">
          <table:table-cell office:value-type="time" office:time-value="PT15H34M37.001S" calcext:value-type="time">
            <text:p>15:34:37.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263175" calcext:value-type="float">
            <text:p>2.26E-10</text:p>
          </table:table-cell>
          <table:table-cell table:formula="of:=[.C5]*10^9" office:value-type="float" office:value="0.2263175" calcext:value-type="float">
            <text:p>0.2263175</text:p>
          </table:table-cell>
          <table:table-cell table:formula="of:=[.$N$1]*[.D5]" office:value-type="float" office:value="0.193333482129835" calcext:value-type="float">
            <text:p>0.193333482129835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E4:.E8])" office:value-type="float" office:value="0.0295012496923985" calcext:value-type="float">
            <text:p>0.029501249692399</text:p>
          </table:table-cell>
          <table:table-cell office:value-type="float" office:value="0.05" calcext:value-type="float">
            <text:p>0.05</text:p>
          </table:table-cell>
          <table:table-cell table:formula="of:=SQRT(([.H5]*[.$N$2])^2+([.$N$1]*[.L5])^2)" office:value-type="float" office:value="0.121168027556627" calcext:value-type="float">
            <text:p>0.121168027556627</text:p>
          </table:table-cell>
          <table:table-cell/>
          <table:table-cell table:formula="of:=(MAX([.E4:.E8])-MIN([.E4:.E8]))/2" office:value-type="float" office:value="0.14183989177145" calcext:value-type="float">
            <text:p>0.14183989177145</text:p>
          </table:table-cell>
          <table:table-cell table:number-columns-repeated="2"/>
        </table:table-row>
        <table:table-row table:style-name="ro1">
          <table:table-cell office:value-type="time" office:time-value="PT15H34M37.37S" calcext:value-type="time">
            <text:p>15:34:37.37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10576" calcext:value-type="float">
            <text:p>-1.06E-10</text:p>
          </table:table-cell>
          <table:table-cell table:formula="of:=[.C6]*10^9" office:value-type="float" office:value="-0.10576" calcext:value-type="float">
            <text:p>-0.10576</text:p>
          </table:table-cell>
          <table:table-cell table:formula="of:=[.$N$1]*[.D6]" office:value-type="float" office:value="-0.0903463014130651" calcext:value-type="float">
            <text:p>-0.090346301413065</text:p>
          </table:table-cell>
          <table:table-cell table:number-columns-repeated="9"/>
        </table:table-row>
        <table:table-row table:style-name="ro1">
          <table:table-cell office:value-type="time" office:time-value="PT15H34M37.745S" calcext:value-type="time">
            <text:p>15:34:37.7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5243896" calcext:value-type="float">
            <text:p>5.24E-12</text:p>
          </table:table-cell>
          <table:table-cell table:formula="of:=[.C7]*10^9" office:value-type="float" office:value="0.005243896" calcext:value-type="float">
            <text:p>0.005243896</text:p>
          </table:table-cell>
          <table:table-cell table:formula="of:=[.$N$1]*[.D7]" office:value-type="float" office:value="0.00447963888610785" calcext:value-type="float">
            <text:p>0.004479638886108</text:p>
          </table:table-cell>
          <table:table-cell table:number-columns-repeated="9"/>
        </table:table-row>
        <table:table-row table:style-name="ro1">
          <table:table-cell office:value-type="time" office:time-value="PT15H34M38.121S" calcext:value-type="time">
            <text:p>15:34:38.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207296" calcext:value-type="float">
            <text:p>1.21E-10</text:p>
          </table:table-cell>
          <table:table-cell table:formula="of:=[.C8]*10^9" office:value-type="float" office:value="0.1207296" calcext:value-type="float">
            <text:p>0.1207296</text:p>
          </table:table-cell>
          <table:table-cell table:formula="of:=[.$N$1]*[.D8]" office:value-type="float" office:value="0.10313419847843" calcext:value-type="float">
            <text:p>0.10313419847843</text:p>
          </table:table-cell>
          <table:table-cell table:number-columns-repeated="9"/>
        </table:table-row>
        <table:table-row table:style-name="ro1">
          <table:table-cell office:value-type="time" office:time-value="PT15H34M38.497S" calcext:value-type="time">
            <text:p>15:34:38.50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1672738" calcext:value-type="float">
            <text:p>-1.67E-10</text:p>
          </table:table-cell>
          <table:table-cell table:formula="of:=[.C9]*10^9" office:value-type="float" office:value="-0.1672738" calcext:value-type="float">
            <text:p>-0.1672738</text:p>
          </table:table-cell>
          <table:table-cell table:formula="of:=[.$N$1]*[.D9]" office:value-type="float" office:value="-0.142894942826293" calcext:value-type="float">
            <text:p>-0.142894942826293</text:p>
          </table:table-cell>
          <table:table-cell table:number-columns-repeated="9"/>
        </table:table-row>
        <table:table-row table:style-name="ro1">
          <table:table-cell office:value-type="time" office:time-value="PT15H34M38.88S" calcext:value-type="time">
            <text:p>15:34:38.88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07839453" calcext:value-type="float">
            <text:p>7.84E-11</text:p>
          </table:table-cell>
          <table:table-cell table:formula="of:=[.C10]*10^9" office:value-type="float" office:value="0.07839453" calcext:value-type="float">
            <text:p>0.07839453</text:p>
          </table:table-cell>
          <table:table-cell table:formula="of:=[.$N$1]*[.D10]" office:value-type="float" office:value="0.0669691361243908" calcext:value-type="float">
            <text:p>0.066969136124391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E9:.E13])" office:value-type="float" office:value="-0.0357065497488215" calcext:value-type="float">
            <text:p>-0.035706549748822</text:p>
          </table:table-cell>
          <table:table-cell office:value-type="float" office:value="0.05" calcext:value-type="float">
            <text:p>0.05</text:p>
          </table:table-cell>
          <table:table-cell table:formula="of:=SQRT(([.H10]*[.$N$2])^2+([.$N$1]*[.L10])^2)" office:value-type="float" office:value="0.109868347212557" calcext:value-type="float">
            <text:p>0.109868347212557</text:p>
          </table:table-cell>
          <table:table-cell/>
          <table:table-cell table:formula="of:=(MAX([.E9:.E13])-MIN([.E9:.E13]))/2" office:value-type="float" office:value="0.128612265520643" calcext:value-type="float">
            <text:p>0.128612265520643</text:p>
          </table:table-cell>
          <table:table-cell table:number-columns-repeated="2"/>
        </table:table-row>
        <table:table-row table:style-name="ro1">
          <table:table-cell office:value-type="time" office:time-value="PT15H34M39.264S" calcext:value-type="time">
            <text:p>15:34:39.26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00624201" calcext:value-type="float">
            <text:p>6.24E-12</text:p>
          </table:table-cell>
          <table:table-cell table:formula="of:=[.C11]*10^9" office:value-type="float" office:value="0.00624201" calcext:value-type="float">
            <text:p>0.00624201</text:p>
          </table:table-cell>
          <table:table-cell table:formula="of:=[.$N$1]*[.D11]" office:value-type="float" office:value="0.00533228552272472" calcext:value-type="float">
            <text:p>0.005332285522725</text:p>
          </table:table-cell>
          <table:table-cell table:number-columns-repeated="9"/>
        </table:table-row>
        <table:table-row table:style-name="ro1">
          <table:table-cell office:value-type="time" office:time-value="PT15H34M39.648S" calcext:value-type="time">
            <text:p>15:34:39.65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2137316" calcext:value-type="float">
            <text:p>-2.14E-10</text:p>
          </table:table-cell>
          <table:table-cell table:formula="of:=[.C12]*10^9" office:value-type="float" office:value="-0.2137316" calcext:value-type="float">
            <text:p>-0.2137316</text:p>
          </table:table-cell>
          <table:table-cell table:formula="of:=[.$N$1]*[.D12]" office:value-type="float" office:value="-0.182581879303108" calcext:value-type="float">
            <text:p>-0.182581879303108</text:p>
          </table:table-cell>
          <table:table-cell table:number-columns-repeated="9"/>
        </table:table-row>
        <table:table-row table:style-name="ro1">
          <table:table-cell office:value-type="time" office:time-value="PT15H34M40.032S" calcext:value-type="time">
            <text:p>15:34:40.03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0873772" calcext:value-type="float">
            <text:p>8.74E-11</text:p>
          </table:table-cell>
          <table:table-cell table:formula="of:=[.C13]*10^9" office:value-type="float" office:value="0.0873772" calcext:value-type="float">
            <text:p>0.0873772</text:p>
          </table:table-cell>
          <table:table-cell table:formula="of:=[.$N$1]*[.D13]" office:value-type="float" office:value="0.0746426517381777" calcext:value-type="float">
            <text:p>0.074642651738178</text:p>
          </table:table-cell>
          <table:table-cell table:number-columns-repeated="9"/>
        </table:table-row>
        <table:table-row table:style-name="ro1">
          <table:table-cell office:value-type="time" office:time-value="PT15H34M40.416S" calcext:value-type="time">
            <text:p>15:34:40.42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3738332" calcext:value-type="float">
            <text:p>-3.74E-11</text:p>
          </table:table-cell>
          <table:table-cell table:formula="of:=[.C14]*10^9" office:value-type="float" office:value="-0.03738332" calcext:value-type="float">
            <text:p>-0.03738332</text:p>
          </table:table-cell>
          <table:table-cell table:formula="of:=[.$N$1]*[.D14]" office:value-type="float" office:value="-0.0319349914574609" calcext:value-type="float">
            <text:p>-0.031934991457461</text:p>
          </table:table-cell>
          <table:table-cell table:number-columns-repeated="9"/>
        </table:table-row>
        <table:table-row table:style-name="ro1">
          <table:table-cell office:value-type="time" office:time-value="PT15H34M40.8S" calcext:value-type="time">
            <text:p>15:34:40.80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067857" calcext:value-type="float">
            <text:p>-2.07E-10</text:p>
          </table:table-cell>
          <table:table-cell table:formula="of:=[.C15]*10^9" office:value-type="float" office:value="-0.2067857" calcext:value-type="float">
            <text:p>-0.2067857</text:p>
          </table:table-cell>
          <table:table-cell table:formula="of:=[.$N$1]*[.D15]" office:value-type="float" office:value="-0.176648290280935" calcext:value-type="float">
            <text:p>-0.176648290280935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E14:.E18])" office:value-type="float" office:value="-0.0645476194713771" calcext:value-type="float">
            <text:p>-0.064547619471377</text:p>
          </table:table-cell>
          <table:table-cell office:value-type="float" office:value="0.05" calcext:value-type="float">
            <text:p>0.05</text:p>
          </table:table-cell>
          <table:table-cell table:formula="of:=SQRT(([.H15]*[.$N$2])^2+([.$N$1]*[.L15])^2)" office:value-type="float" office:value="0.103345198818354" calcext:value-type="float">
            <text:p>0.103345198818354</text:p>
          </table:table-cell>
          <table:table-cell/>
          <table:table-cell table:formula="of:=(MAX([.E14:.E18])-MIN([.E14:.E18]))/2" office:value-type="float" office:value="0.120975295054118" calcext:value-type="float">
            <text:p>0.120975295054118</text:p>
          </table:table-cell>
          <table:table-cell table:number-columns-repeated="2"/>
        </table:table-row>
        <table:table-row table:style-name="ro1">
          <table:table-cell office:value-type="time" office:time-value="PT15H34M41.183S" calcext:value-type="time">
            <text:p>15:34:41.1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0005007412" calcext:value-type="float">
            <text:p>5.01E-11</text:p>
          </table:table-cell>
          <table:table-cell table:formula="of:=[.C16]*10^9" office:value-type="float" office:value="0.05007412" calcext:value-type="float">
            <text:p>0.05007412</text:p>
          </table:table-cell>
          <table:table-cell table:formula="of:=[.$N$1]*[.D16]" office:value-type="float" office:value="0.042776205923922" calcext:value-type="float">
            <text:p>0.042776205923922</text:p>
          </table:table-cell>
          <table:table-cell table:number-columns-repeated="9"/>
        </table:table-row>
        <table:table-row table:style-name="ro1">
          <table:table-cell office:value-type="time" office:time-value="PT15H34M41.559S" calcext:value-type="time">
            <text:p>15:34:41.56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331549" calcext:value-type="float">
            <text:p>-2.33E-10</text:p>
          </table:table-cell>
          <table:table-cell table:formula="of:=[.C17]*10^9" office:value-type="float" office:value="-0.2331549" calcext:value-type="float">
            <text:p>-0.2331549</text:p>
          </table:table-cell>
          <table:table-cell table:formula="of:=[.$N$1]*[.D17]" office:value-type="float" office:value="-0.199174384184314" calcext:value-type="float">
            <text:p>-0.199174384184314</text:p>
          </table:table-cell>
          <table:table-cell table:number-columns-repeated="9"/>
        </table:table-row>
        <table:table-row table:style-name="ro1">
          <table:table-cell office:value-type="time" office:time-value="PT15H34M41.935S" calcext:value-type="time">
            <text:p>15:34:41.94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0004945037" calcext:value-type="float">
            <text:p>4.95E-11</text:p>
          </table:table-cell>
          <table:table-cell table:formula="of:=[.C18]*10^9" office:value-type="float" office:value="0.04945037" calcext:value-type="float">
            <text:p>0.04945037</text:p>
          </table:table-cell>
          <table:table-cell table:formula="of:=[.$N$1]*[.D18]" office:value-type="float" office:value="0.0422433626419023" calcext:value-type="float">
            <text:p>0.042243362641902</text:p>
          </table:table-cell>
          <table:table-cell table:number-columns-repeated="9"/>
        </table:table-row>
        <table:table-row table:style-name="ro1">
          <table:table-cell office:value-type="time" office:time-value="PT15H34M42.319S" calcext:value-type="time">
            <text:p>15:34:42.32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1674403" calcext:value-type="float">
            <text:p>-1.67E-10</text:p>
          </table:table-cell>
          <table:table-cell table:formula="of:=[.C19]*10^9" office:value-type="float" office:value="-0.1674403" calcext:value-type="float">
            <text:p>-0.1674403</text:p>
          </table:table-cell>
          <table:table-cell table:formula="of:=[.$N$1]*[.D19]" office:value-type="float" office:value="-0.14303717674446" calcext:value-type="float">
            <text:p>-0.14303717674446</text:p>
          </table:table-cell>
          <table:table-cell table:number-columns-repeated="9"/>
        </table:table-row>
        <table:table-row table:style-name="ro1">
          <table:table-cell office:value-type="time" office:time-value="PT15H34M42.703S" calcext:value-type="time">
            <text:p>15:34:42.70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05776311" calcext:value-type="float">
            <text:p>-5.78E-11</text:p>
          </table:table-cell>
          <table:table-cell table:formula="of:=[.C20]*10^9" office:value-type="float" office:value="-0.05776311" calcext:value-type="float">
            <text:p>-0.05776311</text:p>
          </table:table-cell>
          <table:table-cell table:formula="of:=[.$N$1]*[.D20]" office:value-type="float" office:value="-0.0493445853500003" calcext:value-type="float">
            <text:p>-0.04934458535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E19:.E23])" office:value-type="float" office:value="-0.0745870327234991" calcext:value-type="float">
            <text:p>-0.074587032723499</text:p>
          </table:table-cell>
          <table:table-cell office:value-type="float" office:value="0.05" calcext:value-type="float">
            <text:p>0.05</text:p>
          </table:table-cell>
          <table:table-cell table:formula="of:=SQRT(([.H20]*[.$N$2])^2+([.$N$1]*[.L20])^2)" office:value-type="float" office:value="0.107351842397576" calcext:value-type="float">
            <text:p>0.107351842397576</text:p>
          </table:table-cell>
          <table:table-cell/>
          <table:table-cell table:formula="of:=(MAX([.E19:.E23])-MIN([.E19:.E23]))/2" office:value-type="float" office:value="0.125665127480769" calcext:value-type="float">
            <text:p>0.125665127480769</text:p>
          </table:table-cell>
          <table:table-cell table:number-columns-repeated="2"/>
        </table:table-row>
        <table:table-row table:style-name="ro1">
          <table:table-cell office:value-type="time" office:time-value="PT15H34M43.086S" calcext:value-type="time">
            <text:p>15:34:43.09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01604837" calcext:value-type="float">
            <text:p>-1.60E-11</text:p>
          </table:table-cell>
          <table:table-cell table:formula="of:=[.C21]*10^9" office:value-type="float" office:value="-0.01604837" calcext:value-type="float">
            <text:p>-0.01604837</text:p>
          </table:table-cell>
          <table:table-cell table:formula="of:=[.$N$1]*[.D21]" office:value-type="float" office:value="-0.0137094447164182" calcext:value-type="float">
            <text:p>-0.013709444716418</text:p>
          </table:table-cell>
          <table:table-cell table:number-columns-repeated="9"/>
        </table:table-row>
        <table:table-row table:style-name="ro1">
          <table:table-cell office:value-type="time" office:time-value="PT15H34M43.47S" calcext:value-type="time">
            <text:p>15:34:43.47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447588" calcext:value-type="float">
            <text:p>-2.45E-10</text:p>
          </table:table-cell>
          <table:table-cell table:formula="of:=[.C22]*10^9" office:value-type="float" office:value="-0.2447588" calcext:value-type="float">
            <text:p>-0.2447588</text:p>
          </table:table-cell>
          <table:table-cell table:formula="of:=[.$N$1]*[.D22]" office:value-type="float" office:value="-0.209087105884078" calcext:value-type="float">
            <text:p>-0.209087105884078</text:p>
          </table:table-cell>
          <table:table-cell table:number-columns-repeated="9"/>
        </table:table-row>
        <table:table-row table:style-name="ro1">
          <table:table-cell office:value-type="time" office:time-value="PT15H34M43.854S" calcext:value-type="time">
            <text:p>15:34:43.85</text:p>
          </table:table-cell>
          <table:table-cell office:value-type="float" office:value="-15" calcext:value-type="float">
            <text:p>-15</text:p>
          </table:table-cell>
          <table:table-cell office:value-type="float" office:value="0.00000000004945012" calcext:value-type="float">
            <text:p>4.95E-11</text:p>
          </table:table-cell>
          <table:table-cell table:formula="of:=[.C23]*10^9" office:value-type="float" office:value="0.04945012" calcext:value-type="float">
            <text:p>0.04945012</text:p>
          </table:table-cell>
          <table:table-cell table:formula="of:=[.$N$1]*[.D23]" office:value-type="float" office:value="0.0422431490774606" calcext:value-type="float">
            <text:p>0.042243149077461</text:p>
          </table:table-cell>
          <table:table-cell table:number-columns-repeated="9"/>
        </table:table-row>
        <table:table-row table:style-name="ro1">
          <table:table-cell office:value-type="time" office:time-value="PT15H34M44.238S" calcext:value-type="time">
            <text:p>15:34:44.24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116938" calcext:value-type="float">
            <text:p>-2.12E-10</text:p>
          </table:table-cell>
          <table:table-cell table:formula="of:=[.C24]*10^9" office:value-type="float" office:value="-0.2116938" calcext:value-type="float">
            <text:p>-0.2116938</text:p>
          </table:table-cell>
          <table:table-cell table:formula="of:=[.$N$1]*[.D24]" office:value-type="float" office:value="-0.180841072825994" calcext:value-type="float">
            <text:p>-0.180841072825994</text:p>
          </table:table-cell>
          <table:table-cell table:number-columns-repeated="9"/>
        </table:table-row>
        <table:table-row table:style-name="ro1">
          <table:table-cell office:value-type="time" office:time-value="PT15H34M44.622S" calcext:value-type="time">
            <text:p>15:34:44.62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122759" calcext:value-type="float">
            <text:p>-2.12E-10</text:p>
          </table:table-cell>
          <table:table-cell table:formula="of:=[.C25]*10^9" office:value-type="float" office:value="-0.2122759" calcext:value-type="float">
            <text:p>-0.2122759</text:p>
          </table:table-cell>
          <table:table-cell table:formula="of:=[.$N$1]*[.D25]" office:value-type="float" office:value="-0.181338336272028" calcext:value-type="float">
            <text:p>-0.181338336272028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E24:.E28])" office:value-type="float" office:value="-0.135526296432825" calcext:value-type="float">
            <text:p>-0.135526296432825</text:p>
          </table:table-cell>
          <table:table-cell office:value-type="float" office:value="0.05" calcext:value-type="float">
            <text:p>0.05</text:p>
          </table:table-cell>
          <table:table-cell table:formula="of:=SQRT(([.H25]*[.$N$2])^2+([.$N$1]*[.L25])^2)" office:value-type="float" office:value="0.0712420807346008" calcext:value-type="float">
            <text:p>0.071242080734601</text:p>
          </table:table-cell>
          <table:table-cell/>
          <table:table-cell table:formula="of:=(MAX([.E24:.E28])-MIN([.E24:.E28]))/2" office:value-type="float" office:value="0.0833881327105896" calcext:value-type="float">
            <text:p>0.08338813271059</text:p>
          </table:table-cell>
          <table:table-cell table:number-columns-repeated="2"/>
        </table:table-row>
        <table:table-row table:style-name="ro1">
          <table:table-cell office:value-type="time" office:time-value="PT15H34M45.006S" calcext:value-type="time">
            <text:p>15:34:45.01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01704646" calcext:value-type="float">
            <text:p>-1.70E-11</text:p>
          </table:table-cell>
          <table:table-cell table:formula="of:=[.C26]*10^9" office:value-type="float" office:value="-0.01704646" calcext:value-type="float">
            <text:p>-0.01704646</text:p>
          </table:table-cell>
          <table:table-cell table:formula="of:=[.$N$1]*[.D26]" office:value-type="float" office:value="-0.0145620708508487" calcext:value-type="float">
            <text:p>-0.014562070850849</text:p>
          </table:table-cell>
          <table:table-cell table:number-columns-repeated="9"/>
        </table:table-row>
        <table:table-row table:style-name="ro1">
          <table:table-cell office:value-type="time" office:time-value="PT15H34M45.39S" calcext:value-type="time">
            <text:p>15:34:45.39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1452718" calcext:value-type="float">
            <text:p>-1.45E-10</text:p>
          </table:table-cell>
          <table:table-cell table:formula="of:=[.C27]*10^9" office:value-type="float" office:value="-0.1452718" calcext:value-type="float">
            <text:p>-0.1452718</text:p>
          </table:table-cell>
          <table:table-cell table:formula="of:=[.$N$1]*[.D27]" office:value-type="float" office:value="-0.12409956344193" calcext:value-type="float">
            <text:p>-0.12409956344193</text:p>
          </table:table-cell>
          <table:table-cell table:number-columns-repeated="9"/>
        </table:table-row>
        <table:table-row table:style-name="ro1">
          <table:table-cell office:value-type="time" office:time-value="PT15H34M45.773S" calcext:value-type="time">
            <text:p>15:34:45.77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069521" calcext:value-type="float">
            <text:p>-2.07E-10</text:p>
          </table:table-cell>
          <table:table-cell table:formula="of:=[.C28]*10^9" office:value-type="float" office:value="-0.2069521" calcext:value-type="float">
            <text:p>-0.2069521</text:p>
          </table:table-cell>
          <table:table-cell table:formula="of:=[.$N$1]*[.D28]" office:value-type="float" office:value="-0.176790438773324" calcext:value-type="float">
            <text:p>-0.176790438773324</text:p>
          </table:table-cell>
          <table:table-cell table:number-columns-repeated="9"/>
        </table:table-row>
        <table:table-row table:style-name="ro1">
          <table:table-cell office:value-type="time" office:time-value="PT15H34M46.157S" calcext:value-type="time">
            <text:p>15:34:46.16</text:p>
          </table:table-cell>
          <table:table-cell office:value-type="float" office:value="-25" calcext:value-type="float">
            <text:p>-25</text:p>
          </table:table-cell>
          <table:table-cell office:value-type="float" office:value="0.000000000005493408" calcext:value-type="float">
            <text:p>5.49E-12</text:p>
          </table:table-cell>
          <table:table-cell table:formula="of:=[.C29]*10^9" office:value-type="float" office:value="0.005493408" calcext:value-type="float">
            <text:p>0.005493408</text:p>
          </table:table-cell>
          <table:table-cell table:formula="of:=[.$N$1]*[.D29]" office:value-type="float" office:value="0.00469278645000892" calcext:value-type="float">
            <text:p>0.004692786450009</text:p>
          </table:table-cell>
          <table:table-cell table:number-columns-repeated="9"/>
        </table:table-row>
        <table:table-row table:style-name="ro1">
          <table:table-cell office:value-type="time" office:time-value="PT15H34M46.541S" calcext:value-type="time">
            <text:p>15:34:46.54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3338486" calcext:value-type="float">
            <text:p>-3.34E-10</text:p>
          </table:table-cell>
          <table:table-cell table:formula="of:=[.C30]*10^9" office:value-type="float" office:value="-0.3338486" calcext:value-type="float">
            <text:p>-0.3338486</text:p>
          </table:table-cell>
          <table:table-cell table:formula="of:=[.$N$1]*[.D30]" office:value-type="float" office:value="-0.285192759473618" calcext:value-type="float">
            <text:p>-0.285192759473618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E29:.E33])" office:value-type="float" office:value="-0.142462290653894" calcext:value-type="float">
            <text:p>-0.142462290653894</text:p>
          </table:table-cell>
          <table:table-cell office:value-type="float" office:value="0.05" calcext:value-type="float">
            <text:p>0.05</text:p>
          </table:table-cell>
          <table:table-cell table:formula="of:=SQRT(([.H30]*[.$N$2])^2+([.$N$1]*[.L30])^2)" office:value-type="float" office:value="0.123823016403506" calcext:value-type="float">
            <text:p>0.123823016403506</text:p>
          </table:table-cell>
          <table:table-cell/>
          <table:table-cell table:formula="of:=(MAX([.E29:.E33])-MIN([.E29:.E33]))/2" office:value-type="float" office:value="0.144942772961813" calcext:value-type="float">
            <text:p>0.144942772961813</text:p>
          </table:table-cell>
          <table:table-cell table:number-columns-repeated="2"/>
        </table:table-row>
        <table:table-row table:style-name="ro1">
          <table:table-cell office:value-type="time" office:time-value="PT15H34M46.925S" calcext:value-type="time">
            <text:p>15:34:46.93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5834548" calcext:value-type="float">
            <text:p>-5.83E-11</text:p>
          </table:table-cell>
          <table:table-cell table:formula="of:=[.C31]*10^9" office:value-type="float" office:value="-0.05834548" calcext:value-type="float">
            <text:p>-0.05834548</text:p>
          </table:table-cell>
          <table:table-cell table:formula="of:=[.$N$1]*[.D31]" office:value-type="float" office:value="-0.0498420794456312" calcext:value-type="float">
            <text:p>-0.049842079445631</text:p>
          </table:table-cell>
          <table:table-cell table:number-columns-repeated="9"/>
        </table:table-row>
        <table:table-row table:style-name="ro1">
          <table:table-cell office:value-type="time" office:time-value="PT15H34M47.309S" calcext:value-type="time">
            <text:p>15:34:47.31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1506787" calcext:value-type="float">
            <text:p>-1.51E-10</text:p>
          </table:table-cell>
          <table:table-cell table:formula="of:=[.C32]*10^9" office:value-type="float" office:value="-0.1506787" calcext:value-type="float">
            <text:p>-0.1506787</text:p>
          </table:table-cell>
          <table:table-cell table:formula="of:=[.$N$1]*[.D32]" office:value-type="float" office:value="-0.128718449761052" calcext:value-type="float">
            <text:p>-0.128718449761052</text:p>
          </table:table-cell>
          <table:table-cell table:number-columns-repeated="9"/>
        </table:table-row>
        <table:table-row table:style-name="ro1">
          <table:table-cell office:value-type="time" office:time-value="PT15H34M47.693S" calcext:value-type="time">
            <text:p>15:34:47.69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2964573" calcext:value-type="float">
            <text:p>-2.96E-10</text:p>
          </table:table-cell>
          <table:table-cell table:formula="of:=[.C33]*10^9" office:value-type="float" office:value="-0.2964573" calcext:value-type="float">
            <text:p>-0.2964573</text:p>
          </table:table-cell>
          <table:table-cell table:formula="of:=[.$N$1]*[.D33]" office:value-type="float" office:value="-0.253250951039178" calcext:value-type="float">
            <text:p>-0.253250951039178</text:p>
          </table:table-cell>
          <table:table-cell table:number-columns-repeated="9"/>
        </table:table-row>
        <table:table-row table:style-name="ro1">
          <table:table-cell office:value-type="time" office:time-value="PT15H34M48.078S" calcext:value-type="time">
            <text:p>15:34:48.08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0795156" calcext:value-type="float">
            <text:p>-7.95E-11</text:p>
          </table:table-cell>
          <table:table-cell table:formula="of:=[.C34]*10^9" office:value-type="float" office:value="-0.0795156" calcext:value-type="float">
            <text:p>-0.0795156</text:p>
          </table:table-cell>
          <table:table-cell table:formula="of:=[.$N$1]*[.D34]" office:value-type="float" office:value="-0.067926818878978" calcext:value-type="float">
            <text:p>-0.067926818878978</text:p>
          </table:table-cell>
          <table:table-cell table:number-columns-repeated="9"/>
        </table:table-row>
        <table:table-row table:style-name="ro1">
          <table:table-cell office:value-type="time" office:time-value="PT15H34M48.461S" calcext:value-type="time">
            <text:p>15:34:48.46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2492515" calcext:value-type="float">
            <text:p>-2.49E-10</text:p>
          </table:table-cell>
          <table:table-cell table:formula="of:=[.C35]*10^9" office:value-type="float" office:value="-0.2492515" calcext:value-type="float">
            <text:p>-0.2492515</text:p>
          </table:table-cell>
          <table:table-cell table:formula="of:=[.$N$1]*[.D35]" office:value-type="float" office:value="-0.212925029752823" calcext:value-type="float">
            <text:p>-0.212925029752823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E34:.E38])" office:value-type="float" office:value="-0.138091410399401" calcext:value-type="float">
            <text:p>-0.138091410399401</text:p>
          </table:table-cell>
          <table:table-cell office:value-type="float" office:value="0.05" calcext:value-type="float">
            <text:p>0.05</text:p>
          </table:table-cell>
          <table:table-cell table:formula="of:=SQRT(([.H35]*[.$N$2])^2+([.$N$1]*[.L35])^2)" office:value-type="float" office:value="0.0822899075969529" calcext:value-type="float">
            <text:p>0.082289907596953</text:p>
          </table:table-cell>
          <table:table-cell/>
          <table:table-cell table:formula="of:=(MAX([.E34:.E38])-MIN([.E34:.E38]))/2" office:value-type="float" office:value="0.0963216380122998" calcext:value-type="float">
            <text:p>0.0963216380123</text:p>
          </table:table-cell>
          <table:table-cell table:number-columns-repeated="2"/>
        </table:table-row>
        <table:table-row table:style-name="ro1">
          <table:table-cell office:value-type="time" office:time-value="PT15H34M48.844S" calcext:value-type="time">
            <text:p>15:34:48.84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1737204" calcext:value-type="float">
            <text:p>-1.74E-10</text:p>
          </table:table-cell>
          <table:table-cell table:formula="of:=[.C36]*10^9" office:value-type="float" office:value="-0.1737204" calcext:value-type="float">
            <text:p>-0.1737204</text:p>
          </table:table-cell>
          <table:table-cell table:formula="of:=[.$N$1]*[.D36]" office:value-type="float" office:value="-0.14840200094552" calcext:value-type="float">
            <text:p>-0.14840200094552</text:p>
          </table:table-cell>
          <table:table-cell table:number-columns-repeated="9"/>
        </table:table-row>
        <table:table-row table:style-name="ro1">
          <table:table-cell office:value-type="time" office:time-value="PT15H34M49.228S" calcext:value-type="time">
            <text:p>15:34:49.23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04012836" calcext:value-type="float">
            <text:p>-4.01E-11</text:p>
          </table:table-cell>
          <table:table-cell table:formula="of:=[.C37]*10^9" office:value-type="float" office:value="-0.04012836" calcext:value-type="float">
            <text:p>-0.04012836</text:p>
          </table:table-cell>
          <table:table-cell table:formula="of:=[.$N$1]*[.D37]" office:value-type="float" office:value="-0.0342799631975415" calcext:value-type="float">
            <text:p>-0.034279963197542</text:p>
          </table:table-cell>
          <table:table-cell table:number-columns-repeated="9"/>
        </table:table-row>
        <table:table-row table:style-name="ro1">
          <table:table-cell office:value-type="time" office:time-value="PT15H34M49.612S" calcext:value-type="time">
            <text:p>15:34:49.61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2656379" calcext:value-type="float">
            <text:p>-2.66E-10</text:p>
          </table:table-cell>
          <table:table-cell table:formula="of:=[.C38]*10^9" office:value-type="float" office:value="-0.2656379" calcext:value-type="float">
            <text:p>-0.2656379</text:p>
          </table:table-cell>
          <table:table-cell table:formula="of:=[.$N$1]*[.D38]" office:value-type="float" office:value="-0.226923239222141" calcext:value-type="float">
            <text:p>-0.226923239222141</text:p>
          </table:table-cell>
          <table:table-cell table:number-columns-repeated="9"/>
        </table:table-row>
        <table:table-row table:style-name="ro1">
          <table:table-cell office:value-type="time" office:time-value="PT15H34M49.997S" calcext:value-type="time">
            <text:p>15:34:50.00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3576391" calcext:value-type="float">
            <text:p>-3.58E-10</text:p>
          </table:table-cell>
          <table:table-cell table:formula="of:=[.C39]*10^9" office:value-type="float" office:value="-0.3576391" calcext:value-type="float">
            <text:p>-0.3576391</text:p>
          </table:table-cell>
          <table:table-cell table:formula="of:=[.$N$1]*[.D39]" office:value-type="float" office:value="-0.30551597887384" calcext:value-type="float">
            <text:p>-0.30551597887384</text:p>
          </table:table-cell>
          <table:table-cell table:number-columns-repeated="9"/>
        </table:table-row>
        <table:table-row table:style-name="ro1">
          <table:table-cell office:value-type="time" office:time-value="PT15H34M50.38S" calcext:value-type="time">
            <text:p>15:34:50.38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126015" calcext:value-type="float">
            <text:p>-1.26E-10</text:p>
          </table:table-cell>
          <table:table-cell table:formula="of:=[.C40]*10^9" office:value-type="float" office:value="-0.126015" calcext:value-type="float">
            <text:p>-0.126015</text:p>
          </table:table-cell>
          <table:table-cell table:formula="of:=[.$N$1]*[.D40]" office:value-type="float" office:value="-0.10764929247889" calcext:value-type="float">
            <text:p>-0.10764929247889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E39:.E43])" office:value-type="float" office:value="-0.175973334385352" calcext:value-type="float">
            <text:p>-0.175973334385352</text:p>
          </table:table-cell>
          <table:table-cell office:value-type="float" office:value="0.05" calcext:value-type="float">
            <text:p>0.05</text:p>
          </table:table-cell>
          <table:table-cell table:formula="of:=SQRT(([.H40]*[.$N$2])^2+([.$N$1]*[.L40])^2)" office:value-type="float" office:value="0.111884303306179" calcext:value-type="float">
            <text:p>0.111884303306179</text:p>
          </table:table-cell>
          <table:table-cell/>
          <table:table-cell table:formula="of:=(MAX([.E39:.E43])-MIN([.E39:.E43]))/2" office:value-type="float" office:value="0.13096358439593" calcext:value-type="float">
            <text:p>0.13096358439593</text:p>
          </table:table-cell>
          <table:table-cell table:number-columns-repeated="2"/>
        </table:table-row>
        <table:table-row table:style-name="ro1">
          <table:table-cell office:value-type="time" office:time-value="PT15H34M50.763S" calcext:value-type="time">
            <text:p>15:34:50.76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1857819" calcext:value-type="float">
            <text:p>-1.86E-10</text:p>
          </table:table-cell>
          <table:table-cell table:formula="of:=[.C41]*10^9" office:value-type="float" office:value="-0.1857819" calcext:value-type="float">
            <text:p>-0.1857819</text:p>
          </table:table-cell>
          <table:table-cell table:formula="of:=[.$N$1]*[.D41]" office:value-type="float" office:value="-0.158705630999356" calcext:value-type="float">
            <text:p>-0.158705630999356</text:p>
          </table:table-cell>
          <table:table-cell table:number-columns-repeated="9"/>
        </table:table-row>
        <table:table-row table:style-name="ro1">
          <table:table-cell office:value-type="time" office:time-value="PT15H34M51.146S" calcext:value-type="time">
            <text:p>15:34:51.15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3095166" calcext:value-type="float">
            <text:p>-3.10E-10</text:p>
          </table:table-cell>
          <table:table-cell table:formula="of:=[.C42]*10^9" office:value-type="float" office:value="-0.3095166" calcext:value-type="float">
            <text:p>-0.3095166</text:p>
          </table:table-cell>
          <table:table-cell table:formula="of:=[.$N$1]*[.D42]" office:value-type="float" office:value="-0.264406959492692" calcext:value-type="float">
            <text:p>-0.264406959492692</text:p>
          </table:table-cell>
          <table:table-cell table:number-columns-repeated="9"/>
        </table:table-row>
        <table:table-row table:style-name="ro1">
          <table:table-cell office:value-type="time" office:time-value="PT15H34M51.53S" calcext:value-type="time">
            <text:p>15:34:51.53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05102536" calcext:value-type="float">
            <text:p>-5.10E-11</text:p>
          </table:table-cell>
          <table:table-cell table:formula="of:=[.C43]*10^9" office:value-type="float" office:value="-0.05102536" calcext:value-type="float">
            <text:p>-0.05102536</text:p>
          </table:table-cell>
          <table:table-cell table:formula="of:=[.$N$1]*[.D43]" office:value-type="float" office:value="-0.0435888100819795" calcext:value-type="float">
            <text:p>-0.04358881008198</text:p>
          </table:table-cell>
          <table:table-cell table:number-columns-repeated="9"/>
        </table:table-row>
        <table:table-row table:style-name="ro1">
          <table:table-cell office:value-type="time" office:time-value="PT15H34M51.915S" calcext:value-type="time">
            <text:p>15:34:51.92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529662" calcext:value-type="float">
            <text:p>-1.53E-10</text:p>
          </table:table-cell>
          <table:table-cell table:formula="of:=[.C44]*10^9" office:value-type="float" office:value="-0.1529662" calcext:value-type="float">
            <text:p>-0.1529662</text:p>
          </table:table-cell>
          <table:table-cell table:formula="of:=[.$N$1]*[.D44]" office:value-type="float" office:value="-0.130672564402526" calcext:value-type="float">
            <text:p>-0.130672564402526</text:p>
          </table:table-cell>
          <table:table-cell table:number-columns-repeated="9"/>
        </table:table-row>
        <table:table-row table:style-name="ro1">
          <table:table-cell office:value-type="time" office:time-value="PT15H34M52.298S" calcext:value-type="time">
            <text:p>15:34:52.30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3503602" calcext:value-type="float">
            <text:p>-3.50E-10</text:p>
          </table:table-cell>
          <table:table-cell table:formula="of:=[.C45]*10^9" office:value-type="float" office:value="-0.3503602" calcext:value-type="float">
            <text:p>-0.3503602</text:p>
          </table:table-cell>
          <table:table-cell table:formula="of:=[.$N$1]*[.D45]" office:value-type="float" office:value="-0.299297922015334" calcext:value-type="float">
            <text:p>-0.299297922015334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E44:.E48])" office:value-type="float" office:value="-0.210913508989422" calcext:value-type="float">
            <text:p>-0.210913508989422</text:p>
          </table:table-cell>
          <table:table-cell office:value-type="float" office:value="0.05" calcext:value-type="float">
            <text:p>0.05</text:p>
          </table:table-cell>
          <table:table-cell table:formula="of:=SQRT(([.H45]*[.$N$2])^2+([.$N$1]*[.L45])^2)" office:value-type="float" office:value="0.104300345041969" calcext:value-type="float">
            <text:p>0.104300345041969</text:p>
          </table:table-cell>
          <table:table-cell/>
          <table:table-cell table:formula="of:=(MAX([.E44:.E48])-MIN([.E44:.E48]))/2" office:value-type="float" office:value="0.122080909626176" calcext:value-type="float">
            <text:p>0.122080909626176</text:p>
          </table:table-cell>
          <table:table-cell table:number-columns-repeated="2"/>
        </table:table-row>
        <table:table-row table:style-name="ro1">
          <table:table-cell office:value-type="time" office:time-value="PT15H34M52.682S" calcext:value-type="time">
            <text:p>15:34:52.68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090163" calcext:value-type="float">
            <text:p>-9.02E-11</text:p>
          </table:table-cell>
          <table:table-cell table:formula="of:=[.C46]*10^9" office:value-type="float" office:value="-0.090163" calcext:value-type="float">
            <text:p>-0.090163</text:p>
          </table:table-cell>
          <table:table-cell table:formula="of:=[.$N$1]*[.D46]" office:value-type="float" office:value="-0.0770224430248316" calcext:value-type="float">
            <text:p>-0.077022443024832</text:p>
          </table:table-cell>
          <table:table-cell table:number-columns-repeated="9"/>
        </table:table-row>
        <table:table-row table:style-name="ro1">
          <table:table-cell office:value-type="time" office:time-value="PT15H34M53.065S" calcext:value-type="time">
            <text:p>15:34:53.07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3759805" calcext:value-type="float">
            <text:p>-3.76E-10</text:p>
          </table:table-cell>
          <table:table-cell table:formula="of:=[.C47]*10^9" office:value-type="float" office:value="-0.3759805" calcext:value-type="float">
            <text:p>-0.3759805</text:p>
          </table:table-cell>
          <table:table-cell table:formula="of:=[.$N$1]*[.D47]" office:value-type="float" office:value="-0.321184262277183" calcext:value-type="float">
            <text:p>-0.321184262277183</text:p>
          </table:table-cell>
          <table:table-cell table:number-columns-repeated="9"/>
        </table:table-row>
        <table:table-row table:style-name="ro1">
          <table:table-cell office:value-type="time" office:time-value="PT15H34M53.449S" calcext:value-type="time">
            <text:p>15:34:53.45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650141" calcext:value-type="float">
            <text:p>-2.65E-10</text:p>
          </table:table-cell>
          <table:table-cell table:formula="of:=[.C48]*10^9" office:value-type="float" office:value="-0.2650141" calcext:value-type="float">
            <text:p>-0.2650141</text:p>
          </table:table-cell>
          <table:table-cell table:formula="of:=[.$N$1]*[.D48]" office:value-type="float" office:value="-0.226390353227233" calcext:value-type="float">
            <text:p>-0.226390353227233</text:p>
          </table:table-cell>
          <table:table-cell table:number-columns-repeated="9"/>
        </table:table-row>
        <table:table-row table:style-name="ro1">
          <table:table-cell office:value-type="time" office:time-value="PT15H34M53.834S" calcext:value-type="time">
            <text:p>15:34:53.83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1357889" calcext:value-type="float">
            <text:p>-1.36E-10</text:p>
          </table:table-cell>
          <table:table-cell table:formula="of:=[.C49]*10^9" office:value-type="float" office:value="-0.1357889" calcext:value-type="float">
            <text:p>-0.1357889</text:p>
          </table:table-cell>
          <table:table-cell table:formula="of:=[.$N$1]*[.D49]" office:value-type="float" office:value="-0.115998722465474" calcext:value-type="float">
            <text:p>-0.115998722465474</text:p>
          </table:table-cell>
          <table:table-cell table:number-columns-repeated="9"/>
        </table:table-row>
        <table:table-row table:style-name="ro1">
          <table:table-cell office:value-type="time" office:time-value="PT15H34M54.217S" calcext:value-type="time">
            <text:p>15:34:54.22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663728" calcext:value-type="float">
            <text:p>-3.66E-10</text:p>
          </table:table-cell>
          <table:table-cell table:formula="of:=[.C50]*10^9" office:value-type="float" office:value="-0.3663728" calcext:value-type="float">
            <text:p>-0.3663728</text:p>
          </table:table-cell>
          <table:table-cell table:formula="of:=[.$N$1]*[.D50]" office:value-type="float" office:value="-0.312976809931435" calcext:value-type="float">
            <text:p>-0.312976809931435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E49:.E53])" office:value-type="float" office:value="-0.239109875500946" calcext:value-type="float">
            <text:p>-0.239109875500946</text:p>
          </table:table-cell>
          <table:table-cell table:style-name="ce3" office:value-type="float" office:value="0.05" calcext:value-type="float">
            <text:p>0.05</text:p>
          </table:table-cell>
          <table:table-cell table:formula="of:=SQRT(([.H50]*[.$N$2])^2+([.$N$1]*[.L50])^2)" office:value-type="float" office:value="0.0883715486423428" calcext:value-type="float">
            <text:p>0.088371548642343</text:p>
          </table:table-cell>
          <table:table-cell/>
          <table:table-cell table:formula="of:=(MAX([.E49:.E53])-MIN([.E49:.E53]))/2" office:value-type="float" office:value="0.103427422456872" calcext:value-type="float">
            <text:p>0.103427422456872</text:p>
          </table:table-cell>
          <table:table-cell table:number-columns-repeated="2"/>
        </table:table-row>
        <table:table-row table:style-name="ro1">
          <table:table-cell office:value-type="time" office:time-value="PT15H34M54.601S" calcext:value-type="time">
            <text:p>15:34:54.60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848533" calcext:value-type="float">
            <text:p>-2.85E-10</text:p>
          </table:table-cell>
          <table:table-cell table:formula="of:=[.C51]*10^9" office:value-type="float" office:value="-0.2848533" calcext:value-type="float">
            <text:p>-0.2848533</text:p>
          </table:table-cell>
          <table:table-cell table:formula="of:=[.$N$1]*[.D51]" office:value-type="float" office:value="-0.243338143913637" calcext:value-type="float">
            <text:p>-0.243338143913637</text:p>
          </table:table-cell>
          <table:table-cell table:number-columns-repeated="9"/>
        </table:table-row>
        <table:table-row table:style-name="ro1">
          <table:table-cell office:value-type="time" office:time-value="PT15H34M54.984S" calcext:value-type="time">
            <text:p>15:34:54.98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345687" calcext:value-type="float">
            <text:p>-2.35E-10</text:p>
          </table:table-cell>
          <table:table-cell table:formula="of:=[.C52]*10^9" office:value-type="float" office:value="-0.2345687" calcext:value-type="float">
            <text:p>-0.2345687</text:p>
          </table:table-cell>
          <table:table-cell table:formula="of:=[.$N$1]*[.D52]" office:value-type="float" office:value="-0.200382133814966" calcext:value-type="float">
            <text:p>-0.200382133814966</text:p>
          </table:table-cell>
          <table:table-cell table:number-columns-repeated="9"/>
        </table:table-row>
        <table:table-row table:style-name="ro1">
          <table:table-cell office:value-type="time" office:time-value="PT15H34M55.368S" calcext:value-type="time">
            <text:p>15:34:55.37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779346" calcext:value-type="float">
            <text:p>-3.78E-10</text:p>
          </table:table-cell>
          <table:table-cell table:formula="of:=[.C53]*10^9" office:value-type="float" office:value="-0.3779346" calcext:value-type="float">
            <text:p>-0.3779346</text:p>
          </table:table-cell>
          <table:table-cell table:formula="of:=[.$N$1]*[.D53]" office:value-type="float" office:value="-0.322853567379219" calcext:value-type="float">
            <text:p>-0.322853567379219</text:p>
          </table:table-cell>
          <table:table-cell table:number-columns-repeated="9"/>
        </table:table-row>
        <table:table-row table:style-name="ro1">
          <table:table-cell office:value-type="time" office:time-value="PT15H34M55.753S" calcext:value-type="time">
            <text:p>15:34:55.75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2763272" calcext:value-type="float">
            <text:p>-2.76E-10</text:p>
          </table:table-cell>
          <table:table-cell table:formula="of:=[.C54]*10^9" office:value-type="float" office:value="-0.2763272" calcext:value-type="float">
            <text:p>-0.2763272</text:p>
          </table:table-cell>
          <table:table-cell table:formula="of:=[.$N$1]*[.D54]" office:value-type="float" office:value="-0.236054656768422" calcext:value-type="float">
            <text:p>-0.236054656768422</text:p>
          </table:table-cell>
          <table:table-cell table:number-columns-repeated="9"/>
        </table:table-row>
        <table:table-row table:style-name="ro1">
          <table:table-cell office:value-type="time" office:time-value="PT15H34M56.136S" calcext:value-type="time">
            <text:p>15:34:56.14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2051639" calcext:value-type="float">
            <text:p>-2.05E-10</text:p>
          </table:table-cell>
          <table:table-cell table:formula="of:=[.C55]*10^9" office:value-type="float" office:value="-0.2051639" calcext:value-type="float">
            <text:p>-0.2051639</text:p>
          </table:table-cell>
          <table:table-cell table:formula="of:=[.$N$1]*[.D55]" office:value-type="float" office:value="-0.175262855034795" calcext:value-type="float">
            <text:p>-0.175262855034795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E54:.E58])" office:value-type="float" office:value="-0.211894039722239" calcext:value-type="float">
            <text:p>-0.211894039722239</text:p>
          </table:table-cell>
          <table:table-cell office:value-type="float" office:value="0.05" calcext:value-type="float">
            <text:p>0.05</text:p>
          </table:table-cell>
          <table:table-cell table:formula="of:=SQRT(([.H55]*[.$N$2])^2+([.$N$1]*[.L55])^2)" office:value-type="float" office:value="0.120354646436044" calcext:value-type="float">
            <text:p>0.120354646436044</text:p>
          </table:table-cell>
          <table:table-cell/>
          <table:table-cell table:formula="of:=(MAX([.E54:.E58])-MIN([.E54:.E58]))/2" office:value-type="float" office:value="0.140875913137122" calcext:value-type="float">
            <text:p>0.140875913137122</text:p>
          </table:table-cell>
          <table:table-cell table:number-columns-repeated="2"/>
        </table:table-row>
        <table:table-row table:style-name="ro1">
          <table:table-cell office:value-type="time" office:time-value="PT15H34M56.52S" calcext:value-type="time">
            <text:p>15:34:56.52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3840901" calcext:value-type="float">
            <text:p>-3.84E-10</text:p>
          </table:table-cell>
          <table:table-cell table:formula="of:=[.C56]*10^9" office:value-type="float" office:value="-0.3840901" calcext:value-type="float">
            <text:p>-0.3840901</text:p>
          </table:table-cell>
          <table:table-cell table:formula="of:=[.$N$1]*[.D56]" office:value-type="float" office:value="-0.328111951062541" calcext:value-type="float">
            <text:p>-0.328111951062541</text:p>
          </table:table-cell>
          <table:table-cell table:number-columns-repeated="9"/>
        </table:table-row>
        <table:table-row table:style-name="ro1">
          <table:table-cell office:value-type="time" office:time-value="PT15H34M56.904S" calcext:value-type="time">
            <text:p>15:34:56.90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05426948" calcext:value-type="float">
            <text:p>-5.43E-11</text:p>
          </table:table-cell>
          <table:table-cell table:formula="of:=[.C57]*10^9" office:value-type="float" office:value="-0.05426948" calcext:value-type="float">
            <text:p>-0.05426948</text:p>
          </table:table-cell>
          <table:table-cell table:formula="of:=[.$N$1]*[.D57]" office:value-type="float" office:value="-0.0463601247882972" calcext:value-type="float">
            <text:p>-0.046360124788297</text:p>
          </table:table-cell>
          <table:table-cell table:number-columns-repeated="9"/>
        </table:table-row>
        <table:table-row table:style-name="ro1">
          <table:table-cell office:value-type="time" office:time-value="PT15H34M57.288S" calcext:value-type="time">
            <text:p>15:34:57.29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3203724" calcext:value-type="float">
            <text:p>-3.20E-10</text:p>
          </table:table-cell>
          <table:table-cell table:formula="of:=[.C58]*10^9" office:value-type="float" office:value="-0.3203724" calcext:value-type="float">
            <text:p>-0.3203724</text:p>
          </table:table-cell>
          <table:table-cell table:formula="of:=[.$N$1]*[.D58]" office:value-type="float" office:value="-0.273680610957139" calcext:value-type="float">
            <text:p>-0.273680610957139</text:p>
          </table:table-cell>
          <table:table-cell table:number-columns-repeated="9"/>
        </table:table-row>
        <table:table-row table:style-name="ro1">
          <table:table-cell office:value-type="time" office:time-value="PT15H34M57.672S" calcext:value-type="time">
            <text:p>15:34:57.67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4441077" calcext:value-type="float">
            <text:p>-4.44E-10</text:p>
          </table:table-cell>
          <table:table-cell table:formula="of:=[.C59]*10^9" office:value-type="float" office:value="-0.4441077" calcext:value-type="float">
            <text:p>-0.4441077</text:p>
          </table:table-cell>
          <table:table-cell table:formula="of:=[.$N$1]*[.D59]" office:value-type="float" office:value="-0.379382452005135" calcext:value-type="float">
            <text:p>-0.379382452005135</text:p>
          </table:table-cell>
          <table:table-cell table:number-columns-repeated="9"/>
        </table:table-row>
        <table:table-row table:style-name="ro1">
          <table:table-cell office:value-type="time" office:time-value="PT15H34M58.056S" calcext:value-type="time">
            <text:p>15:34:58.06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1425269" calcext:value-type="float">
            <text:p>-1.43E-10</text:p>
          </table:table-cell>
          <table:table-cell table:formula="of:=[.C60]*10^9" office:value-type="float" office:value="-0.1425269" calcext:value-type="float">
            <text:p>-0.1425269</text:p>
          </table:table-cell>
          <table:table-cell table:formula="of:=[.$N$1]*[.D60]" office:value-type="float" office:value="-0.121754711297937" calcext:value-type="float">
            <text:p>-0.121754711297937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E59:.E63])" office:value-type="float" office:value="-0.234725638413715" calcext:value-type="float">
            <text:p>-0.234725638413715</text:p>
          </table:table-cell>
          <table:table-cell office:value-type="float" office:value="0.05" calcext:value-type="float">
            <text:p>0.05</text:p>
          </table:table-cell>
          <table:table-cell table:formula="of:=SQRT(([.H60]*[.$N$2])^2+([.$N$1]*[.L60])^2)" office:value-type="float" office:value="0.128096262509834" calcext:value-type="float">
            <text:p>0.128096262509834</text:p>
          </table:table-cell>
          <table:table-cell/>
          <table:table-cell table:formula="of:=(MAX([.E59:.E63])-MIN([.E59:.E63]))/2" office:value-type="float" office:value="0.149936457187783" calcext:value-type="float">
            <text:p>0.149936457187783</text:p>
          </table:table-cell>
          <table:table-cell table:number-columns-repeated="2"/>
        </table:table-row>
        <table:table-row table:style-name="ro1">
          <table:table-cell office:value-type="time" office:time-value="PT15H34M58.44S" calcext:value-type="time">
            <text:p>15:34:58.44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3266942" calcext:value-type="float">
            <text:p>-3.27E-10</text:p>
          </table:table-cell>
          <table:table-cell table:formula="of:=[.C61]*10^9" office:value-type="float" office:value="-0.3266942" calcext:value-type="float">
            <text:p>-0.3266942</text:p>
          </table:table-cell>
          <table:table-cell table:formula="of:=[.$N$1]*[.D61]" office:value-type="float" office:value="-0.279081057707074" calcext:value-type="float">
            <text:p>-0.279081057707074</text:p>
          </table:table-cell>
          <table:table-cell table:number-columns-repeated="9"/>
        </table:table-row>
        <table:table-row table:style-name="ro1">
          <table:table-cell office:value-type="time" office:time-value="PT15H34M58.824S" calcext:value-type="time">
            <text:p>15:34:58.82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367454" calcext:value-type="float">
            <text:p>-3.67E-10</text:p>
          </table:table-cell>
          <table:table-cell table:formula="of:=[.C62]*10^9" office:value-type="float" office:value="-0.367454" calcext:value-type="float">
            <text:p>-0.367454</text:p>
          </table:table-cell>
          <table:table-cell table:formula="of:=[.$N$1]*[.D62]" office:value-type="float" office:value="-0.313900433428862" calcext:value-type="float">
            <text:p>-0.313900433428862</text:p>
          </table:table-cell>
          <table:table-cell table:number-columns-repeated="9"/>
        </table:table-row>
        <table:table-row table:style-name="ro1">
          <table:table-cell office:value-type="time" office:time-value="PT15H34M59.208S" calcext:value-type="time">
            <text:p>15:34:59.2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09307441" calcext:value-type="float">
            <text:p>-9.31E-11</text:p>
          </table:table-cell>
          <table:table-cell table:formula="of:=[.C63]*10^9" office:value-type="float" office:value="-0.09307441" calcext:value-type="float">
            <text:p>-0.09307441</text:p>
          </table:table-cell>
          <table:table-cell table:formula="of:=[.$N$1]*[.D63]" office:value-type="float" office:value="-0.0795095376295688" calcext:value-type="float">
            <text:p>-0.079509537629569</text:p>
          </table:table-cell>
          <table:table-cell table:number-columns-repeated="9"/>
        </table:table-row>
        <table:table-row table:style-name="ro1">
          <table:table-cell office:value-type="time" office:time-value="PT15H34M59.592S" calcext:value-type="time">
            <text:p>15:34:59.59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3748158" calcext:value-type="float">
            <text:p>-3.75E-10</text:p>
          </table:table-cell>
          <table:table-cell table:formula="of:=[.C64]*10^9" office:value-type="float" office:value="-0.3748158" calcext:value-type="float">
            <text:p>-0.3748158</text:p>
          </table:table-cell>
          <table:table-cell table:formula="of:=[.$N$1]*[.D64]" office:value-type="float" office:value="-0.320189308256232" calcext:value-type="float">
            <text:p>-0.320189308256232</text:p>
          </table:table-cell>
          <table:table-cell table:number-columns-repeated="9"/>
        </table:table-row>
        <table:table-row table:style-name="ro1">
          <table:table-cell office:value-type="time" office:time-value="PT15H34M59.975S" calcext:value-type="time">
            <text:p>15:34:59.98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4309224" calcext:value-type="float">
            <text:p>-4.31E-10</text:p>
          </table:table-cell>
          <table:table-cell table:formula="of:=[.C65]*10^9" office:value-type="float" office:value="-0.4309224" calcext:value-type="float">
            <text:p>-0.4309224</text:p>
          </table:table-cell>
          <table:table-cell table:formula="of:=[.$N$1]*[.D65]" office:value-type="float" office:value="-0.368118807073009" calcext:value-type="float">
            <text:p>-0.368118807073009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E64:.E68])" office:value-type="float" office:value="-0.297499777756915" calcext:value-type="float">
            <text:p>-0.297499777756915</text:p>
          </table:table-cell>
          <table:table-cell office:value-type="float" office:value="0.05" calcext:value-type="float">
            <text:p>0.05</text:p>
          </table:table-cell>
          <table:table-cell table:formula="of:=SQRT(([.H65]*[.$N$2])^2+([.$N$1]*[.L65])^2)" office:value-type="float" office:value="0.0991230186345447" calcext:value-type="float">
            <text:p>0.099123018634545</text:p>
          </table:table-cell>
          <table:table-cell/>
          <table:table-cell table:formula="of:=(MAX([.E64:.E68])-MIN([.E64:.E68]))/2" office:value-type="float" office:value="0.116005214824502" calcext:value-type="float">
            <text:p>0.116005214824502</text:p>
          </table:table-cell>
          <table:table-cell table:number-columns-repeated="2"/>
        </table:table-row>
        <table:table-row table:style-name="ro1">
          <table:table-cell office:value-type="time" office:time-value="PT15H35M00.359S" calcext:value-type="time">
            <text:p>15:35:00.36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1638633" calcext:value-type="float">
            <text:p>-1.64E-10</text:p>
          </table:table-cell>
          <table:table-cell table:formula="of:=[.C66]*10^9" office:value-type="float" office:value="-0.1638633" calcext:value-type="float">
            <text:p>-0.1638633</text:p>
          </table:table-cell>
          <table:table-cell table:formula="of:=[.$N$1]*[.D66]" office:value-type="float" office:value="-0.139981496712741" calcext:value-type="float">
            <text:p>-0.139981496712741</text:p>
          </table:table-cell>
          <table:table-cell table:number-columns-repeated="9"/>
        </table:table-row>
        <table:table-row table:style-name="ro1">
          <table:table-cell office:value-type="time" office:time-value="PT15H35M00.743S" calcext:value-type="time">
            <text:p>15:35:00.74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3362186" calcext:value-type="float">
            <text:p>-3.36E-10</text:p>
          </table:table-cell>
          <table:table-cell table:formula="of:=[.C67]*10^9" office:value-type="float" office:value="-0.3362186" calcext:value-type="float">
            <text:p>-0.3362186</text:p>
          </table:table-cell>
          <table:table-cell table:formula="of:=[.$N$1]*[.D67]" office:value-type="float" office:value="-0.287217350380851" calcext:value-type="float">
            <text:p>-0.287217350380851</text:p>
          </table:table-cell>
          <table:table-cell table:number-columns-repeated="9"/>
        </table:table-row>
        <table:table-row table:style-name="ro1">
          <table:table-cell office:value-type="time" office:time-value="PT15H35M01.126S" calcext:value-type="time">
            <text:p>15:35:01.13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4354563" calcext:value-type="float">
            <text:p>-4.35E-10</text:p>
          </table:table-cell>
          <table:table-cell table:formula="of:=[.C68]*10^9" office:value-type="float" office:value="-0.4354563" calcext:value-type="float">
            <text:p>-0.4354563</text:p>
          </table:table-cell>
          <table:table-cell table:formula="of:=[.$N$1]*[.D68]" office:value-type="float" office:value="-0.371991926361744" calcext:value-type="float">
            <text:p>-0.371991926361744</text:p>
          </table:table-cell>
          <table:table-cell table:number-columns-repeated="9"/>
        </table:table-row>
        <table:table-row table:style-name="ro1">
          <table:table-cell office:value-type="time" office:time-value="PT15H35M01.509S" calcext:value-type="time">
            <text:p>15:35:01.51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834529" calcext:value-type="float">
            <text:p>-1.83E-10</text:p>
          </table:table-cell>
          <table:table-cell table:formula="of:=[.C69]*10^9" office:value-type="float" office:value="-0.1834529" calcext:value-type="float">
            <text:p>-0.1834529</text:p>
          </table:table-cell>
          <table:table-cell table:formula="of:=[.$N$1]*[.D69]" office:value-type="float" office:value="-0.156716064660561" calcext:value-type="float">
            <text:p>-0.156716064660561</text:p>
          </table:table-cell>
          <table:table-cell table:number-columns-repeated="9"/>
        </table:table-row>
        <table:table-row table:style-name="ro1">
          <table:table-cell office:value-type="time" office:time-value="PT15H35M01.893S" calcext:value-type="time">
            <text:p>15:35:01.89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466567" calcext:value-type="float">
            <text:p>-4.67E-10</text:p>
          </table:table-cell>
          <table:table-cell table:formula="of:=[.C70]*10^9" office:value-type="float" office:value="-0.466567" calcext:value-type="float">
            <text:p>-0.466567</text:p>
          </table:table-cell>
          <table:table-cell table:formula="of:=[.$N$1]*[.D70]" office:value-type="float" office:value="-0.39856848346624" calcext:value-type="float">
            <text:p>-0.39856848346624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E69:.E73])" office:value-type="float" office:value="-0.214651194251815" calcext:value-type="float">
            <text:p>-0.214651194251815</text:p>
          </table:table-cell>
          <table:table-cell office:value-type="float" office:value="0.05" calcext:value-type="float">
            <text:p>0.05</text:p>
          </table:table-cell>
          <table:table-cell table:formula="of:=SQRT(([.H70]*[.$N$2])^2+([.$N$1]*[.L70])^2)" office:value-type="float" office:value="0.11774516985939" calcext:value-type="float">
            <text:p>0.11774516985939</text:p>
          </table:table-cell>
          <table:table-cell/>
          <table:table-cell table:formula="of:=(MAX([.E69:.E73])-MIN([.E69:.E73]))/2" office:value-type="float" office:value="0.137820651691709" calcext:value-type="float">
            <text:p>0.137820651691709</text:p>
          </table:table-cell>
          <table:table-cell table:number-columns-repeated="2"/>
        </table:table-row>
        <table:table-row table:style-name="ro1">
          <table:table-cell office:value-type="time" office:time-value="PT15H35M02.277S" calcext:value-type="time">
            <text:p>15:35:02.28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2149792" calcext:value-type="float">
            <text:p>-2.15E-10</text:p>
          </table:table-cell>
          <table:table-cell table:formula="of:=[.C71]*10^9" office:value-type="float" office:value="-0.2149792" calcext:value-type="float">
            <text:p>-0.2149792</text:p>
          </table:table-cell>
          <table:table-cell table:formula="of:=[.$N$1]*[.D71]" office:value-type="float" office:value="-0.183647651292924" calcext:value-type="float">
            <text:p>-0.183647651292924</text:p>
          </table:table-cell>
          <table:table-cell table:number-columns-repeated="9"/>
        </table:table-row>
        <table:table-row table:style-name="ro1">
          <table:table-cell office:value-type="time" office:time-value="PT15H35M02.662S" calcext:value-type="time">
            <text:p>15:35:02.66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438994" calcext:value-type="float">
            <text:p>-1.44E-10</text:p>
          </table:table-cell>
          <table:table-cell table:formula="of:=[.C72]*10^9" office:value-type="float" office:value="-0.1438994" calcext:value-type="float">
            <text:p>-0.1438994</text:p>
          </table:table-cell>
          <table:table-cell table:formula="of:=[.$N$1]*[.D72]" office:value-type="float" office:value="-0.122927180082822" calcext:value-type="float">
            <text:p>-0.122927180082822</text:p>
          </table:table-cell>
          <table:table-cell table:number-columns-repeated="9"/>
        </table:table-row>
        <table:table-row table:style-name="ro1">
          <table:table-cell office:value-type="time" office:time-value="PT15H35M03.045S" calcext:value-type="time">
            <text:p>15:35:03.05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2474623" calcext:value-type="float">
            <text:p>-2.47E-10</text:p>
          </table:table-cell>
          <table:table-cell table:formula="of:=[.C73]*10^9" office:value-type="float" office:value="-0.2474623" calcext:value-type="float">
            <text:p>-0.2474623</text:p>
          </table:table-cell>
          <table:table-cell table:formula="of:=[.$N$1]*[.D73]" office:value-type="float" office:value="-0.211396591756527" calcext:value-type="float">
            <text:p>-0.211396591756527</text:p>
          </table:table-cell>
          <table:table-cell table:number-columns-repeated="9"/>
        </table:table-row>
        <table:table-row table:style-name="ro1">
          <table:table-cell office:value-type="time" office:time-value="PT15H35M03.429S" calcext:value-type="time">
            <text:p>15:35:03.43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4759664" calcext:value-type="float">
            <text:p>-4.76E-10</text:p>
          </table:table-cell>
          <table:table-cell table:formula="of:=[.C74]*10^9" office:value-type="float" office:value="-0.4759664" calcext:value-type="float">
            <text:p>-0.4759664</text:p>
          </table:table-cell>
          <table:table-cell table:formula="of:=[.$N$1]*[.D74]" office:value-type="float" office:value="-0.406597993919171" calcext:value-type="float">
            <text:p>-0.406597993919171</text:p>
          </table:table-cell>
          <table:table-cell table:number-columns-repeated="9"/>
        </table:table-row>
        <table:table-row table:style-name="ro1">
          <table:table-cell office:value-type="time" office:time-value="PT15H35M03.804S" calcext:value-type="time">
            <text:p>15:35:03.80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1456878" calcext:value-type="float">
            <text:p>-1.46E-10</text:p>
          </table:table-cell>
          <table:table-cell table:formula="of:=[.C75]*10^9" office:value-type="float" office:value="-0.1456878" calcext:value-type="float">
            <text:p>-0.1456878</text:p>
          </table:table-cell>
          <table:table-cell table:formula="of:=[.$N$1]*[.D75]" office:value-type="float" office:value="-0.124454934672904" calcext:value-type="float">
            <text:p>-0.124454934672904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E74:.E78])" office:value-type="float" office:value="-0.27902430082105" calcext:value-type="float">
            <text:p>-0.27902430082105</text:p>
          </table:table-cell>
          <table:table-cell office:value-type="float" office:value="0.05" calcext:value-type="float">
            <text:p>0.05</text:p>
          </table:table-cell>
          <table:table-cell table:formula="of:=SQRT(([.H75]*[.$N$2])^2+([.$N$1]*[.L75])^2)" office:value-type="float" office:value="0.120529290664664" calcext:value-type="float">
            <text:p>0.120529290664664</text:p>
          </table:table-cell>
          <table:table-cell/>
          <table:table-cell table:formula="of:=(MAX([.E74:.E78])-MIN([.E74:.E78]))/2" office:value-type="float" office:value="0.141071529623133" calcext:value-type="float">
            <text:p>0.141071529623133</text:p>
          </table:table-cell>
          <table:table-cell table:number-columns-repeated="2"/>
        </table:table-row>
        <table:table-row table:style-name="ro1">
          <table:table-cell office:value-type="time" office:time-value="PT15H35M04.18S" calcext:value-type="time">
            <text:p>15:35:04.18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063283" calcext:value-type="float">
            <text:p>-2.06E-10</text:p>
          </table:table-cell>
          <table:table-cell table:formula="of:=[.C76]*10^9" office:value-type="float" office:value="-0.2063283" calcext:value-type="float">
            <text:p>-0.2063283</text:p>
          </table:table-cell>
          <table:table-cell table:formula="of:=[.$N$1]*[.D76]" office:value-type="float" office:value="-0.176257552778416" calcext:value-type="float">
            <text:p>-0.176257552778416</text:p>
          </table:table-cell>
          <table:table-cell table:number-columns-repeated="9"/>
        </table:table-row>
        <table:table-row table:style-name="ro1">
          <table:table-cell office:value-type="time" office:time-value="PT15H35M04.565S" calcext:value-type="time">
            <text:p>15:35:04.57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359278" calcext:value-type="float">
            <text:p>-3.36E-10</text:p>
          </table:table-cell>
          <table:table-cell table:formula="of:=[.C77]*10^9" office:value-type="float" office:value="-0.3359278" calcext:value-type="float">
            <text:p>-0.3359278</text:p>
          </table:table-cell>
          <table:table-cell table:formula="of:=[.$N$1]*[.D77]" office:value-type="float" office:value="-0.286968932222275" calcext:value-type="float">
            <text:p>-0.286968932222275</text:p>
          </table:table-cell>
          <table:table-cell table:number-columns-repeated="9"/>
        </table:table-row>
        <table:table-row table:style-name="ro1">
          <table:table-cell office:value-type="time" office:time-value="PT15H35M04.948S" calcext:value-type="time">
            <text:p>15:35:04.95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4692285" calcext:value-type="float">
            <text:p>-4.69E-10</text:p>
          </table:table-cell>
          <table:table-cell table:formula="of:=[.C78]*10^9" office:value-type="float" office:value="-0.4692285" calcext:value-type="float">
            <text:p>-0.4692285</text:p>
          </table:table-cell>
          <table:table-cell table:formula="of:=[.$N$1]*[.D78]" office:value-type="float" office:value="-0.400842090512485" calcext:value-type="float">
            <text:p>-0.400842090512485</text:p>
          </table:table-cell>
          <table:table-cell table:number-columns-repeated="9"/>
        </table:table-row>
        <table:table-row table:style-name="ro1">
          <table:table-cell office:value-type="time" office:time-value="PT15H35M05.332S" calcext:value-type="time">
            <text:p>15:35:05.33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3160475" calcext:value-type="float">
            <text:p>-3.16E-10</text:p>
          </table:table-cell>
          <table:table-cell table:formula="of:=[.C79]*10^9" office:value-type="float" office:value="-0.3160475" calcext:value-type="float">
            <text:p>-0.3160475</text:p>
          </table:table-cell>
          <table:table-cell table:formula="of:=[.$N$1]*[.D79]" office:value-type="float" office:value="-0.269986031541657" calcext:value-type="float">
            <text:p>-0.269986031541657</text:p>
          </table:table-cell>
          <table:table-cell table:number-columns-repeated="9"/>
        </table:table-row>
        <table:table-row table:style-name="ro1">
          <table:table-cell office:value-type="time" office:time-value="PT15H35M05.715S" calcext:value-type="time">
            <text:p>15:35:05.72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3205389" calcext:value-type="float">
            <text:p>-3.21E-10</text:p>
          </table:table-cell>
          <table:table-cell table:formula="of:=[.C80]*10^9" office:value-type="float" office:value="-0.3205389" calcext:value-type="float">
            <text:p>-0.3205389</text:p>
          </table:table-cell>
          <table:table-cell table:formula="of:=[.$N$1]*[.D80]" office:value-type="float" office:value="-0.273822844875306" calcext:value-type="float">
            <text:p>-0.273822844875306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E79:.E83])" office:value-type="float" office:value="-0.26297197729608" calcext:value-type="float">
            <text:p>-0.26297197729608</text:p>
          </table:table-cell>
          <table:table-cell office:value-type="float" office:value="0.05" calcext:value-type="float">
            <text:p>0.05</text:p>
          </table:table-cell>
          <table:table-cell table:formula="of:=SQRT(([.H80]*[.$N$2])^2+([.$N$1]*[.L80])^2)" office:value-type="float" office:value="0.139692136282771" calcext:value-type="float">
            <text:p>0.139692136282771</text:p>
          </table:table-cell>
          <table:table-cell/>
          <table:table-cell table:formula="of:=(MAX([.E79:.E83])-MIN([.E79:.E83]))/2" office:value-type="float" office:value="0.163508567154327" calcext:value-type="float">
            <text:p>0.163508567154327</text:p>
          </table:table-cell>
          <table:table-cell table:number-columns-repeated="2"/>
        </table:table-row>
        <table:table-row table:style-name="ro1">
          <table:table-cell office:value-type="time" office:time-value="PT15H35M06.099S" calcext:value-type="time">
            <text:p>15:35:06.10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5062033" calcext:value-type="float">
            <text:p>-5.06E-10</text:p>
          </table:table-cell>
          <table:table-cell table:formula="of:=[.C81]*10^9" office:value-type="float" office:value="-0.5062033" calcext:value-type="float">
            <text:p>-0.5062033</text:p>
          </table:table-cell>
          <table:table-cell table:formula="of:=[.$N$1]*[.D81]" office:value-type="float" office:value="-0.432428100587067" calcext:value-type="float">
            <text:p>-0.432428100587067</text:p>
          </table:table-cell>
          <table:table-cell table:number-columns-repeated="9"/>
        </table:table-row>
        <table:table-row table:style-name="ro1">
          <table:table-cell office:value-type="time" office:time-value="PT15H35M06.483S" calcext:value-type="time">
            <text:p>15:35:06.48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729995" calcext:value-type="float">
            <text:p>-2.73E-10</text:p>
          </table:table-cell>
          <table:table-cell table:formula="of:=[.C82]*10^9" office:value-type="float" office:value="-0.2729995" calcext:value-type="float">
            <text:p>-0.2729995</text:p>
          </table:table-cell>
          <table:table-cell table:formula="of:=[.$N$1]*[.D82]" office:value-type="float" office:value="-0.233211943197958" calcext:value-type="float">
            <text:p>-0.233211943197958</text:p>
          </table:table-cell>
          <table:table-cell table:number-columns-repeated="9"/>
        </table:table-row>
        <table:table-row table:style-name="ro1">
          <table:table-cell office:value-type="time" office:time-value="PT15H35M06.867S" calcext:value-type="time">
            <text:p>15:35:06.87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1233948" calcext:value-type="float">
            <text:p>-1.23E-10</text:p>
          </table:table-cell>
          <table:table-cell table:formula="of:=[.C83]*10^9" office:value-type="float" office:value="-0.1233948" calcext:value-type="float">
            <text:p>-0.1233948</text:p>
          </table:table-cell>
          <table:table-cell table:formula="of:=[.$N$1]*[.D83]" office:value-type="float" office:value="-0.105410966278412" calcext:value-type="float">
            <text:p>-0.105410966278412</text:p>
          </table:table-cell>
          <table:table-cell table:number-columns-repeated="9"/>
        </table:table-row>
        <table:table-row table:style-name="ro1">
          <table:table-cell office:value-type="time" office:time-value="PT15H35M07.251S" calcext:value-type="time">
            <text:p>15:35:07.25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160536" calcext:value-type="float">
            <text:p>-1.61E-10</text:p>
          </table:table-cell>
          <table:table-cell table:formula="of:=[.C84]*10^9" office:value-type="float" office:value="-0.160536" calcext:value-type="float">
            <text:p>-0.160536</text:p>
          </table:table-cell>
          <table:table-cell table:formula="of:=[.$N$1]*[.D84]" office:value-type="float" office:value="-0.137139124845384" calcext:value-type="float">
            <text:p>-0.137139124845384</text:p>
          </table:table-cell>
          <table:table-cell table:number-columns-repeated="9"/>
        </table:table-row>
        <table:table-row table:style-name="ro1">
          <table:table-cell office:value-type="time" office:time-value="PT15H35M07.634S" calcext:value-type="time">
            <text:p>15:35:07.63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4525086" calcext:value-type="float">
            <text:p>-4.53E-10</text:p>
          </table:table-cell>
          <table:table-cell table:formula="of:=[.C85]*10^9" office:value-type="float" office:value="-0.4525086" calcext:value-type="float">
            <text:p>-0.4525086</text:p>
          </table:table-cell>
          <table:table-cell table:formula="of:=[.$N$1]*[.D85]" office:value-type="float" office:value="-0.386558986077951" calcext:value-type="float">
            <text:p>-0.386558986077951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E84:.E88])" office:value-type="float" office:value="-0.217592967552913" calcext:value-type="float">
            <text:p>-0.217592967552913</text:p>
          </table:table-cell>
          <table:table-cell office:value-type="float" office:value="0.05" calcext:value-type="float">
            <text:p>0.05</text:p>
          </table:table-cell>
          <table:table-cell table:formula="of:=SQRT(([.H85]*[.$N$2])^2+([.$N$1]*[.L85])^2)" office:value-type="float" office:value="0.106546700247529" calcext:value-type="float">
            <text:p>0.106546700247529</text:p>
          </table:table-cell>
          <table:table-cell/>
          <table:table-cell table:formula="of:=(MAX([.E84:.E88])-MIN([.E84:.E88]))/2" office:value-type="float" office:value="0.124709930616283" calcext:value-type="float">
            <text:p>0.124709930616283</text:p>
          </table:table-cell>
          <table:table-cell table:number-columns-repeated="2"/>
        </table:table-row>
        <table:table-row table:style-name="ro1">
          <table:table-cell office:value-type="time" office:time-value="PT15H35M08.018S" calcext:value-type="time">
            <text:p>15:35:08.02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289428" calcext:value-type="float">
            <text:p>-2.89E-10</text:p>
          </table:table-cell>
          <table:table-cell table:formula="of:=[.C86]*10^9" office:value-type="float" office:value="-0.289428" calcext:value-type="float">
            <text:p>-0.289428</text:p>
          </table:table-cell>
          <table:table-cell table:formula="of:=[.$N$1]*[.D86]" office:value-type="float" office:value="-0.247246116919257" calcext:value-type="float">
            <text:p>-0.247246116919257</text:p>
          </table:table-cell>
          <table:table-cell table:number-columns-repeated="9"/>
        </table:table-row>
        <table:table-row table:style-name="ro1">
          <table:table-cell office:value-type="time" office:time-value="PT15H35M08.402S" calcext:value-type="time">
            <text:p>15:35:08.40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1810821" calcext:value-type="float">
            <text:p>-1.81E-10</text:p>
          </table:table-cell>
          <table:table-cell table:formula="of:=[.C87]*10^9" office:value-type="float" office:value="-0.1810821" calcext:value-type="float">
            <text:p>-0.1810821</text:p>
          </table:table-cell>
          <table:table-cell table:formula="of:=[.$N$1]*[.D87]" office:value-type="float" office:value="-0.154690790347114" calcext:value-type="float">
            <text:p>-0.154690790347114</text:p>
          </table:table-cell>
          <table:table-cell table:number-columns-repeated="9"/>
        </table:table-row>
        <table:table-row table:style-name="ro1">
          <table:table-cell office:value-type="time" office:time-value="PT15H35M08.786S" calcext:value-type="time">
            <text:p>15:35:08.79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1900244" calcext:value-type="float">
            <text:p>-1.90E-10</text:p>
          </table:table-cell>
          <table:table-cell table:formula="of:=[.C88]*10^9" office:value-type="float" office:value="-0.1900244" calcext:value-type="float">
            <text:p>-0.1900244</text:p>
          </table:table-cell>
          <table:table-cell table:formula="of:=[.$N$1]*[.D88]" office:value-type="float" office:value="-0.162329819574857" calcext:value-type="float">
            <text:p>-0.162329819574857</text:p>
          </table:table-cell>
          <table:table-cell table:number-columns-repeated="9"/>
        </table:table-row>
        <table:table-row table:style-name="ro1">
          <table:table-cell office:value-type="time" office:time-value="PT15H35M09.17S" calcext:value-type="time">
            <text:p>15:35:09.17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3312278" calcext:value-type="float">
            <text:p>-3.31E-10</text:p>
          </table:table-cell>
          <table:table-cell table:formula="of:=[.C89]*10^9" office:value-type="float" office:value="-0.3312278" calcext:value-type="float">
            <text:p>-0.3312278</text:p>
          </table:table-cell>
          <table:table-cell table:formula="of:=[.$N$1]*[.D89]" office:value-type="float" office:value="-0.28295392071848" calcext:value-type="float">
            <text:p>-0.28295392071848</text:p>
          </table:table-cell>
          <table:table-cell table:number-columns-repeated="9"/>
        </table:table-row>
        <table:table-row table:style-name="ro1">
          <table:table-cell office:value-type="time" office:time-value="PT15H35M09.555S" calcext:value-type="time">
            <text:p>15:35:09.56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442277" calcext:value-type="float">
            <text:p>-4.42E-10</text:p>
          </table:table-cell>
          <table:table-cell table:formula="of:=[.C90]*10^9" office:value-type="float" office:value="-0.442277" calcext:value-type="float">
            <text:p>-0.442277</text:p>
          </table:table-cell>
          <table:table-cell table:formula="of:=[.$N$1]*[.D90]" office:value-type="float" office:value="-0.377818562311518" calcext:value-type="float">
            <text:p>-0.377818562311518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E89:.E93])" office:value-type="float" office:value="-0.325064061861655" calcext:value-type="float">
            <text:p>-0.325064061861655</text:p>
          </table:table-cell>
          <table:table-cell office:value-type="float" office:value="0.05" calcext:value-type="float">
            <text:p>0.05</text:p>
          </table:table-cell>
          <table:table-cell table:formula="of:=SQRT(([.H90]*[.$N$2])^2+([.$N$1]*[.L90])^2)" office:value-type="float" office:value="0.113708349620501" calcext:value-type="float">
            <text:p>0.113708349620501</text:p>
          </table:table-cell>
          <table:table-cell/>
          <table:table-cell table:formula="of:=(MAX([.E89:.E93])-MIN([.E89:.E93]))/2" office:value-type="float" office:value="0.133077727144853" calcext:value-type="float">
            <text:p>0.133077727144853</text:p>
          </table:table-cell>
          <table:table-cell table:number-columns-repeated="2"/>
        </table:table-row>
        <table:table-row table:style-name="ro1">
          <table:table-cell office:value-type="time" office:time-value="PT15H35M09.939S" calcext:value-type="time">
            <text:p>15:35:09.94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4974701" calcext:value-type="float">
            <text:p>-4.97E-10</text:p>
          </table:table-cell>
          <table:table-cell table:formula="of:=[.C91]*10^9" office:value-type="float" office:value="-0.4974701" calcext:value-type="float">
            <text:p>-0.4974701</text:p>
          </table:table-cell>
          <table:table-cell table:formula="of:=[.$N$1]*[.D91]" office:value-type="float" office:value="-0.424967696658355" calcext:value-type="float">
            <text:p>-0.424967696658355</text:p>
          </table:table-cell>
          <table:table-cell table:number-columns-repeated="9"/>
        </table:table-row>
        <table:table-row table:style-name="ro1">
          <table:table-cell office:value-type="time" office:time-value="PT15H35M10.321S" calcext:value-type="time">
            <text:p>15:35:10.32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1859067" calcext:value-type="float">
            <text:p>-1.86E-10</text:p>
          </table:table-cell>
          <table:table-cell table:formula="of:=[.C92]*10^9" office:value-type="float" office:value="-0.1859067" calcext:value-type="float">
            <text:p>-0.1859067</text:p>
          </table:table-cell>
          <table:table-cell table:formula="of:=[.$N$1]*[.D92]" office:value-type="float" office:value="-0.158812242368649" calcext:value-type="float">
            <text:p>-0.158812242368649</text:p>
          </table:table-cell>
          <table:table-cell table:number-columns-repeated="9"/>
        </table:table-row>
        <table:table-row table:style-name="ro1">
          <table:table-cell office:value-type="time" office:time-value="PT15H35M10.705S" calcext:value-type="time">
            <text:p>15:35:10.71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4457295" calcext:value-type="float">
            <text:p>-4.46E-10</text:p>
          </table:table-cell>
          <table:table-cell table:formula="of:=[.C93]*10^9" office:value-type="float" office:value="-0.4457295" calcext:value-type="float">
            <text:p>-0.4457295</text:p>
          </table:table-cell>
          <table:table-cell table:formula="of:=[.$N$1]*[.D93]" office:value-type="float" office:value="-0.380767887251275" calcext:value-type="float">
            <text:p>-0.380767887251275</text:p>
          </table:table-cell>
          <table:table-cell table:number-columns-repeated="9"/>
        </table:table-row>
        <table:table-row table:style-name="ro1">
          <table:table-cell office:value-type="time" office:time-value="PT15H35M11.09S" calcext:value-type="time">
            <text:p>15:35:11.09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5072847" calcext:value-type="float">
            <text:p>-5.07E-10</text:p>
          </table:table-cell>
          <table:table-cell table:formula="of:=[.C94]*10^9" office:value-type="float" office:value="-0.5072847" calcext:value-type="float">
            <text:p>-0.5072847</text:p>
          </table:table-cell>
          <table:table-cell table:formula="of:=[.$N$1]*[.D94]" office:value-type="float" office:value="-0.433351894936047" calcext:value-type="float">
            <text:p>-0.433351894936047</text:p>
          </table:table-cell>
          <table:table-cell table:number-columns-repeated="9"/>
        </table:table-row>
        <table:table-row table:style-name="ro1">
          <table:table-cell office:value-type="time" office:time-value="PT15H35M11.473S" calcext:value-type="time">
            <text:p>15:35:11.47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4177802" calcext:value-type="float">
            <text:p>-4.18E-10</text:p>
          </table:table-cell>
          <table:table-cell table:formula="of:=[.C95]*10^9" office:value-type="float" office:value="-0.4177802" calcext:value-type="float">
            <text:p>-0.4177802</text:p>
          </table:table-cell>
          <table:table-cell table:formula="of:=[.$N$1]*[.D95]" office:value-type="float" office:value="-0.35689198065063" calcext:value-type="float">
            <text:p>-0.35689198065063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E94:.E98])" office:value-type="float" office:value="-0.305629099687315" calcext:value-type="float">
            <text:p>-0.305629099687315</text:p>
          </table:table-cell>
          <table:table-cell office:value-type="float" office:value="0.05" calcext:value-type="float">
            <text:p>0.05</text:p>
          </table:table-cell>
          <table:table-cell table:formula="of:=SQRT(([.H95]*[.$N$2])^2+([.$N$1]*[.L95])^2)" office:value-type="float" office:value="0.106270378372397" calcext:value-type="float">
            <text:p>0.106270378372397</text:p>
          </table:table-cell>
          <table:table-cell/>
          <table:table-cell table:formula="of:=(MAX([.E94:.E98])-MIN([.E94:.E98]))/2" office:value-type="float" office:value="0.124372413372635" calcext:value-type="float">
            <text:p>0.124372413372635</text:p>
          </table:table-cell>
          <table:table-cell table:number-columns-repeated="2"/>
        </table:table-row>
        <table:table-row table:style-name="ro1">
          <table:table-cell office:value-type="time" office:time-value="PT15H35M11.856S" calcext:value-type="time">
            <text:p>15:35:11.86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216934" calcext:value-type="float">
            <text:p>-2.17E-10</text:p>
          </table:table-cell>
          <table:table-cell table:formula="of:=[.C96]*10^9" office:value-type="float" office:value="-0.216934" calcext:value-type="float">
            <text:p>-0.216934</text:p>
          </table:table-cell>
          <table:table-cell table:formula="of:=[.$N$1]*[.D96]" office:value-type="float" office:value="-0.185317554375396" calcext:value-type="float">
            <text:p>-0.185317554375396</text:p>
          </table:table-cell>
          <table:table-cell table:number-columns-repeated="9"/>
        </table:table-row>
        <table:table-row table:style-name="ro1">
          <table:table-cell office:value-type="time" office:time-value="PT15H35M12.24S" calcext:value-type="time">
            <text:p>15:35:12.24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2161023" calcext:value-type="float">
            <text:p>-2.16E-10</text:p>
          </table:table-cell>
          <table:table-cell table:formula="of:=[.C97]*10^9" office:value-type="float" office:value="-0.2161023" calcext:value-type="float">
            <text:p>-0.2161023</text:p>
          </table:table-cell>
          <table:table-cell table:formula="of:=[.$N$1]*[.D97]" office:value-type="float" office:value="-0.184607068190777" calcext:value-type="float">
            <text:p>-0.184607068190777</text:p>
          </table:table-cell>
          <table:table-cell table:number-columns-repeated="9"/>
        </table:table-row>
        <table:table-row table:style-name="ro1">
          <table:table-cell office:value-type="time" office:time-value="PT15H35M12.624S" calcext:value-type="time">
            <text:p>15:35:12.62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4307564" calcext:value-type="float">
            <text:p>-4.31E-10</text:p>
          </table:table-cell>
          <table:table-cell table:formula="of:=[.C98]*10^9" office:value-type="float" office:value="-0.4307564" calcext:value-type="float">
            <text:p>-0.4307564</text:p>
          </table:table-cell>
          <table:table-cell table:formula="of:=[.$N$1]*[.D98]" office:value-type="float" office:value="-0.367977000283726" calcext:value-type="float">
            <text:p>-0.367977000283726</text:p>
          </table:table-cell>
          <table:table-cell table:number-columns-repeated="9"/>
        </table:table-row>
        <table:table-row table:style-name="ro1">
          <table:table-cell office:value-type="time" office:time-value="PT15H35M13.009S" calcext:value-type="time">
            <text:p>15:35:13.01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5295779" calcext:value-type="float">
            <text:p>-5.30E-10</text:p>
          </table:table-cell>
          <table:table-cell table:formula="of:=[.C99]*10^9" office:value-type="float" office:value="-0.5295779" calcext:value-type="float">
            <text:p>-0.5295779</text:p>
          </table:table-cell>
          <table:table-cell table:formula="of:=[.$N$1]*[.D99]" office:value-type="float" office:value="-0.452396034182092" calcext:value-type="float">
            <text:p>-0.452396034182092</text:p>
          </table:table-cell>
          <table:table-cell table:number-columns-repeated="9"/>
        </table:table-row>
        <table:table-row table:style-name="ro1">
          <table:table-cell office:value-type="time" office:time-value="PT15H35M13.391S" calcext:value-type="time">
            <text:p>15:35:13.39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3296473" calcext:value-type="float">
            <text:p>-3.30E-10</text:p>
          </table:table-cell>
          <table:table-cell table:formula="of:=[.C100]*10^9" office:value-type="float" office:value="-0.3296473" calcext:value-type="float">
            <text:p>-0.3296473</text:p>
          </table:table-cell>
          <table:table-cell table:formula="of:=[.$N$1]*[.D100]" office:value-type="float" office:value="-0.281603766318108" calcext:value-type="float">
            <text:p>-0.281603766318108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E99:.E103])" office:value-type="float" office:value="-0.347895621257274" calcext:value-type="float">
            <text:p>-0.347895621257274</text:p>
          </table:table-cell>
          <table:table-cell office:value-type="float" office:value="0.05" calcext:value-type="float">
            <text:p>0.05</text:p>
          </table:table-cell>
          <table:table-cell table:formula="of:=SQRT(([.H100]*[.$N$2])^2+([.$N$1]*[.L100])^2)" office:value-type="float" office:value="0.0819297225116611" calcext:value-type="float">
            <text:p>0.081929722511661</text:p>
          </table:table-cell>
          <table:table-cell/>
          <table:table-cell table:formula="of:=(MAX([.E99:.E103])-MIN([.E99:.E103]))/2" office:value-type="float" office:value="0.0958597237526547" calcext:value-type="float">
            <text:p>0.095859723752655</text:p>
          </table:table-cell>
          <table:table-cell table:number-columns-repeated="2"/>
        </table:table-row>
        <table:table-row table:style-name="ro1">
          <table:table-cell office:value-type="time" office:time-value="PT15H35M13.775S" calcext:value-type="time">
            <text:p>15:35:13.78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3051498" calcext:value-type="float">
            <text:p>-3.05E-10</text:p>
          </table:table-cell>
          <table:table-cell table:formula="of:=[.C101]*10^9" office:value-type="float" office:value="-0.3051498" calcext:value-type="float">
            <text:p>-0.3051498</text:p>
          </table:table-cell>
          <table:table-cell table:formula="of:=[.$N$1]*[.D101]" office:value-type="float" office:value="-0.260676586676783" calcext:value-type="float">
            <text:p>-0.260676586676783</text:p>
          </table:table-cell>
          <table:table-cell table:number-columns-repeated="9"/>
        </table:table-row>
        <table:table-row table:style-name="ro1">
          <table:table-cell office:value-type="time" office:time-value="PT15H35M14.158S" calcext:value-type="time">
            <text:p>15:35:14.16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5131083" calcext:value-type="float">
            <text:p>-5.13E-10</text:p>
          </table:table-cell>
          <table:table-cell table:formula="of:=[.C102]*10^9" office:value-type="float" office:value="-0.5131083" calcext:value-type="float">
            <text:p>-0.5131083</text:p>
          </table:table-cell>
          <table:table-cell table:formula="of:=[.$N$1]*[.D102]" office:value-type="float" office:value="-0.438326750466579" calcext:value-type="float">
            <text:p>-0.438326750466579</text:p>
          </table:table-cell>
          <table:table-cell table:number-columns-repeated="9"/>
        </table:table-row>
        <table:table-row table:style-name="ro1">
          <table:table-cell office:value-type="time" office:time-value="PT15H35M14.543S" calcext:value-type="time">
            <text:p>15:35:14.54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3587617" calcext:value-type="float">
            <text:p>-3.59E-10</text:p>
          </table:table-cell>
          <table:table-cell table:formula="of:=[.C103]*10^9" office:value-type="float" office:value="-0.3587617" calcext:value-type="float">
            <text:p>-0.3587617</text:p>
          </table:table-cell>
          <table:table-cell table:formula="of:=[.$N$1]*[.D103]" office:value-type="float" office:value="-0.30647496864281" calcext:value-type="float">
            <text:p>-0.30647496864281</text:p>
          </table:table-cell>
          <table:table-cell table:number-columns-repeated="9"/>
        </table:table-row>
        <table:table-row table:style-name="ro1">
          <table:table-cell office:value-type="time" office:time-value="PT15H35M14.927S" calcext:value-type="time">
            <text:p>15:35:14.93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2811098" calcext:value-type="float">
            <text:p>-2.81E-10</text:p>
          </table:table-cell>
          <table:table-cell table:formula="of:=[.C104]*10^9" office:value-type="float" office:value="-0.2811098" calcext:value-type="float">
            <text:p>-0.2811098</text:p>
          </table:table-cell>
          <table:table-cell table:formula="of:=[.$N$1]*[.D104]" office:value-type="float" office:value="-0.240140229963752" calcext:value-type="float">
            <text:p>-0.240140229963752</text:p>
          </table:table-cell>
          <table:table-cell table:number-columns-repeated="9"/>
        </table:table-row>
        <table:table-row table:style-name="ro1">
          <table:table-cell office:value-type="time" office:time-value="PT15H35M15.31S" calcext:value-type="time">
            <text:p>15:35:15.31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787255" calcext:value-type="float">
            <text:p>-3.79E-10</text:p>
          </table:table-cell>
          <table:table-cell table:formula="of:=[.C105]*10^9" office:value-type="float" office:value="-0.3787255" calcext:value-type="float">
            <text:p>-0.3787255</text:p>
          </table:table-cell>
          <table:table-cell table:formula="of:=[.$N$1]*[.D105]" office:value-type="float" office:value="-0.323529199846953" calcext:value-type="float">
            <text:p>-0.323529199846953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E104:.E108])" office:value-type="float" office:value="-0.31510160527471" calcext:value-type="float">
            <text:p>-0.31510160527471</text:p>
          </table:table-cell>
          <table:table-cell office:value-type="float" office:value="0.05" calcext:value-type="float">
            <text:p>0.05</text:p>
          </table:table-cell>
          <table:table-cell table:formula="of:=SQRT(([.H105]*[.$N$2])^2+([.$N$1]*[.L105])^2)" office:value-type="float" office:value="0.105179619816014" calcext:value-type="float">
            <text:p>0.105179619816014</text:p>
          </table:table-cell>
          <table:table-cell/>
          <table:table-cell table:formula="of:=(MAX([.E104:.E108])-MIN([.E104:.E108]))/2" office:value-type="float" office:value="0.123093461357122" calcext:value-type="float">
            <text:p>0.123093461357122</text:p>
          </table:table-cell>
          <table:table-cell table:number-columns-repeated="2"/>
        </table:table-row>
        <table:table-row table:style-name="ro1">
          <table:table-cell office:value-type="time" office:time-value="PT15H35M15.686S" calcext:value-type="time">
            <text:p>15:35:15.69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5314501" calcext:value-type="float">
            <text:p>-5.31E-10</text:p>
          </table:table-cell>
          <table:table-cell table:formula="of:=[.C106]*10^9" office:value-type="float" office:value="-0.5314501" calcext:value-type="float">
            <text:p>-0.5314501</text:p>
          </table:table-cell>
          <table:table-cell table:formula="of:=[.$N$1]*[.D106]" office:value-type="float" office:value="-0.453995375573029" calcext:value-type="float">
            <text:p>-0.453995375573029</text:p>
          </table:table-cell>
          <table:table-cell table:number-columns-repeated="9"/>
        </table:table-row>
        <table:table-row table:style-name="ro1">
          <table:table-cell office:value-type="time" office:time-value="PT15H35M16.062S" calcext:value-type="time">
            <text:p>15:35:16.06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4097531" calcext:value-type="float">
            <text:p>-4.10E-10</text:p>
          </table:table-cell>
          <table:table-cell table:formula="of:=[.C107]*10^9" office:value-type="float" office:value="-0.4097531" calcext:value-type="float">
            <text:p>-0.4097531</text:p>
          </table:table-cell>
          <table:table-cell table:formula="of:=[.$N$1]*[.D107]" office:value-type="float" office:value="-0.350034768131031" calcext:value-type="float">
            <text:p>-0.350034768131031</text:p>
          </table:table-cell>
          <table:table-cell table:number-columns-repeated="9"/>
        </table:table-row>
        <table:table-row table:style-name="ro1">
          <table:table-cell office:value-type="time" office:time-value="PT15H35M16.446S" calcext:value-type="time">
            <text:p>15:35:16.45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243262" calcext:value-type="float">
            <text:p>-2.43E-10</text:p>
          </table:table-cell>
          <table:table-cell table:formula="of:=[.C108]*10^9" office:value-type="float" office:value="-0.243262" calcext:value-type="float">
            <text:p>-0.243262</text:p>
          </table:table-cell>
          <table:table-cell table:formula="of:=[.$N$1]*[.D108]" office:value-type="float" office:value="-0.207808452858784" calcext:value-type="float">
            <text:p>-0.207808452858784</text:p>
          </table:table-cell>
          <table:table-cell table:number-columns-repeated="9"/>
        </table:table-row>
        <table:table-row table:style-name="ro1">
          <table:table-cell office:value-type="time" office:time-value="PT15H35M16.83S" calcext:value-type="time">
            <text:p>15:35:16.83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2366901" calcext:value-type="float">
            <text:p>-2.37E-10</text:p>
          </table:table-cell>
          <table:table-cell table:formula="of:=[.C109]*10^9" office:value-type="float" office:value="-0.2366901" calcext:value-type="float">
            <text:p>-0.2366901</text:p>
          </table:table-cell>
          <table:table-cell table:formula="of:=[.$N$1]*[.D109]" office:value-type="float" office:value="-0.202194356241382" calcext:value-type="float">
            <text:p>-0.202194356241382</text:p>
          </table:table-cell>
          <table:table-cell table:number-columns-repeated="9"/>
        </table:table-row>
        <table:table-row table:style-name="ro1">
          <table:table-cell office:value-type="time" office:time-value="PT15H35M17.213S" calcext:value-type="time">
            <text:p>15:35:17.21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4805826" calcext:value-type="float">
            <text:p>-4.81E-10</text:p>
          </table:table-cell>
          <table:table-cell table:formula="of:=[.C110]*10^9" office:value-type="float" office:value="-0.4805826" calcext:value-type="float">
            <text:p>-0.4805826</text:p>
          </table:table-cell>
          <table:table-cell table:formula="of:=[.$N$1]*[.D110]" office:value-type="float" office:value="-0.410541418622111" calcext:value-type="float">
            <text:p>-0.410541418622111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E109:.E113])" office:value-type="float" office:value="-0.294501127973706" calcext:value-type="float">
            <text:p>-0.294501127973706</text:p>
          </table:table-cell>
          <table:table-cell office:value-type="float" office:value="0.05" calcext:value-type="float">
            <text:p>0.05</text:p>
          </table:table-cell>
          <table:table-cell table:formula="of:=SQRT(([.H110]*[.$N$2])^2+([.$N$1]*[.L110])^2)" office:value-type="float" office:value="0.0890179605474094" calcext:value-type="float">
            <text:p>0.08901796054741</text:p>
          </table:table-cell>
          <table:table-cell/>
          <table:table-cell table:formula="of:=(MAX([.E109:.E113])-MIN([.E109:.E113]))/2" office:value-type="float" office:value="0.104173531190365" calcext:value-type="float">
            <text:p>0.104173531190365</text:p>
          </table:table-cell>
          <table:table-cell table:number-columns-repeated="2"/>
        </table:table-row>
        <table:table-row table:style-name="ro1">
          <table:table-cell office:value-type="time" office:time-value="PT15H35M17.597S" calcext:value-type="time">
            <text:p>15:35:17.60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4087547" calcext:value-type="float">
            <text:p>-4.09E-10</text:p>
          </table:table-cell>
          <table:table-cell table:formula="of:=[.C111]*10^9" office:value-type="float" office:value="-0.4087547" calcext:value-type="float">
            <text:p>-0.4087547</text:p>
          </table:table-cell>
          <table:table-cell table:formula="of:=[.$N$1]*[.D111]" office:value-type="float" office:value="-0.349181877176692" calcext:value-type="float">
            <text:p>-0.349181877176692</text:p>
          </table:table-cell>
          <table:table-cell table:number-columns-repeated="9"/>
        </table:table-row>
        <table:table-row table:style-name="ro1">
          <table:table-cell office:value-type="time" office:time-value="PT15H35M17.981S" calcext:value-type="time">
            <text:p>15:35:17.98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3077703" calcext:value-type="float">
            <text:p>-3.08E-10</text:p>
          </table:table-cell>
          <table:table-cell table:formula="of:=[.C112]*10^9" office:value-type="float" office:value="-0.3077703" calcext:value-type="float">
            <text:p>-0.3077703</text:p>
          </table:table-cell>
          <table:table-cell table:formula="of:=[.$N$1]*[.D112]" office:value-type="float" office:value="-0.26291516915459" calcext:value-type="float">
            <text:p>-0.26291516915459</text:p>
          </table:table-cell>
          <table:table-cell table:number-columns-repeated="9"/>
        </table:table-row>
        <table:table-row table:style-name="ro1">
          <table:table-cell office:value-type="time" office:time-value="PT15H35M18.365S" calcext:value-type="time">
            <text:p>15:35:18.37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2899275" calcext:value-type="float">
            <text:p>-2.90E-10</text:p>
          </table:table-cell>
          <table:table-cell table:formula="of:=[.C113]*10^9" office:value-type="float" office:value="-0.2899275" calcext:value-type="float">
            <text:p>-0.2899275</text:p>
          </table:table-cell>
          <table:table-cell table:formula="of:=[.$N$1]*[.D113]" office:value-type="float" office:value="-0.247672818673756" calcext:value-type="float">
            <text:p>-0.247672818673756</text:p>
          </table:table-cell>
          <table:table-cell table:number-columns-repeated="9"/>
        </table:table-row>
        <table:table-row table:style-name="ro1">
          <table:table-cell office:value-type="time" office:time-value="PT15H35M18.749S" calcext:value-type="time">
            <text:p>15:35:18.75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4198596" calcext:value-type="float">
            <text:p>-4.20E-10</text:p>
          </table:table-cell>
          <table:table-cell table:formula="of:=[.C114]*10^9" office:value-type="float" office:value="-0.4198596" calcext:value-type="float">
            <text:p>-0.4198596</text:p>
          </table:table-cell>
          <table:table-cell table:formula="of:=[.$N$1]*[.D114]" office:value-type="float" office:value="-0.358668324250841" calcext:value-type="float">
            <text:p>-0.358668324250841</text:p>
          </table:table-cell>
          <table:table-cell table:number-columns-repeated="9"/>
        </table:table-row>
        <table:table-row table:style-name="ro1">
          <table:table-cell office:value-type="time" office:time-value="PT15H35M19.132S" calcext:value-type="time">
            <text:p>15:35:19.13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4122065" calcext:value-type="float">
            <text:p>-4.12E-10</text:p>
          </table:table-cell>
          <table:table-cell table:formula="of:=[.C115]*10^9" office:value-type="float" office:value="-0.4122065" calcext:value-type="float">
            <text:p>-0.4122065</text:p>
          </table:table-cell>
          <table:table-cell table:formula="of:=[.$N$1]*[.D115]" office:value-type="float" office:value="-0.352130604136012" calcext:value-type="float">
            <text:p>-0.352130604136012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E114:.E118])" office:value-type="float" office:value="-0.336888407421576" calcext:value-type="float">
            <text:p>-0.336888407421576</text:p>
          </table:table-cell>
          <table:table-cell office:value-type="float" office:value="0.05" calcext:value-type="float">
            <text:p>0.05</text:p>
          </table:table-cell>
          <table:table-cell table:formula="of:=SQRT(([.H115]*[.$N$2])^2+([.$N$1]*[.L115])^2)" office:value-type="float" office:value="0.0485362061106781" calcext:value-type="float">
            <text:p>0.048536206110678</text:p>
          </table:table-cell>
          <table:table-cell/>
          <table:table-cell table:formula="of:=(MAX([.E114:.E118])-MIN([.E114:.E118]))/2" office:value-type="float" office:value="0.0567411676809572" calcext:value-type="float">
            <text:p>0.056741167680957</text:p>
          </table:table-cell>
          <table:table-cell table:number-columns-repeated="2"/>
        </table:table-row>
        <table:table-row table:style-name="ro1">
          <table:table-cell office:value-type="time" office:time-value="PT15H35M19.516S" calcext:value-type="time">
            <text:p>15:35:19.52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862955" calcext:value-type="float">
            <text:p>-3.86E-10</text:p>
          </table:table-cell>
          <table:table-cell table:formula="of:=[.C116]*10^9" office:value-type="float" office:value="-0.3862955" calcext:value-type="float">
            <text:p>-0.3862955</text:p>
          </table:table-cell>
          <table:table-cell table:formula="of:=[.$N$1]*[.D116]" office:value-type="float" office:value="-0.329995931141364" calcext:value-type="float">
            <text:p>-0.329995931141364</text:p>
          </table:table-cell>
          <table:table-cell table:number-columns-repeated="9"/>
        </table:table-row>
        <table:table-row table:style-name="ro1">
          <table:table-cell office:value-type="time" office:time-value="PT15H35M19.9S" calcext:value-type="time">
            <text:p>15:35:19.90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103073" calcext:value-type="float">
            <text:p>-3.10E-10</text:p>
          </table:table-cell>
          <table:table-cell table:formula="of:=[.C117]*10^9" office:value-type="float" office:value="-0.3103073" calcext:value-type="float">
            <text:p>-0.3103073</text:p>
          </table:table-cell>
          <table:table-cell table:formula="of:=[.$N$1]*[.D117]" office:value-type="float" office:value="-0.265082421108873" calcext:value-type="float">
            <text:p>-0.265082421108873</text:p>
          </table:table-cell>
          <table:table-cell table:number-columns-repeated="9"/>
        </table:table-row>
        <table:table-row table:style-name="ro1">
          <table:table-cell office:value-type="time" office:time-value="PT15H35M20.284S" calcext:value-type="time">
            <text:p>15:35:20.28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4431505" calcext:value-type="float">
            <text:p>-4.43E-10</text:p>
          </table:table-cell>
          <table:table-cell table:formula="of:=[.C118]*10^9" office:value-type="float" office:value="-0.4431505" calcext:value-type="float">
            <text:p>-0.4431505</text:p>
          </table:table-cell>
          <table:table-cell table:formula="of:=[.$N$1]*[.D118]" office:value-type="float" office:value="-0.378564756470788" calcext:value-type="float">
            <text:p>-0.378564756470788</text:p>
          </table:table-cell>
          <table:table-cell table:number-columns-repeated="9"/>
        </table:table-row>
        <table:table-row table:style-name="ro1">
          <table:table-cell office:value-type="time" office:time-value="PT15H35M20.668S" calcext:value-type="time">
            <text:p>15:35:20.67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5057044" calcext:value-type="float">
            <text:p>-5.06E-10</text:p>
          </table:table-cell>
          <table:table-cell table:formula="of:=[.C119]*10^9" office:value-type="float" office:value="-0.5057044" calcext:value-type="float">
            <text:p>-0.5057044</text:p>
          </table:table-cell>
          <table:table-cell table:formula="of:=[.$N$1]*[.D119]" office:value-type="float" office:value="-0.432001911387228" calcext:value-type="float">
            <text:p>-0.432001911387228</text:p>
          </table:table-cell>
          <table:table-cell table:number-columns-repeated="9"/>
        </table:table-row>
        <table:table-row table:style-name="ro1">
          <table:table-cell office:value-type="time" office:time-value="PT15H35M21.052S" calcext:value-type="time">
            <text:p>15:35:21.05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5416809" calcext:value-type="float">
            <text:p>-5.42E-10</text:p>
          </table:table-cell>
          <table:table-cell table:formula="of:=[.C120]*10^9" office:value-type="float" office:value="-0.5416809" calcext:value-type="float">
            <text:p>-0.5416809</text:p>
          </table:table-cell>
          <table:table-cell table:formula="of:=[.$N$1]*[.D120]" office:value-type="float" office:value="-0.462735115933249" calcext:value-type="float">
            <text:p>-0.462735115933249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E119:.E123])" office:value-type="float" office:value="-0.348655825243919" calcext:value-type="float">
            <text:p>-0.348655825243919</text:p>
          </table:table-cell>
          <table:table-cell office:value-type="float" office:value="0.05" calcext:value-type="float">
            <text:p>0.05</text:p>
          </table:table-cell>
          <table:table-cell table:formula="of:=SQRT(([.H120]*[.$N$2])^2+([.$N$1]*[.L120])^2)" office:value-type="float" office:value="0.0893474254064927" calcext:value-type="float">
            <text:p>0.089347425406493</text:p>
          </table:table-cell>
          <table:table-cell/>
          <table:table-cell table:formula="of:=(MAX([.E119:.E123])-MIN([.E119:.E123]))/2" office:value-type="float" office:value="0.104546713695776" calcext:value-type="float">
            <text:p>0.104546713695776</text:p>
          </table:table-cell>
          <table:table-cell table:number-columns-repeated="2"/>
        </table:table-row>
        <table:table-row table:style-name="ro1">
          <table:table-cell office:value-type="time" office:time-value="PT15H35M21.435S" calcext:value-type="time">
            <text:p>15:35:21.44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3606331" calcext:value-type="float">
            <text:p>-3.61E-10</text:p>
          </table:table-cell>
          <table:table-cell table:formula="of:=[.C121]*10^9" office:value-type="float" office:value="-0.3606331" calcext:value-type="float">
            <text:p>-0.3606331</text:p>
          </table:table-cell>
          <table:table-cell table:formula="of:=[.$N$1]*[.D121]" office:value-type="float" office:value="-0.308073626627534" calcext:value-type="float">
            <text:p>-0.308073626627534</text:p>
          </table:table-cell>
          <table:table-cell table:number-columns-repeated="9"/>
        </table:table-row>
        <table:table-row table:style-name="ro1">
          <table:table-cell office:value-type="time" office:time-value="PT15H35M21.819S" calcext:value-type="time">
            <text:p>15:35:21.82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3357614" calcext:value-type="float">
            <text:p>-3.36E-10</text:p>
          </table:table-cell>
          <table:table-cell table:formula="of:=[.C122]*10^9" office:value-type="float" office:value="-0.3357614" calcext:value-type="float">
            <text:p>-0.3357614</text:p>
          </table:table-cell>
          <table:table-cell table:formula="of:=[.$N$1]*[.D122]" office:value-type="float" office:value="-0.286826783729886" calcext:value-type="float">
            <text:p>-0.286826783729886</text:p>
          </table:table-cell>
          <table:table-cell table:number-columns-repeated="9"/>
        </table:table-row>
        <table:table-row table:style-name="ro1">
          <table:table-cell office:value-type="time" office:time-value="PT15H35M22.204S" calcext:value-type="time">
            <text:p>15:35:22.20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2969147" calcext:value-type="float">
            <text:p>-2.97E-10</text:p>
          </table:table-cell>
          <table:table-cell table:formula="of:=[.C123]*10^9" office:value-type="float" office:value="-0.2969147" calcext:value-type="float">
            <text:p>-0.2969147</text:p>
          </table:table-cell>
          <table:table-cell table:formula="of:=[.$N$1]*[.D123]" office:value-type="float" office:value="-0.253641688541696" calcext:value-type="float">
            <text:p>-0.253641688541696</text:p>
          </table:table-cell>
          <table:table-cell table:number-columns-repeated="9"/>
        </table:table-row>
        <table:table-row table:style-name="ro1">
          <table:table-cell office:value-type="time" office:time-value="PT15H35M22.588S" calcext:value-type="time">
            <text:p>15:35:22.59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321204" calcext:value-type="float">
            <text:p>-3.21E-10</text:p>
          </table:table-cell>
          <table:table-cell table:formula="of:=[.C124]*10^9" office:value-type="float" office:value="-0.321204" calcext:value-type="float">
            <text:p>-0.321204</text:p>
          </table:table-cell>
          <table:table-cell table:formula="of:=[.$N$1]*[.D124]" office:value-type="float" office:value="-0.274391011715981" calcext:value-type="float">
            <text:p>-0.274391011715981</text:p>
          </table:table-cell>
          <table:table-cell table:number-columns-repeated="9"/>
        </table:table-row>
        <table:table-row table:style-name="ro1">
          <table:table-cell office:value-type="time" office:time-value="PT15H35M22.971S" calcext:value-type="time">
            <text:p>15:35:22.97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5989938" calcext:value-type="float">
            <text:p>-5.99E-10</text:p>
          </table:table-cell>
          <table:table-cell table:formula="of:=[.C125]*10^9" office:value-type="float" office:value="-0.5989938" calcext:value-type="float">
            <text:p>-0.5989938</text:p>
          </table:table-cell>
          <table:table-cell table:formula="of:=[.$N$1]*[.D125]" office:value-type="float" office:value="-0.511695105894074" calcext:value-type="float">
            <text:p>-0.511695105894074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E124:.E128])" office:value-type="float" office:value="-0.361425116575124" calcext:value-type="float">
            <text:p>-0.361425116575124</text:p>
          </table:table-cell>
          <table:table-cell office:value-type="float" office:value="0.05" calcext:value-type="float">
            <text:p>0.05</text:p>
          </table:table-cell>
          <table:table-cell table:formula="of:=SQRT(([.H125]*[.$N$2])^2+([.$N$1]*[.L125])^2)" office:value-type="float" office:value="0.104762868120364" calcext:value-type="float">
            <text:p>0.104762868120364</text:p>
          </table:table-cell>
          <table:table-cell/>
          <table:table-cell table:formula="of:=(MAX([.E124:.E128])-MIN([.E124:.E128]))/2" office:value-type="float" office:value="0.122595813495094" calcext:value-type="float">
            <text:p>0.122595813495094</text:p>
          </table:table-cell>
          <table:table-cell table:number-columns-repeated="2"/>
        </table:table-row>
        <table:table-row table:style-name="ro1">
          <table:table-cell office:value-type="time" office:time-value="PT15H35M23.355S" calcext:value-type="time">
            <text:p>15:35:23.36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4792934" calcext:value-type="float">
            <text:p>-4.79E-10</text:p>
          </table:table-cell>
          <table:table-cell table:formula="of:=[.C126]*10^9" office:value-type="float" office:value="-0.4792934" calcext:value-type="float">
            <text:p>-0.4792934</text:p>
          </table:table-cell>
          <table:table-cell table:formula="of:=[.$N$1]*[.D126]" office:value-type="float" office:value="-0.409440109509198" calcext:value-type="float">
            <text:p>-0.409440109509198</text:p>
          </table:table-cell>
          <table:table-cell table:number-columns-repeated="9"/>
        </table:table-row>
        <table:table-row table:style-name="ro1">
          <table:table-cell office:value-type="time" office:time-value="PT15H35M23.739S" calcext:value-type="time">
            <text:p>15:35:23.74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3119708" calcext:value-type="float">
            <text:p>-3.12E-10</text:p>
          </table:table-cell>
          <table:table-cell table:formula="of:=[.C127]*10^9" office:value-type="float" office:value="-0.3119708" calcext:value-type="float">
            <text:p>-0.3119708</text:p>
          </table:table-cell>
          <table:table-cell table:formula="of:=[.$N$1]*[.D127]" office:value-type="float" office:value="-0.266503478903887" calcext:value-type="float">
            <text:p>-0.266503478903887</text:p>
          </table:table-cell>
          <table:table-cell table:number-columns-repeated="9"/>
        </table:table-row>
        <table:table-row table:style-name="ro1">
          <table:table-cell office:value-type="time" office:time-value="PT15H35M24.123S" calcext:value-type="time">
            <text:p>15:35:24.12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4039716" calcext:value-type="float">
            <text:p>-4.04E-10</text:p>
          </table:table-cell>
          <table:table-cell table:formula="of:=[.C128]*10^9" office:value-type="float" office:value="-0.4039716" calcext:value-type="float">
            <text:p>-0.4039716</text:p>
          </table:table-cell>
          <table:table-cell table:formula="of:=[.$N$1]*[.D128]" office:value-type="float" office:value="-0.345095876852479" calcext:value-type="float">
            <text:p>-0.345095876852479</text:p>
          </table:table-cell>
          <table:table-cell table:number-columns-repeated="9"/>
        </table:table-row>
        <table:table-row table:style-name="ro1">
          <table:table-cell office:value-type="time" office:time-value="PT15H35M24.507S" calcext:value-type="time">
            <text:p>15:35:24.51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6367171" calcext:value-type="float">
            <text:p>-6.37E-10</text:p>
          </table:table-cell>
          <table:table-cell table:formula="of:=[.C129]*10^9" office:value-type="float" office:value="-0.6367171" calcext:value-type="float">
            <text:p>-0.6367171</text:p>
          </table:table-cell>
          <table:table-cell table:formula="of:=[.$N$1]*[.D129]" office:value-type="float" office:value="-0.543920527907079" calcext:value-type="float">
            <text:p>-0.543920527907079</text:p>
          </table:table-cell>
          <table:table-cell table:number-columns-repeated="9"/>
        </table:table-row>
        <table:table-row table:style-name="ro1">
          <table:table-cell office:value-type="time" office:time-value="PT15H35M24.89S" calcext:value-type="time">
            <text:p>15:35:24.89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5246697" calcext:value-type="float">
            <text:p>-5.25E-10</text:p>
          </table:table-cell>
          <table:table-cell table:formula="of:=[.C130]*10^9" office:value-type="float" office:value="-0.5246697" calcext:value-type="float">
            <text:p>-0.5246697</text:p>
          </table:table-cell>
          <table:table-cell table:formula="of:=[.$N$1]*[.D130]" office:value-type="float" office:value="-0.448203166211256" calcext:value-type="float">
            <text:p>-0.448203166211256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AVERAGE([.E129:.E133])" office:value-type="float" office:value="-0.444231072617663" calcext:value-type="float">
            <text:p>-0.444231072617663</text:p>
          </table:table-cell>
          <table:table-cell office:value-type="float" office:value="0.05" calcext:value-type="float">
            <text:p>0.05</text:p>
          </table:table-cell>
          <table:table-cell table:formula="of:=SQRT(([.H130]*[.$N$2])^2+([.$N$1]*[.L130])^2)" office:value-type="float" office:value="0.0962864497700076" calcext:value-type="float">
            <text:p>0.096286449770008</text:p>
          </table:table-cell>
          <table:table-cell/>
          <table:table-cell table:formula="of:=(MAX([.E129:.E133])-MIN([.E129:.E133]))/2" office:value-type="float" office:value="0.112647298394902" calcext:value-type="float">
            <text:p>0.112647298394902</text:p>
          </table:table-cell>
          <table:table-cell table:number-columns-repeated="2"/>
        </table:table-row>
        <table:table-row table:style-name="ro1">
          <table:table-cell office:value-type="time" office:time-value="PT15H35M25.274S" calcext:value-type="time">
            <text:p>15:35:25.27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3729857" calcext:value-type="float">
            <text:p>-3.73E-10</text:p>
          </table:table-cell>
          <table:table-cell table:formula="of:=[.C131]*10^9" office:value-type="float" office:value="-0.3729857" calcext:value-type="float">
            <text:p>-0.3729857</text:p>
          </table:table-cell>
          <table:table-cell table:formula="of:=[.$N$1]*[.D131]" office:value-type="float" office:value="-0.318625931117276" calcext:value-type="float">
            <text:p>-0.318625931117276</text:p>
          </table:table-cell>
          <table:table-cell table:number-columns-repeated="9"/>
        </table:table-row>
        <table:table-row table:style-name="ro1">
          <table:table-cell office:value-type="time" office:time-value="PT15H35M25.658S" calcext:value-type="time">
            <text:p>15:35:25.66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4731381" calcext:value-type="float">
            <text:p>-4.73E-10</text:p>
          </table:table-cell>
          <table:table-cell table:formula="of:=[.C132]*10^9" office:value-type="float" office:value="-0.4731381" calcext:value-type="float">
            <text:p>-0.4731381</text:p>
          </table:table-cell>
          <table:table-cell table:formula="of:=[.$N$1]*[.D132]" office:value-type="float" office:value="-0.404181896677429" calcext:value-type="float">
            <text:p>-0.404181896677429</text:p>
          </table:table-cell>
          <table:table-cell table:number-columns-repeated="9"/>
        </table:table-row>
        <table:table-row table:style-name="ro1">
          <table:table-cell office:value-type="time" office:time-value="PT15H35M26.042S" calcext:value-type="time">
            <text:p>15:35:26.04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5925891" calcext:value-type="float">
            <text:p>-5.93E-10</text:p>
          </table:table-cell>
          <table:table-cell table:formula="of:=[.C133]*10^9" office:value-type="float" office:value="-0.5925891" calcext:value-type="float">
            <text:p>-0.5925891</text:p>
          </table:table-cell>
          <table:table-cell table:formula="of:=[.$N$1]*[.D133]" office:value-type="float" office:value="-0.506223841175274" calcext:value-type="float">
            <text:p>-0.506223841175274</text:p>
          </table:table-cell>
          <table:table-cell table:number-columns-repeated="9"/>
        </table:table-row>
        <table:table-row table:style-name="ro1">
          <table:table-cell office:value-type="time" office:time-value="PT15H35M26.425S" calcext:value-type="time">
            <text:p>15:35:26.43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4235196" calcext:value-type="float">
            <text:p>-4.24E-10</text:p>
          </table:table-cell>
          <table:table-cell table:formula="of:=[.C134]*10^9" office:value-type="float" office:value="-0.4235196" calcext:value-type="float">
            <text:p>-0.4235196</text:p>
          </table:table-cell>
          <table:table-cell table:formula="of:=[.$N$1]*[.D134]" office:value-type="float" office:value="-0.361794907677201" calcext:value-type="float">
            <text:p>-0.361794907677201</text:p>
          </table:table-cell>
          <table:table-cell table:number-columns-repeated="9"/>
        </table:table-row>
        <table:table-row table:style-name="ro1">
          <table:table-cell office:value-type="time" office:time-value="PT15H35M26.808S" calcext:value-type="time">
            <text:p>15:35:26.81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6494035" calcext:value-type="float">
            <text:p>-6.49E-10</text:p>
          </table:table-cell>
          <table:table-cell table:formula="of:=[.C135]*10^9" office:value-type="float" office:value="-0.6494035" calcext:value-type="float">
            <text:p>-0.6494035</text:p>
          </table:table-cell>
          <table:table-cell table:formula="of:=[.$N$1]*[.D135]" office:value-type="float" office:value="-0.554757983639367" calcext:value-type="float">
            <text:p>-0.554757983639367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AVERAGE([.E134:.E138])" office:value-type="float" office:value="-0.436464485620187" calcext:value-type="float">
            <text:p>-0.436464485620187</text:p>
          </table:table-cell>
          <table:table-cell office:value-type="float" office:value="0.05" calcext:value-type="float">
            <text:p>0.05</text:p>
          </table:table-cell>
          <table:table-cell table:formula="of:=SQRT(([.H135]*[.$N$2])^2+([.$N$1]*[.L135])^2)" office:value-type="float" office:value="0.0954961092168259" calcext:value-type="float">
            <text:p>0.095496109216826</text:p>
          </table:table-cell>
          <table:table-cell/>
          <table:table-cell table:formula="of:=(MAX([.E134:.E138])-MIN([.E134:.E138]))/2" office:value-type="float" office:value="0.111723888461917" calcext:value-type="float">
            <text:p>0.111723888461917</text:p>
          </table:table-cell>
          <table:table-cell table:number-columns-repeated="2"/>
        </table:table-row>
        <table:table-row table:style-name="ro1">
          <table:table-cell office:value-type="time" office:time-value="PT15H35M27.192S" calcext:value-type="time">
            <text:p>15:35:27.19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6303122" calcext:value-type="float">
            <text:p>-6.30E-10</text:p>
          </table:table-cell>
          <table:table-cell table:formula="of:=[.C136]*10^9" office:value-type="float" office:value="-0.6303122" calcext:value-type="float">
            <text:p>-0.6303122</text:p>
          </table:table-cell>
          <table:table-cell table:formula="of:=[.$N$1]*[.D136]" office:value-type="float" office:value="-0.538449092336726" calcext:value-type="float">
            <text:p>-0.538449092336726</text:p>
          </table:table-cell>
          <table:table-cell table:number-columns-repeated="9"/>
        </table:table-row>
        <table:table-row table:style-name="ro1">
          <table:table-cell office:value-type="time" office:time-value="PT15H35M27.577S" calcext:value-type="time">
            <text:p>15:35:27.58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387834" calcext:value-type="float">
            <text:p>-3.88E-10</text:p>
          </table:table-cell>
          <table:table-cell table:formula="of:=[.C137]*10^9" office:value-type="float" office:value="-0.387834" calcext:value-type="float">
            <text:p>-0.387834</text:p>
          </table:table-cell>
          <table:table-cell table:formula="of:=[.$N$1]*[.D137]" office:value-type="float" office:value="-0.331310206715532" calcext:value-type="float">
            <text:p>-0.331310206715532</text:p>
          </table:table-cell>
          <table:table-cell table:number-columns-repeated="9"/>
        </table:table-row>
        <table:table-row table:style-name="ro1">
          <table:table-cell office:value-type="time" office:time-value="PT15H35M27.961S" calcext:value-type="time">
            <text:p>15:35:27.96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4635723" calcext:value-type="float">
            <text:p>-4.64E-10</text:p>
          </table:table-cell>
          <table:table-cell table:formula="of:=[.C138]*10^9" office:value-type="float" office:value="-0.4635723" calcext:value-type="float">
            <text:p>-0.4635723</text:p>
          </table:table-cell>
          <table:table-cell table:formula="of:=[.$N$1]*[.D138]" office:value-type="float" office:value="-0.396010237732109" calcext:value-type="float">
            <text:p>-0.396010237732109</text:p>
          </table:table-cell>
          <table:table-cell table:number-columns-repeated="9"/>
        </table:table-row>
        <table:table-row table:style-name="ro1">
          <table:table-cell office:value-type="time" office:time-value="PT15H35M28.344S" calcext:value-type="time">
            <text:p>15:35:28.34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7092122" calcext:value-type="float">
            <text:p>-7.09E-10</text:p>
          </table:table-cell>
          <table:table-cell table:formula="of:=[.C139]*10^9" office:value-type="float" office:value="-0.7092122" calcext:value-type="float">
            <text:p>-0.7092122</text:p>
          </table:table-cell>
          <table:table-cell table:formula="of:=[.$N$1]*[.D139]" office:value-type="float" office:value="-0.605850030134484" calcext:value-type="float">
            <text:p>-0.605850030134484</text:p>
          </table:table-cell>
          <table:table-cell table:number-columns-repeated="9"/>
        </table:table-row>
        <table:table-row table:style-name="ro1">
          <table:table-cell office:value-type="time" office:time-value="PT15H35M28.727S" calcext:value-type="time">
            <text:p>15:35:28.73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4776718" calcext:value-type="float">
            <text:p>-4.78E-10</text:p>
          </table:table-cell>
          <table:table-cell table:formula="of:=[.C140]*10^9" office:value-type="float" office:value="-0.4776718" calcext:value-type="float">
            <text:p>-0.4776718</text:p>
          </table:table-cell>
          <table:table-cell table:formula="of:=[.$N$1]*[.D140]" office:value-type="float" office:value="-0.408054845114612" calcext:value-type="float">
            <text:p>-0.408054845114612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AVERAGE([.E139:.E143])" office:value-type="float" office:value="-0.514310672324355" calcext:value-type="float">
            <text:p>-0.514310672324355</text:p>
          </table:table-cell>
          <table:table-cell office:value-type="float" office:value="0.05" calcext:value-type="float">
            <text:p>0.05</text:p>
          </table:table-cell>
          <table:table-cell table:formula="of:=SQRT(([.H140]*[.$N$2])^2+([.$N$1]*[.L140])^2)" office:value-type="float" office:value="0.0866625924691117" calcext:value-type="float">
            <text:p>0.086662592469112</text:p>
          </table:table-cell>
          <table:table-cell/>
          <table:table-cell table:formula="of:=(MAX([.E139:.E143])-MIN([.E139:.E143]))/2" office:value-type="float" office:value="0.10134909873611" calcext:value-type="float">
            <text:p>0.10134909873611</text:p>
          </table:table-cell>
          <table:table-cell table:number-columns-repeated="2"/>
        </table:table-row>
        <table:table-row table:style-name="ro1">
          <table:table-cell office:value-type="time" office:time-value="PT15H35M29.111S" calcext:value-type="time">
            <text:p>15:35:29.11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4719323" calcext:value-type="float">
            <text:p>-4.72E-10</text:p>
          </table:table-cell>
          <table:table-cell table:formula="of:=[.C141]*10^9" office:value-type="float" office:value="-0.4719323" calcext:value-type="float">
            <text:p>-0.4719323</text:p>
          </table:table-cell>
          <table:table-cell table:formula="of:=[.$N$1]*[.D141]" office:value-type="float" office:value="-0.403151832662264" calcext:value-type="float">
            <text:p>-0.403151832662264</text:p>
          </table:table-cell>
          <table:table-cell table:number-columns-repeated="9"/>
        </table:table-row>
        <table:table-row table:style-name="ro1">
          <table:table-cell office:value-type="time" office:time-value="PT15H35M29.495S" calcext:value-type="time">
            <text:p>15:35:29.50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6610071" calcext:value-type="float">
            <text:p>-6.61E-10</text:p>
          </table:table-cell>
          <table:table-cell table:formula="of:=[.C142]*10^9" office:value-type="float" office:value="-0.6610071" calcext:value-type="float">
            <text:p>-0.6610071</text:p>
          </table:table-cell>
          <table:table-cell table:formula="of:=[.$N$1]*[.D142]" office:value-type="float" office:value="-0.564670449061801" calcext:value-type="float">
            <text:p>-0.564670449061801</text:p>
          </table:table-cell>
          <table:table-cell table:number-columns-repeated="9"/>
        </table:table-row>
        <table:table-row table:style-name="ro1">
          <table:table-cell office:value-type="time" office:time-value="PT15H35M29.879S" calcext:value-type="time">
            <text:p>15:35:29.88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6904546" calcext:value-type="float">
            <text:p>-6.90E-10</text:p>
          </table:table-cell>
          <table:table-cell table:formula="of:=[.C143]*10^9" office:value-type="float" office:value="-0.6904546" calcext:value-type="float">
            <text:p>-0.6904546</text:p>
          </table:table-cell>
          <table:table-cell table:formula="of:=[.$N$1]*[.D143]" office:value-type="float" office:value="-0.589826204648613" calcext:value-type="float">
            <text:p>-0.589826204648613</text:p>
          </table:table-cell>
          <table:table-cell table:number-columns-repeated="9"/>
        </table:table-row>
        <table:table-row table:style-name="ro1">
          <table:table-cell office:value-type="time" office:time-value="PT15H35M30.263S" calcext:value-type="time">
            <text:p>15:35:30.26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6432481" calcext:value-type="float">
            <text:p>-6.43E-10</text:p>
          </table:table-cell>
          <table:table-cell table:formula="of:=[.C144]*10^9" office:value-type="float" office:value="-0.6432481" calcext:value-type="float">
            <text:p>-0.6432481</text:p>
          </table:table-cell>
          <table:table-cell table:formula="of:=[.$N$1]*[.D144]" office:value-type="float" office:value="-0.549499685381821" calcext:value-type="float">
            <text:p>-0.549499685381821</text:p>
          </table:table-cell>
          <table:table-cell table:number-columns-repeated="9"/>
        </table:table-row>
        <table:table-row table:style-name="ro1">
          <table:table-cell office:value-type="time" office:time-value="PT15H35M30.646S" calcext:value-type="time">
            <text:p>15:35:30.65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6681201" calcext:value-type="float">
            <text:p>-6.68E-10</text:p>
          </table:table-cell>
          <table:table-cell table:formula="of:=[.C145]*10^9" office:value-type="float" office:value="-0.6681201" calcext:value-type="float">
            <text:p>-0.6681201</text:p>
          </table:table-cell>
          <table:table-cell table:formula="of:=[.$N$1]*[.D145]" office:value-type="float" office:value="-0.5707467845568" calcext:value-type="float">
            <text:p>-0.5707467845568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AVERAGE([.E144:.E148])" office:value-type="float" office:value="-0.54677786637051" calcext:value-type="float">
            <text:p>-0.54677786637051</text:p>
          </table:table-cell>
          <table:table-cell office:value-type="float" office:value="0.05" calcext:value-type="float">
            <text:p>0.05</text:p>
          </table:table-cell>
          <table:table-cell table:formula="of:=SQRT(([.H145]*[.$N$2])^2+([.$N$1]*[.L145])^2)" office:value-type="float" office:value="0.107202978959498" calcext:value-type="float">
            <text:p>0.107202978959498</text:p>
          </table:table-cell>
          <table:table-cell/>
          <table:table-cell table:formula="of:=(MAX([.E144:.E148])-MIN([.E144:.E148]))/2" office:value-type="float" office:value="0.125402349249135" calcext:value-type="float">
            <text:p>0.125402349249135</text:p>
          </table:table-cell>
          <table:table-cell table:number-columns-repeated="2"/>
        </table:table-row>
        <table:table-row table:style-name="ro1">
          <table:table-cell office:value-type="time" office:time-value="PT15H35M31.03S" calcext:value-type="time">
            <text:p>15:35:31.03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7907306" calcext:value-type="float">
            <text:p>-7.91E-10</text:p>
          </table:table-cell>
          <table:table-cell table:formula="of:=[.C146]*10^9" office:value-type="float" office:value="-0.7907306" calcext:value-type="float">
            <text:p>-0.7907306</text:p>
          </table:table-cell>
          <table:table-cell table:formula="of:=[.$N$1]*[.D146]" office:value-type="float" office:value="-0.675487756468739" calcext:value-type="float">
            <text:p>-0.675487756468739</text:p>
          </table:table-cell>
          <table:table-cell table:number-columns-repeated="9"/>
        </table:table-row>
        <table:table-row table:style-name="ro1">
          <table:table-cell office:value-type="time" office:time-value="PT15H35M31.414S" calcext:value-type="time">
            <text:p>15:35:31.41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6010739" calcext:value-type="float">
            <text:p>-6.01E-10</text:p>
          </table:table-cell>
          <table:table-cell table:formula="of:=[.C147]*10^9" office:value-type="float" office:value="-0.6010739" calcext:value-type="float">
            <text:p>-0.6010739</text:p>
          </table:table-cell>
          <table:table-cell table:formula="of:=[.$N$1]*[.D147]" office:value-type="float" office:value="-0.513472047474721" calcext:value-type="float">
            <text:p>-0.513472047474721</text:p>
          </table:table-cell>
          <table:table-cell table:number-columns-repeated="9"/>
        </table:table-row>
        <table:table-row table:style-name="ro1">
          <table:table-cell office:value-type="time" office:time-value="PT15H35M31.799S" calcext:value-type="time">
            <text:p>15:35:31.80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4971369" calcext:value-type="float">
            <text:p>-4.97E-10</text:p>
          </table:table-cell>
          <table:table-cell table:formula="of:=[.C148]*10^9" office:value-type="float" office:value="-0.4971369" calcext:value-type="float">
            <text:p>-0.4971369</text:p>
          </table:table-cell>
          <table:table-cell table:formula="of:=[.$N$1]*[.D148]" office:value-type="float" office:value="-0.424683057970469" calcext:value-type="float">
            <text:p>-0.424683057970469</text:p>
          </table:table-cell>
          <table:table-cell table:number-columns-repeated="9"/>
        </table:table-row>
        <table:table-row table:style-name="ro1">
          <table:table-cell office:value-type="time" office:time-value="PT15H35M32.183S" calcext:value-type="time">
            <text:p>15:35:32.18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7399474" calcext:value-type="float">
            <text:p>-7.40E-10</text:p>
          </table:table-cell>
          <table:table-cell table:formula="of:=[.C149]*10^9" office:value-type="float" office:value="-0.7399474" calcext:value-type="float">
            <text:p>-0.7399474</text:p>
          </table:table-cell>
          <table:table-cell table:formula="of:=[.$N$1]*[.D149]" office:value-type="float" office:value="-0.632105813447559" calcext:value-type="float">
            <text:p>-0.632105813447559</text:p>
          </table:table-cell>
          <table:table-cell table:number-columns-repeated="9"/>
        </table:table-row>
        <table:table-row table:style-name="ro1">
          <table:table-cell office:value-type="time" office:time-value="PT15H35M32.567S" calcext:value-type="time">
            <text:p>15:35:32.57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9565565" calcext:value-type="float">
            <text:p>-9.57E-10</text:p>
          </table:table-cell>
          <table:table-cell table:formula="of:=[.C150]*10^9" office:value-type="float" office:value="-0.9565565" calcext:value-type="float">
            <text:p>-0.9565565</text:p>
          </table:table-cell>
          <table:table-cell table:formula="of:=[.$N$1]*[.D150]" office:value-type="float" office:value="-0.817145819474533" calcext:value-type="float">
            <text:p>-0.817145819474533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AVERAGE([.E149:.E153])" office:value-type="float" office:value="-0.672759615949953" calcext:value-type="float">
            <text:p>-0.672759615949953</text:p>
          </table:table-cell>
          <table:table-cell office:value-type="float" office:value="0.05" calcext:value-type="float">
            <text:p>0.05</text:p>
          </table:table-cell>
          <table:table-cell table:formula="of:=SQRT(([.H150]*[.$N$2])^2+([.$N$1]*[.L150])^2)" office:value-type="float" office:value="0.116111814890635" calcext:value-type="float">
            <text:p>0.116111814890635</text:p>
          </table:table-cell>
          <table:table-cell/>
          <table:table-cell table:formula="of:=(MAX([.E149:.E153])-MIN([.E149:.E153]))/2" office:value-type="float" office:value="0.135795206526709" calcext:value-type="float">
            <text:p>0.135795206526709</text:p>
          </table:table-cell>
          <table:table-cell table:number-columns-repeated="2"/>
        </table:table-row>
        <table:table-row table:style-name="ro1">
          <table:table-cell office:value-type="time" office:time-value="PT15H35M32.95S" calcext:value-type="time">
            <text:p>15:35:32.95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7898576" calcext:value-type="float">
            <text:p>-7.90E-10</text:p>
          </table:table-cell>
          <table:table-cell table:formula="of:=[.C151]*10^9" office:value-type="float" office:value="-0.7898576" calcext:value-type="float">
            <text:p>-0.7898576</text:p>
          </table:table-cell>
          <table:table-cell table:formula="of:=[.$N$1]*[.D151]" office:value-type="float" office:value="-0.674741989438353" calcext:value-type="float">
            <text:p>-0.674741989438353</text:p>
          </table:table-cell>
          <table:table-cell table:number-columns-repeated="9"/>
        </table:table-row>
        <table:table-row table:style-name="ro1">
          <table:table-cell office:value-type="time" office:time-value="PT15H35M33.334S" calcext:value-type="time">
            <text:p>15:35:33.33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6386309" calcext:value-type="float">
            <text:p>-6.39E-10</text:p>
          </table:table-cell>
          <table:table-cell table:formula="of:=[.C152]*10^9" office:value-type="float" office:value="-0.6386309" calcext:value-type="float">
            <text:p>-0.6386309</text:p>
          </table:table-cell>
          <table:table-cell table:formula="of:=[.$N$1]*[.D152]" office:value-type="float" office:value="-0.545555406421114" calcext:value-type="float">
            <text:p>-0.545555406421114</text:p>
          </table:table-cell>
          <table:table-cell table:number-columns-repeated="9"/>
        </table:table-row>
        <table:table-row table:style-name="ro1">
          <table:table-cell office:value-type="time" office:time-value="PT15H35M33.718S" calcext:value-type="time">
            <text:p>15:35:33.72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8126927" calcext:value-type="float">
            <text:p>-8.13E-10</text:p>
          </table:table-cell>
          <table:table-cell table:formula="of:=[.C153]*10^9" office:value-type="float" office:value="-0.8126927" calcext:value-type="float">
            <text:p>-0.8126927</text:p>
          </table:table-cell>
          <table:table-cell table:formula="of:=[.$N$1]*[.D153]" office:value-type="float" office:value="-0.694249050968208" calcext:value-type="float">
            <text:p>-0.694249050968208</text:p>
          </table:table-cell>
          <table:table-cell table:number-columns-repeated="9"/>
        </table:table-row>
        <table:table-row table:style-name="ro1">
          <table:table-cell office:value-type="time" office:time-value="PT15H35M34.102S" calcext:value-type="time">
            <text:p>15:35:34.10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1264336" calcext:value-type="float">
            <text:p>-1.26E-09</text:p>
          </table:table-cell>
          <table:table-cell table:formula="of:=[.C154]*10^9" office:value-type="float" office:value="-1.264336" calcext:value-type="float">
            <text:p>-1.264336</text:p>
          </table:table-cell>
          <table:table-cell table:formula="of:=[.$N$1]*[.D154]" office:value-type="float" office:value="-1.08006884780058" calcext:value-type="float">
            <text:p>-1.08006884780058</text:p>
          </table:table-cell>
          <table:table-cell table:number-columns-repeated="9"/>
        </table:table-row>
        <table:table-row table:style-name="ro1">
          <table:table-cell office:value-type="time" office:time-value="PT15H35M34.485S" calcext:value-type="time">
            <text:p>15:35:34.49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9803049" calcext:value-type="float">
            <text:p>-9.80E-10</text:p>
          </table:table-cell>
          <table:table-cell table:formula="of:=[.C155]*10^9" office:value-type="float" office:value="-0.9803049" calcext:value-type="float">
            <text:p>-0.9803049</text:p>
          </table:table-cell>
          <table:table-cell table:formula="of:=[.$N$1]*[.D155]" office:value-type="float" office:value="-0.837433074622774" calcext:value-type="float">
            <text:p>-0.837433074622774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AVERAGE([.E154:.E158])" office:value-type="float" office:value="-0.933059406610971" calcext:value-type="float">
            <text:p>-0.933059406610971</text:p>
          </table:table-cell>
          <table:table-cell office:value-type="float" office:value="0.05" calcext:value-type="float">
            <text:p>0.05</text:p>
          </table:table-cell>
          <table:table-cell table:formula="of:=SQRT(([.H155]*[.$N$2])^2+([.$N$1]*[.L155])^2)" office:value-type="float" office:value="0.123802391516762" calcext:value-type="float">
            <text:p>0.123802391516762</text:p>
          </table:table-cell>
          <table:table-cell/>
          <table:table-cell table:formula="of:=(MAX([.E154:.E158])-MIN([.E154:.E158]))/2" office:value-type="float" office:value="0.144696401604847" calcext:value-type="float">
            <text:p>0.144696401604847</text:p>
          </table:table-cell>
          <table:table-cell table:number-columns-repeated="2"/>
        </table:table-row>
        <table:table-row table:style-name="ro1">
          <table:table-cell office:value-type="time" office:time-value="PT15H35M34.869S" calcext:value-type="time">
            <text:p>15:35:34.87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1079628" calcext:value-type="float">
            <text:p>-1.08E-09</text:p>
          </table:table-cell>
          <table:table-cell table:formula="of:=[.C156]*10^9" office:value-type="float" office:value="-1.079628" calcext:value-type="float">
            <text:p>-1.079628</text:p>
          </table:table-cell>
          <table:table-cell table:formula="of:=[.$N$1]*[.D156]" office:value-type="float" office:value="-0.92228060421695" calcext:value-type="float">
            <text:p>-0.92228060421695</text:p>
          </table:table-cell>
          <table:table-cell table:number-columns-repeated="9"/>
        </table:table-row>
        <table:table-row table:style-name="ro1">
          <table:table-cell office:value-type="time" office:time-value="PT15H35M35.252S" calcext:value-type="time">
            <text:p>15:35:35.25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1211389" calcext:value-type="float">
            <text:p>-1.21E-09</text:p>
          </table:table-cell>
          <table:table-cell table:formula="of:=[.C157]*10^9" office:value-type="float" office:value="-1.211389" calcext:value-type="float">
            <text:p>-1.211389</text:p>
          </table:table-cell>
          <table:table-cell table:formula="of:=[.$N$1]*[.D157]" office:value-type="float" office:value="-1.03483846182367" calcext:value-type="float">
            <text:p>-1.03483846182367</text:p>
          </table:table-cell>
          <table:table-cell table:number-columns-repeated="9"/>
        </table:table-row>
        <table:table-row table:style-name="ro1">
          <table:table-cell office:value-type="time" office:time-value="PT15H35M35.636S" calcext:value-type="time">
            <text:p>15:35:35.64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9255708" calcext:value-type="float">
            <text:p>-9.26E-10</text:p>
          </table:table-cell>
          <table:table-cell table:formula="of:=[.C158]*10^9" office:value-type="float" office:value="-0.9255708" calcext:value-type="float">
            <text:p>-0.9255708</text:p>
          </table:table-cell>
          <table:table-cell table:formula="of:=[.$N$1]*[.D158]" office:value-type="float" office:value="-0.790676044590883" calcext:value-type="float">
            <text:p>-0.790676044590883</text:p>
          </table:table-cell>
          <table:table-cell table:number-columns-repeated="9"/>
        </table:table-row>
        <table:table-row table:style-name="ro1">
          <table:table-cell office:value-type="time" office:time-value="PT15H35M36.021S" calcext:value-type="time">
            <text:p>15:35:36.02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688568" calcext:value-type="float">
            <text:p>-1.69E-09</text:p>
          </table:table-cell>
          <table:table-cell table:formula="of:=[.C159]*10^9" office:value-type="float" office:value="-1.688568" calcext:value-type="float">
            <text:p>-1.688568</text:p>
          </table:table-cell>
          <table:table-cell table:formula="of:=[.$N$1]*[.D159]" office:value-type="float" office:value="-1.44247232871082" calcext:value-type="float">
            <text:p>-1.44247232871082</text:p>
          </table:table-cell>
          <table:table-cell table:number-columns-repeated="9"/>
        </table:table-row>
        <table:table-row table:style-name="ro1">
          <table:table-cell office:value-type="time" office:time-value="PT15H35M36.404S" calcext:value-type="time">
            <text:p>15:35:36.40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784021" calcext:value-type="float">
            <text:p>-1.78E-09</text:p>
          </table:table-cell>
          <table:table-cell table:formula="of:=[.C160]*10^9" office:value-type="float" office:value="-1.784021" calcext:value-type="float">
            <text:p>-1.784021</text:p>
          </table:table-cell>
          <table:table-cell table:formula="of:=[.$N$1]*[.D160]" office:value-type="float" office:value="-1.52401379532184" calcext:value-type="float">
            <text:p>-1.52401379532184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AVERAGE([.E159:.E163])" office:value-type="float" office:value="-1.46643391736547" calcext:value-type="float">
            <text:p>-1.46643391736547</text:p>
          </table:table-cell>
          <table:table-cell office:value-type="float" office:value="0.05" calcext:value-type="float">
            <text:p>0.05</text:p>
          </table:table-cell>
          <table:table-cell table:formula="of:=SQRT(([.H160]*[.$N$2])^2+([.$N$1]*[.L160])^2)" office:value-type="float" office:value="0.0496528323896642" calcext:value-type="float">
            <text:p>0.049652832389664</text:p>
          </table:table-cell>
          <table:table-cell/>
          <table:table-cell table:formula="of:=(MAX([.E159:.E163])-MIN([.E159:.E163]))/2" office:value-type="float" office:value="0.0567064848156267" calcext:value-type="float">
            <text:p>0.056706484815627</text:p>
          </table:table-cell>
          <table:table-cell table:number-columns-repeated="2"/>
        </table:table-row>
        <table:table-row table:style-name="ro1">
          <table:table-cell office:value-type="time" office:time-value="PT15H35M36.779S" calcext:value-type="time">
            <text:p>15:35:36.78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73149" calcext:value-type="float">
            <text:p>-1.73E-09</text:p>
          </table:table-cell>
          <table:table-cell table:formula="of:=[.C161]*10^9" office:value-type="float" office:value="-1.73149" calcext:value-type="float">
            <text:p>-1.73149</text:p>
          </table:table-cell>
          <table:table-cell table:formula="of:=[.$N$1]*[.D161]" office:value-type="float" office:value="-1.47913878057591" calcext:value-type="float">
            <text:p>-1.47913878057591</text:p>
          </table:table-cell>
          <table:table-cell table:number-columns-repeated="9"/>
        </table:table-row>
        <table:table-row table:style-name="ro1">
          <table:table-cell office:value-type="time" office:time-value="PT15H35M37.156S" calcext:value-type="time">
            <text:p>15:35:37.16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72775" calcext:value-type="float">
            <text:p>-1.73E-09</text:p>
          </table:table-cell>
          <table:table-cell table:formula="of:=[.C162]*10^9" office:value-type="float" office:value="-1.72775" calcext:value-type="float">
            <text:p>-1.72775</text:p>
          </table:table-cell>
          <table:table-cell table:formula="of:=[.$N$1]*[.D162]" office:value-type="float" office:value="-1.47594385652821" calcext:value-type="float">
            <text:p>-1.47594385652821</text:p>
          </table:table-cell>
          <table:table-cell table:number-columns-repeated="9"/>
        </table:table-row>
        <table:table-row table:style-name="ro1">
          <table:table-cell office:value-type="time" office:time-value="PT15H35M37.539S" calcext:value-type="time">
            <text:p>15:35:37.54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651259" calcext:value-type="float">
            <text:p>-1.65E-09</text:p>
          </table:table-cell>
          <table:table-cell table:formula="of:=[.C163]*10^9" office:value-type="float" office:value="-1.651259" calcext:value-type="float">
            <text:p>-1.651259</text:p>
          </table:table-cell>
          <table:table-cell table:formula="of:=[.$N$1]*[.D163]" office:value-type="float" office:value="-1.41060082569059" calcext:value-type="float">
            <text:p>-1.41060082569059</text:p>
          </table:table-cell>
          <table:table-cell table:number-columns-repeated="9"/>
        </table:table-row>
        <table:table-row table:style-name="ro1">
          <table:table-cell office:value-type="time" office:time-value="PT15H35M37.924S" calcext:value-type="time">
            <text:p>15:35:37.92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3663634" calcext:value-type="float">
            <text:p>-3.66E-09</text:p>
          </table:table-cell>
          <table:table-cell table:formula="of:=[.C164]*10^9" office:value-type="float" office:value="-3.663634" calcext:value-type="float">
            <text:p>-3.663634</text:p>
          </table:table-cell>
          <table:table-cell table:formula="of:=[.$N$1]*[.D164]" office:value-type="float" office:value="-3.12968779908428" calcext:value-type="float">
            <text:p>-3.12968779908428</text:p>
          </table:table-cell>
          <table:table-cell table:number-columns-repeated="9"/>
        </table:table-row>
        <table:table-row table:style-name="ro1">
          <table:table-cell office:value-type="time" office:time-value="PT15H35M38.308S" calcext:value-type="time">
            <text:p>15:35:38.31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3734834" calcext:value-type="float">
            <text:p>-3.73E-09</text:p>
          </table:table-cell>
          <table:table-cell table:formula="of:=[.C165]*10^9" office:value-type="float" office:value="-3.734834" calcext:value-type="float">
            <text:p>-3.734834</text:p>
          </table:table-cell>
          <table:table-cell table:formula="of:=[.$N$1]*[.D165]" office:value-type="float" office:value="-3.19051095207795" calcext:value-type="float">
            <text:p>-3.19051095207795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AVERAGE([.E164:.E168])" office:value-type="float" office:value="-3.11899573802389" calcext:value-type="float">
            <text:p>-3.11899573802389</text:p>
          </table:table-cell>
          <table:table-cell office:value-type="float" office:value="0.05" calcext:value-type="float">
            <text:p>0.05</text:p>
          </table:table-cell>
          <table:table-cell table:formula="of:=SQRT(([.H165]*[.$N$2])^2+([.$N$1]*[.L165])^2)" office:value-type="float" office:value="0.0932402656704294" calcext:value-type="float">
            <text:p>0.09324026567043</text:p>
          </table:table-cell>
          <table:table-cell/>
          <table:table-cell table:formula="of:=(MAX([.E164:.E168])-MIN([.E164:.E168]))/2" office:value-type="float" office:value="0.105720805570418" calcext:value-type="float">
            <text:p>0.105720805570418</text:p>
          </table:table-cell>
          <table:table-cell table:number-columns-repeated="2"/>
        </table:table-row>
        <table:table-row table:style-name="ro1">
          <table:table-cell office:value-type="time" office:time-value="PT15H35M38.691S" calcext:value-type="time">
            <text:p>15:35:38.69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3646532" calcext:value-type="float">
            <text:p>-3.65E-09</text:p>
          </table:table-cell>
          <table:table-cell table:formula="of:=[.C166]*10^9" office:value-type="float" office:value="-3.646532" calcext:value-type="float">
            <text:p>-3.646532</text:p>
          </table:table-cell>
          <table:table-cell table:formula="of:=[.$N$1]*[.D166]" office:value-type="float" office:value="-3.11507828275706" calcext:value-type="float">
            <text:p>-3.11507828275706</text:p>
          </table:table-cell>
          <table:table-cell table:number-columns-repeated="9"/>
        </table:table-row>
        <table:table-row table:style-name="ro1">
          <table:table-cell office:value-type="time" office:time-value="PT15H35M39.074S" calcext:value-type="time">
            <text:p>15:35:39.07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3487319" calcext:value-type="float">
            <text:p>-3.49E-09</text:p>
          </table:table-cell>
          <table:table-cell table:formula="of:=[.C167]*10^9" office:value-type="float" office:value="-3.487319" calcext:value-type="float">
            <text:p>-3.487319</text:p>
          </table:table-cell>
          <table:table-cell table:formula="of:=[.$N$1]*[.D167]" office:value-type="float" office:value="-2.97906934093711" calcext:value-type="float">
            <text:p>-2.97906934093711</text:p>
          </table:table-cell>
          <table:table-cell table:number-columns-repeated="9"/>
        </table:table-row>
        <table:table-row table:style-name="ro1">
          <table:table-cell office:value-type="time" office:time-value="PT15H35M39.458S" calcext:value-type="time">
            <text:p>15:35:39.46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372327" calcext:value-type="float">
            <text:p>-3.72E-09</text:p>
          </table:table-cell>
          <table:table-cell table:formula="of:=[.C168]*10^9" office:value-type="float" office:value="-3.72327" calcext:value-type="float">
            <text:p>-3.72327</text:p>
          </table:table-cell>
          <table:table-cell table:formula="of:=[.$N$1]*[.D168]" office:value-type="float" office:value="-3.18063231526308" calcext:value-type="float">
            <text:p>-3.18063231526308</text:p>
          </table:table-cell>
          <table:table-cell table:number-columns-repeated="9"/>
        </table:table-row>
        <table:table-row table:style-name="ro1">
          <table:table-cell office:value-type="time" office:time-value="PT15H35M39.843S" calcext:value-type="time">
            <text:p>15:35:39.84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8347999" calcext:value-type="float">
            <text:p>-8.35E-09</text:p>
          </table:table-cell>
          <table:table-cell table:formula="of:=[.C169]*10^9" office:value-type="float" office:value="-8.347999" calcext:value-type="float">
            <text:p>-8.347999</text:p>
          </table:table-cell>
          <table:table-cell table:formula="of:=[.$N$1]*[.D169]" office:value-type="float" office:value="-7.13134298269635" calcext:value-type="float">
            <text:p>-7.13134298269635</text:p>
          </table:table-cell>
          <table:table-cell table:number-columns-repeated="9"/>
        </table:table-row>
        <table:table-row table:style-name="ro1">
          <table:table-cell office:value-type="time" office:time-value="PT15H35M40.227S" calcext:value-type="time">
            <text:p>15:35:40.23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8415832" calcext:value-type="float">
            <text:p>-8.42E-09</text:p>
          </table:table-cell>
          <table:table-cell table:formula="of:=[.C170]*10^9" office:value-type="float" office:value="-8.415832" calcext:value-type="float">
            <text:p>-8.415832</text:p>
          </table:table-cell>
          <table:table-cell table:formula="of:=[.$N$1]*[.D170]" office:value-type="float" office:value="-7.18928984978932" calcext:value-type="float">
            <text:p>-7.18928984978932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AVERAGE([.E169:.E173])" office:value-type="float" office:value="-7.12677714578455" calcext:value-type="float">
            <text:p>-7.12677714578455</text:p>
          </table:table-cell>
          <table:table-cell office:value-type="float" office:value="0.05" calcext:value-type="float">
            <text:p>0.05</text:p>
          </table:table-cell>
          <table:table-cell table:formula="of:=SQRT(([.H170]*[.$N$2])^2+([.$N$1]*[.L170])^2)" office:value-type="float" office:value="0.0999645522035065" calcext:value-type="float">
            <text:p>0.099964552203507</text:p>
          </table:table-cell>
          <table:table-cell/>
          <table:table-cell table:formula="of:=(MAX([.E169:.E173])-MIN([.E169:.E173]))/2" office:value-type="float" office:value="0.0992425417961553" calcext:value-type="float">
            <text:p>0.099242541796155</text:p>
          </table:table-cell>
          <table:table-cell table:number-columns-repeated="2"/>
        </table:table-row>
        <table:table-row table:style-name="ro1">
          <table:table-cell office:value-type="time" office:time-value="PT15H35M40.611S" calcext:value-type="time">
            <text:p>15:35:40.61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8426913" calcext:value-type="float">
            <text:p>-8.43E-09</text:p>
          </table:table-cell>
          <table:table-cell table:formula="of:=[.C171]*10^9" office:value-type="float" office:value="-8.426913" calcext:value-type="float">
            <text:p>-8.426913</text:p>
          </table:table-cell>
          <table:table-cell table:formula="of:=[.$N$1]*[.D171]" office:value-type="float" office:value="-7.19875588010284" calcext:value-type="float">
            <text:p>-7.19875588010284</text:p>
          </table:table-cell>
          <table:table-cell table:number-columns-repeated="9"/>
        </table:table-row>
        <table:table-row table:style-name="ro1">
          <table:table-cell office:value-type="time" office:time-value="PT15H35M40.994S" calcext:value-type="time">
            <text:p>15:35:40.99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8194565" calcext:value-type="float">
            <text:p>-8.19E-09</text:p>
          </table:table-cell>
          <table:table-cell table:formula="of:=[.C172]*10^9" office:value-type="float" office:value="-8.194565" calcext:value-type="float">
            <text:p>-8.194565</text:p>
          </table:table-cell>
          <table:table-cell table:formula="of:=[.$N$1]*[.D172]" office:value-type="float" office:value="-7.00027079651053" calcext:value-type="float">
            <text:p>-7.00027079651053</text:p>
          </table:table-cell>
          <table:table-cell table:number-columns-repeated="9"/>
        </table:table-row>
        <table:table-row table:style-name="ro1">
          <table:table-cell office:value-type="time" office:time-value="PT15H35M41.377S" calcext:value-type="time">
            <text:p>15:35:41.38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8327962" calcext:value-type="float">
            <text:p>-8.33E-09</text:p>
          </table:table-cell>
          <table:table-cell table:formula="of:=[.C173]*10^9" office:value-type="float" office:value="-8.327962" calcext:value-type="float">
            <text:p>-8.327962</text:p>
          </table:table-cell>
          <table:table-cell table:formula="of:=[.$N$1]*[.D173]" office:value-type="float" office:value="-7.11422621982368" calcext:value-type="float">
            <text:p>-7.11422621982368</text:p>
          </table:table-cell>
          <table:table-cell table:number-columns-repeated="9"/>
        </table:table-row>
        <table:table-row table:style-name="ro1">
          <table:table-cell office:value-type="time" office:time-value="PT15H35M41.762S" calcext:value-type="time">
            <text:p>15:35:41.76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198093" calcext:value-type="float">
            <text:p>-1.98E-08</text:p>
          </table:table-cell>
          <table:table-cell table:formula="of:=[.C174]*10^9" office:value-type="float" office:value="-19.8093" calcext:value-type="float">
            <text:p>-19.8093</text:p>
          </table:table-cell>
          <table:table-cell table:formula="of:=[.$N$1]*[.D174]" office:value-type="float" office:value="-16.9222483791777" calcext:value-type="float">
            <text:p>-16.9222483791777</text:p>
          </table:table-cell>
          <table:table-cell table:number-columns-repeated="9"/>
        </table:table-row>
        <table:table-row table:style-name="ro1">
          <table:table-cell office:value-type="time" office:time-value="PT15H35M42.145S" calcext:value-type="time">
            <text:p>15:35:42.15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2009807" calcext:value-type="float">
            <text:p>-2.01E-08</text:p>
          </table:table-cell>
          <table:table-cell table:formula="of:=[.C175]*10^9" office:value-type="float" office:value="-20.09807" calcext:value-type="float">
            <text:p>-20.09807</text:p>
          </table:table-cell>
          <table:table-cell table:formula="of:=[.$N$1]*[.D175]" office:value-type="float" office:value="-17.1689323944864" calcext:value-type="float">
            <text:p>-17.1689323944864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AVERAGE([.E174:.E178])" office:value-type="float" office:value="-17.0992984268863" calcext:value-type="float">
            <text:p>-17.0992984268863</text:p>
          </table:table-cell>
          <table:table-cell office:value-type="float" office:value="0.05" calcext:value-type="float">
            <text:p>0.05</text:p>
          </table:table-cell>
          <table:table-cell table:formula="of:=SQRT(([.H175]*[.$N$2])^2+([.$N$1]*[.L175])^2)" office:value-type="float" office:value="0.214892765422937" calcext:value-type="float">
            <text:p>0.214892765422937</text:p>
          </table:table-cell>
          <table:table-cell/>
          <table:table-cell table:formula="of:=(MAX([.E174:.E178])-MIN([.E174:.E178]))/2" office:value-type="float" office:value="0.202852049296013" calcext:value-type="float">
            <text:p>0.202852049296013</text:p>
          </table:table-cell>
          <table:table-cell table:number-columns-repeated="2"/>
        </table:table-row>
        <table:table-row table:style-name="ro1">
          <table:table-cell office:value-type="time" office:time-value="PT15H35M42.529S" calcext:value-type="time">
            <text:p>15:35:42.53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1996068" calcext:value-type="float">
            <text:p>-2.00E-08</text:p>
          </table:table-cell>
          <table:table-cell table:formula="of:=[.C176]*10^9" office:value-type="float" office:value="-19.96068" calcext:value-type="float">
            <text:p>-19.96068</text:p>
          </table:table-cell>
          <table:table-cell table:formula="of:=[.$N$1]*[.D176]" office:value-type="float" office:value="-17.0515659199106" calcext:value-type="float">
            <text:p>-17.0515659199106</text:p>
          </table:table-cell>
          <table:table-cell table:number-columns-repeated="9"/>
        </table:table-row>
        <table:table-row table:style-name="ro1">
          <table:table-cell office:value-type="time" office:time-value="PT15H35M42.913S" calcext:value-type="time">
            <text:p>15:35:42.91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1993051" calcext:value-type="float">
            <text:p>-1.99E-08</text:p>
          </table:table-cell>
          <table:table-cell table:formula="of:=[.C177]*10^9" office:value-type="float" office:value="-19.93051" calcext:value-type="float">
            <text:p>-19.93051</text:p>
          </table:table-cell>
          <table:table-cell table:formula="of:=[.$N$1]*[.D177]" office:value-type="float" office:value="-17.0257929630873" calcext:value-type="float">
            <text:p>-17.0257929630873</text:p>
          </table:table-cell>
          <table:table-cell table:number-columns-repeated="9"/>
        </table:table-row>
        <table:table-row table:style-name="ro1">
          <table:table-cell office:value-type="time" office:time-value="PT15H35M43.296S" calcext:value-type="time">
            <text:p>15:35:43.30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2028422" calcext:value-type="float">
            <text:p>-2.03E-08</text:p>
          </table:table-cell>
          <table:table-cell table:formula="of:=[.C178]*10^9" office:value-type="float" office:value="-20.28422" calcext:value-type="float">
            <text:p>-20.28422</text:p>
          </table:table-cell>
          <table:table-cell table:formula="of:=[.$N$1]*[.D178]" office:value-type="float" office:value="-17.3279524777697" calcext:value-type="float">
            <text:p>-17.3279524777697</text:p>
          </table:table-cell>
          <table:table-cell table:number-columns-repeated="9"/>
        </table:table-row>
        <table:table-row table:style-name="ro1">
          <table:table-cell office:value-type="time" office:time-value="PT15H35M43.681S" calcext:value-type="time">
            <text:p>15:35:43.68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462811" calcext:value-type="float">
            <text:p>-4.63E-08</text:p>
          </table:table-cell>
          <table:table-cell table:formula="of:=[.C179]*10^9" office:value-type="float" office:value="-46.2811" calcext:value-type="float">
            <text:p>-46.2811</text:p>
          </table:table-cell>
          <table:table-cell table:formula="of:=[.$N$1]*[.D179]" office:value-type="float" office:value="-39.5359891294271" calcext:value-type="float">
            <text:p>-39.5359891294271</text:p>
          </table:table-cell>
          <table:table-cell table:number-columns-repeated="9"/>
        </table:table-row>
        <table:table-row table:style-name="ro1">
          <table:table-cell office:value-type="time" office:time-value="PT15H35M44.064S" calcext:value-type="time">
            <text:p>15:35:44.06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4617702" calcext:value-type="float">
            <text:p>-4.62E-08</text:p>
          </table:table-cell>
          <table:table-cell table:formula="of:=[.C180]*10^9" office:value-type="float" office:value="-46.17702" calcext:value-type="float">
            <text:p>-46.17702</text:p>
          </table:table-cell>
          <table:table-cell table:formula="of:=[.$N$1]*[.D180]" office:value-type="float" office:value="-39.4470779810622" calcext:value-type="float">
            <text:p>-39.4470779810622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AVERAGE([.E179:.E183])" office:value-type="float" office:value="-39.6917767013209" calcext:value-type="float">
            <text:p>-39.6917767013209</text:p>
          </table:table-cell>
          <table:table-cell office:value-type="float" office:value="0.05" calcext:value-type="float">
            <text:p>0.05</text:p>
          </table:table-cell>
          <table:table-cell table:formula="of:=SQRT(([.H180]*[.$N$2])^2+([.$N$1]*[.L180])^2)" office:value-type="float" office:value="0.360906864098696" calcext:value-type="float">
            <text:p>0.360906864098696</text:p>
          </table:table-cell>
          <table:table-cell/>
          <table:table-cell table:formula="of:=(MAX([.E179:.E183])-MIN([.E179:.E183]))/2" office:value-type="float" office:value="0.243399394195514" calcext:value-type="float">
            <text:p>0.243399394195514</text:p>
          </table:table-cell>
          <table:table-cell table:number-columns-repeated="2"/>
        </table:table-row>
        <table:table-row table:style-name="ro1">
          <table:table-cell office:value-type="time" office:time-value="PT15H35M44.448S" calcext:value-type="time">
            <text:p>15:35:44.45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4651474" calcext:value-type="float">
            <text:p>-4.65E-08</text:p>
          </table:table-cell>
          <table:table-cell table:formula="of:=[.C181]*10^9" office:value-type="float" office:value="-46.51474" calcext:value-type="float">
            <text:p>-46.51474</text:p>
          </table:table-cell>
          <table:table-cell table:formula="of:=[.$N$1]*[.D181]" office:value-type="float" office:value="-39.735577914054" calcext:value-type="float">
            <text:p>-39.735577914054</text:p>
          </table:table-cell>
          <table:table-cell table:number-columns-repeated="9"/>
        </table:table-row>
        <table:table-row table:style-name="ro1">
          <table:table-cell office:value-type="time" office:time-value="PT15H35M44.832S" calcext:value-type="time">
            <text:p>15:35:44.83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4674687" calcext:value-type="float">
            <text:p>-4.67E-08</text:p>
          </table:table-cell>
          <table:table-cell table:formula="of:=[.C182]*10^9" office:value-type="float" office:value="-46.74687" calcext:value-type="float">
            <text:p>-46.74687</text:p>
          </table:table-cell>
          <table:table-cell table:formula="of:=[.$N$1]*[.D182]" office:value-type="float" office:value="-39.9338767694532" calcext:value-type="float">
            <text:p>-39.9338767694532</text:p>
          </table:table-cell>
          <table:table-cell table:number-columns-repeated="9"/>
        </table:table-row>
        <table:table-row table:style-name="ro1">
          <table:table-cell office:value-type="time" office:time-value="PT15H35M45.215S" calcext:value-type="time">
            <text:p>15:35:45.22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465976" calcext:value-type="float">
            <text:p>-4.66E-08</text:p>
          </table:table-cell>
          <table:table-cell table:formula="of:=[.C183]*10^9" office:value-type="float" office:value="-46.5976" calcext:value-type="float">
            <text:p>-46.5976</text:p>
          </table:table-cell>
          <table:table-cell table:formula="of:=[.$N$1]*[.D183]" office:value-type="float" office:value="-39.8063617126082" calcext:value-type="float">
            <text:p>-39.8063617126082</text:p>
          </table:table-cell>
          <table:table-cell table:number-columns-repeated="9"/>
        </table:table-row>
        <table:table-row table:style-name="ro1">
          <table:table-cell office:value-type="time" office:time-value="PT15H35M45.599S" calcext:value-type="time">
            <text:p>15:35:45.60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9866268" calcext:value-type="float">
            <text:p>-9.87E-08</text:p>
          </table:table-cell>
          <table:table-cell table:formula="of:=[.C184]*10^9" office:value-type="float" office:value="-98.66268" calcext:value-type="float">
            <text:p>-98.66268</text:p>
          </table:table-cell>
          <table:table-cell table:formula="of:=[.$N$1]*[.D184]" office:value-type="float" office:value="-84.2833606798486" calcext:value-type="float">
            <text:p>-84.2833606798486</text:p>
          </table:table-cell>
          <table:table-cell table:number-columns-repeated="9"/>
        </table:table-row>
        <table:table-row table:style-name="ro1">
          <table:table-cell office:value-type="time" office:time-value="PT15H35M45.983S" calcext:value-type="time">
            <text:p>15:35:45.98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9898217" calcext:value-type="float">
            <text:p>-9.90E-08</text:p>
          </table:table-cell>
          <table:table-cell table:formula="of:=[.C185]*10^9" office:value-type="float" office:value="-98.98217" calcext:value-type="float">
            <text:p>-98.98217</text:p>
          </table:table-cell>
          <table:table-cell table:formula="of:=[.$N$1]*[.D185]" office:value-type="float" office:value="-84.5562874937524" calcext:value-type="float">
            <text:p>-84.5562874937524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AVERAGE([.E184:.E188])" office:value-type="float" office:value="-84.6584088842225" calcext:value-type="float">
            <text:p>-84.6584088842225</text:p>
          </table:table-cell>
          <table:table-cell office:value-type="float" office:value="0.05" calcext:value-type="float">
            <text:p>0.05</text:p>
          </table:table-cell>
          <table:table-cell table:formula="of:=SQRT(([.H185]*[.$N$2])^2+([.$N$1]*[.L185])^2)" office:value-type="float" office:value="0.73505042835103" calcext:value-type="float">
            <text:p>0.73505042835103</text:p>
          </table:table-cell>
          <table:table-cell/>
          <table:table-cell table:formula="of:=(MAX([.E184:.E188])-MIN([.E184:.E188]))/2" office:value-type="float" office:value="0.444863274620531" calcext:value-type="float">
            <text:p>0.444863274620531</text:p>
          </table:table-cell>
          <table:table-cell table:number-columns-repeated="2"/>
        </table:table-row>
        <table:table-row table:style-name="ro1">
          <table:table-cell office:value-type="time" office:time-value="PT15H35M46.367S" calcext:value-type="time">
            <text:p>15:35:46.37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9898996" calcext:value-type="float">
            <text:p>-9.90E-08</text:p>
          </table:table-cell>
          <table:table-cell table:formula="of:=[.C186]*10^9" office:value-type="float" office:value="-98.98996" calcext:value-type="float">
            <text:p>-98.98996</text:p>
          </table:table-cell>
          <table:table-cell table:formula="of:=[.$N$1]*[.D186]" office:value-type="float" office:value="-84.5629421617555" calcext:value-type="float">
            <text:p>-84.5629421617555</text:p>
          </table:table-cell>
          <table:table-cell table:number-columns-repeated="9"/>
        </table:table-row>
        <table:table-row table:style-name="ro1">
          <table:table-cell office:value-type="time" office:time-value="PT15H35M46.751S" calcext:value-type="time">
            <text:p>15:35:46.75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9916956" calcext:value-type="float">
            <text:p>-9.92E-08</text:p>
          </table:table-cell>
          <table:table-cell table:formula="of:=[.C187]*10^9" office:value-type="float" office:value="-99.16956" calcext:value-type="float">
            <text:p>-99.16956</text:p>
          </table:table-cell>
          <table:table-cell table:formula="of:=[.$N$1]*[.D187]" office:value-type="float" office:value="-84.7163668566665" calcext:value-type="float">
            <text:p>-84.7163668566665</text:p>
          </table:table-cell>
          <table:table-cell table:number-columns-repeated="9"/>
        </table:table-row>
        <table:table-row table:style-name="ro1">
          <table:table-cell office:value-type="time" office:time-value="PT15H35M47.134S" calcext:value-type="time">
            <text:p>15:35:47.13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997042" calcext:value-type="float">
            <text:p>-9.97E-08</text:p>
          </table:table-cell>
          <table:table-cell table:formula="of:=[.C188]*10^9" office:value-type="float" office:value="-99.7042" calcext:value-type="float">
            <text:p>-99.7042</text:p>
          </table:table-cell>
          <table:table-cell table:formula="of:=[.$N$1]*[.D188]" office:value-type="float" office:value="-85.1730872290897" calcext:value-type="float">
            <text:p>-85.1730872290897</text:p>
          </table:table-cell>
          <table:table-cell table:number-columns-repeated="9"/>
        </table:table-row>
        <table:table-row table:style-name="ro1">
          <table:table-cell office:value-type="time" office:time-value="PT15H35M47.518S" calcext:value-type="time">
            <text:p>15:35:47.52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876875" calcext:value-type="float">
            <text:p>-1.88E-07</text:p>
          </table:table-cell>
          <table:table-cell table:formula="of:=[.C189]*10^9" office:value-type="float" office:value="-187.6875" calcext:value-type="float">
            <text:p>-187.6875</text:p>
          </table:table-cell>
          <table:table-cell table:formula="of:=[.$N$1]*[.D189]" office:value-type="float" office:value="-160.333504599704" calcext:value-type="float">
            <text:p>-160.333504599704</text:p>
          </table:table-cell>
          <table:table-cell table:number-columns-repeated="9"/>
        </table:table-row>
        <table:table-row table:style-name="ro1">
          <table:table-cell office:value-type="time" office:time-value="PT15H35M47.903S" calcext:value-type="time">
            <text:p>15:35:47.90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878881" calcext:value-type="float">
            <text:p>-1.88E-07</text:p>
          </table:table-cell>
          <table:table-cell table:formula="of:=[.C190]*10^9" office:value-type="float" office:value="-187.8881" calcext:value-type="float">
            <text:p>-187.8881</text:p>
          </table:table-cell>
          <table:table-cell table:formula="of:=[.$N$1]*[.D190]" office:value-type="float" office:value="-160.504868707717" calcext:value-type="float">
            <text:p>-160.504868707717</text:p>
          </table:table-cell>
          <table:table-cell/>
          <table:table-cell office:value-type="float" office:value="-185" calcext:value-type="float">
            <text:p>-185</text:p>
          </table:table-cell>
          <table:table-cell table:formula="of:=AVERAGE([.E189:.E193])" office:value-type="float" office:value="-160.939839677398" calcext:value-type="float">
            <text:p>-160.939839677398</text:p>
          </table:table-cell>
          <table:table-cell office:value-type="float" office:value="0.05" calcext:value-type="float">
            <text:p>0.05</text:p>
          </table:table-cell>
          <table:table-cell table:formula="of:=SQRT(([.H190]*[.$N$2])^2+([.$N$1]*[.L190])^2)" office:value-type="float" office:value="1.33681730915285" calcext:value-type="float">
            <text:p>1.33681730915285</text:p>
          </table:table-cell>
          <table:table-cell/>
          <table:table-cell table:formula="of:=(MAX([.E189:.E193])-MIN([.E189:.E193]))/2" office:value-type="float" office:value="0.698825566102101" calcext:value-type="float">
            <text:p>0.698825566102101</text:p>
          </table:table-cell>
          <table:table-cell table:number-columns-repeated="2"/>
        </table:table-row>
        <table:table-row table:style-name="ro1">
          <table:table-cell office:value-type="time" office:time-value="PT15H35M48.287S" calcext:value-type="time">
            <text:p>15:35:48.29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8828" calcext:value-type="float">
            <text:p>-1.88E-07</text:p>
          </table:table-cell>
          <table:table-cell table:formula="of:=[.C191]*10^9" office:value-type="float" office:value="-188.28" calcext:value-type="float">
            <text:p>-188.28</text:p>
          </table:table-cell>
          <table:table-cell table:formula="of:=[.$N$1]*[.D191]" office:value-type="float" office:value="-160.839652326512" calcext:value-type="float">
            <text:p>-160.839652326512</text:p>
          </table:table-cell>
          <table:table-cell table:number-columns-repeated="9"/>
        </table:table-row>
        <table:table-row table:style-name="ro1">
          <table:table-cell office:value-type="time" office:time-value="PT15H35M48.669S" calcext:value-type="time">
            <text:p>15:35:48.67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888072" calcext:value-type="float">
            <text:p>-1.89E-07</text:p>
          </table:table-cell>
          <table:table-cell table:formula="of:=[.C192]*10^9" office:value-type="float" office:value="-188.8072" calcext:value-type="float">
            <text:p>-188.8072</text:p>
          </table:table-cell>
          <table:table-cell table:formula="of:=[.$N$1]*[.D192]" office:value-type="float" office:value="-161.29001702115" calcext:value-type="float">
            <text:p>-161.29001702115</text:p>
          </table:table-cell>
          <table:table-cell table:number-columns-repeated="9"/>
        </table:table-row>
        <table:table-row table:style-name="ro1">
          <table:table-cell office:value-type="time" office:time-value="PT15H35M49.053S" calcext:value-type="time">
            <text:p>15:35:49.05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893236" calcext:value-type="float">
            <text:p>-1.89E-07</text:p>
          </table:table-cell>
          <table:table-cell table:formula="of:=[.C193]*10^9" office:value-type="float" office:value="-189.3236" calcext:value-type="float">
            <text:p>-189.3236</text:p>
          </table:table-cell>
          <table:table-cell table:formula="of:=[.$N$1]*[.D193]" office:value-type="float" office:value="-161.731155731908" calcext:value-type="float">
            <text:p>-161.731155731908</text:p>
          </table:table-cell>
          <table:table-cell table:number-columns-repeated="9"/>
        </table:table-row>
        <table:table-row table:style-name="ro1">
          <table:table-cell office:value-type="time" office:time-value="PT15H35M49.437S" calcext:value-type="time">
            <text:p>15:35:49.44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3187724" calcext:value-type="float">
            <text:p>-3.19E-07</text:p>
          </table:table-cell>
          <table:table-cell table:formula="of:=[.C194]*10^9" office:value-type="float" office:value="-318.7724" calcext:value-type="float">
            <text:p>-318.7724</text:p>
          </table:table-cell>
          <table:table-cell table:formula="of:=[.$N$1]*[.D194]" office:value-type="float" office:value="-272.313798530315" calcext:value-type="float">
            <text:p>-272.313798530315</text:p>
          </table:table-cell>
          <table:table-cell table:number-columns-repeated="9"/>
        </table:table-row>
        <table:table-row table:style-name="ro1">
          <table:table-cell office:value-type="time" office:time-value="PT15H35M49.821S" calcext:value-type="time">
            <text:p>15:35:49.82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3190845" calcext:value-type="float">
            <text:p>-3.19E-07</text:p>
          </table:table-cell>
          <table:table-cell table:formula="of:=[.C195]*10^9" office:value-type="float" office:value="-319.0845" calcext:value-type="float">
            <text:p>-319.0845</text:p>
          </table:table-cell>
          <table:table-cell table:formula="of:=[.$N$1]*[.D195]" office:value-type="float" office:value="-272.580412379323" calcext:value-type="float">
            <text:p>-272.580412379323</text:p>
          </table:table-cell>
          <table:table-cell/>
          <table:table-cell office:value-type="float" office:value="-190" calcext:value-type="float">
            <text:p>-190</text:p>
          </table:table-cell>
          <table:table-cell table:formula="of:=AVERAGE([.E194:.E198])" office:value-type="float" office:value="-273.176752641146" calcext:value-type="float">
            <text:p>-273.176752641146</text:p>
          </table:table-cell>
          <table:table-cell office:value-type="float" office:value="0.05" calcext:value-type="float">
            <text:p>0.05</text:p>
          </table:table-cell>
          <table:table-cell table:formula="of:=SQRT(([.H195]*[.$N$2])^2+([.$N$1]*[.L195])^2)" office:value-type="float" office:value="2.19424410451781" calcext:value-type="float">
            <text:p>2.19424410451781</text:p>
          </table:table-cell>
          <table:table-cell/>
          <table:table-cell table:formula="of:=(MAX([.E194:.E198])-MIN([.E194:.E198]))/2" office:value-type="float" office:value="0.974280982995452" calcext:value-type="float">
            <text:p>0.974280982995452</text:p>
          </table:table-cell>
          <table:table-cell table:number-columns-repeated="2"/>
        </table:table-row>
        <table:table-row table:style-name="ro1">
          <table:table-cell office:value-type="time" office:time-value="PT15H35M50.205S" calcext:value-type="time">
            <text:p>15:35:50.21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3196623" calcext:value-type="float">
            <text:p>-3.20E-07</text:p>
          </table:table-cell>
          <table:table-cell table:formula="of:=[.C196]*10^9" office:value-type="float" office:value="-319.6623" calcext:value-type="float">
            <text:p>-319.6623</text:p>
          </table:table-cell>
          <table:table-cell table:formula="of:=[.$N$1]*[.D196]" office:value-type="float" office:value="-273.074002516959" calcext:value-type="float">
            <text:p>-273.074002516959</text:p>
          </table:table-cell>
          <table:table-cell table:number-columns-repeated="9"/>
        </table:table-row>
        <table:table-row table:style-name="ro1">
          <table:table-cell office:value-type="time" office:time-value="PT15H35M50.589S" calcext:value-type="time">
            <text:p>15:35:50.59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3203403" calcext:value-type="float">
            <text:p>-3.20E-07</text:p>
          </table:table-cell>
          <table:table-cell table:formula="of:=[.C197]*10^9" office:value-type="float" office:value="-320.3403" calcext:value-type="float">
            <text:p>-320.3403</text:p>
          </table:table-cell>
          <table:table-cell table:formula="of:=[.$N$1]*[.D197]" office:value-type="float" office:value="-273.653189282826" calcext:value-type="float">
            <text:p>-273.653189282826</text:p>
          </table:table-cell>
          <table:table-cell table:number-columns-repeated="9"/>
        </table:table-row>
        <table:table-row table:style-name="ro1">
          <table:table-cell office:value-type="time" office:time-value="PT15H35M50.973S" calcext:value-type="time">
            <text:p>15:35:50.97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3210534" calcext:value-type="float">
            <text:p>-3.21E-07</text:p>
          </table:table-cell>
          <table:table-cell table:formula="of:=[.C198]*10^9" office:value-type="float" office:value="-321.0534" calcext:value-type="float">
            <text:p>-321.0534</text:p>
          </table:table-cell>
          <table:table-cell table:formula="of:=[.$N$1]*[.D198]" office:value-type="float" office:value="-274.262360496306" calcext:value-type="float">
            <text:p>-274.262360496306</text:p>
          </table:table-cell>
          <table:table-cell table:number-columns-repeated="9"/>
        </table:table-row>
        <table:table-row table:style-name="ro1">
          <table:table-cell office:value-type="time" office:time-value="PT15H35M51.357S" calcext:value-type="time">
            <text:p>15:35:51.36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4882502" calcext:value-type="float">
            <text:p>-4.88E-07</text:p>
          </table:table-cell>
          <table:table-cell table:formula="of:=[.C199]*10^9" office:value-type="float" office:value="-488.2502" calcext:value-type="float">
            <text:p>-488.2502</text:p>
          </table:table-cell>
          <table:table-cell table:formula="of:=[.$N$1]*[.D199]" office:value-type="float" office:value="-417.091525474558" calcext:value-type="float">
            <text:p>-417.091525474558</text:p>
          </table:table-cell>
          <table:table-cell table:number-columns-repeated="9"/>
        </table:table-row>
        <table:table-row table:style-name="ro1">
          <table:table-cell office:value-type="time" office:time-value="PT15H35M51.74S" calcext:value-type="time">
            <text:p>15:35:51.74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4886758" calcext:value-type="float">
            <text:p>-4.89E-07</text:p>
          </table:table-cell>
          <table:table-cell table:formula="of:=[.C200]*10^9" office:value-type="float" office:value="-488.6758" calcext:value-type="float">
            <text:p>-488.6758</text:p>
          </table:table-cell>
          <table:table-cell table:formula="of:=[.$N$1]*[.D200]" office:value-type="float" office:value="-417.455097580094" calcext:value-type="float">
            <text:p>-417.455097580094</text:p>
          </table:table-cell>
          <table:table-cell/>
          <table:table-cell office:value-type="float" office:value="-195" calcext:value-type="float">
            <text:p>-195</text:p>
          </table:table-cell>
          <table:table-cell table:formula="of:=AVERAGE([.E199:.E203])" office:value-type="float" office:value="-418.103632991466" calcext:value-type="float">
            <text:p>-418.103632991466</text:p>
          </table:table-cell>
          <table:table-cell office:value-type="float" office:value="0.05" calcext:value-type="float">
            <text:p>0.05</text:p>
          </table:table-cell>
          <table:table-cell table:formula="of:=SQRT(([.H200]*[.$N$2])^2+([.$N$1]*[.L200])^2)" office:value-type="float" office:value="3.2617479459507" calcext:value-type="float">
            <text:p>3.2617479459507</text:p>
          </table:table-cell>
          <table:table-cell/>
          <table:table-cell table:formula="of:=(MAX([.E199:.E203])-MIN([.E199:.E203]))/2" office:value-type="float" office:value="1.16072274059195" calcext:value-type="float">
            <text:p>1.16072274059195</text:p>
          </table:table-cell>
          <table:table-cell table:number-columns-repeated="2"/>
        </table:table-row>
        <table:table-row table:style-name="ro1">
          <table:table-cell office:value-type="time" office:time-value="PT15H35M52.124S" calcext:value-type="time">
            <text:p>15:35:52.12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4892723" calcext:value-type="float">
            <text:p>-4.89E-07</text:p>
          </table:table-cell>
          <table:table-cell table:formula="of:=[.C201]*10^9" office:value-type="float" office:value="-489.2723" calcext:value-type="float">
            <text:p>-489.2723</text:p>
          </table:table-cell>
          <table:table-cell table:formula="of:=[.$N$1]*[.D201]" office:value-type="float" office:value="-417.964662337969" calcext:value-type="float">
            <text:p>-417.964662337969</text:p>
          </table:table-cell>
          <table:table-cell table:number-columns-repeated="9"/>
        </table:table-row>
        <table:table-row table:style-name="ro1">
          <table:table-cell office:value-type="time" office:time-value="PT15H35M52.508S" calcext:value-type="time">
            <text:p>15:35:52.51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4900089" calcext:value-type="float">
            <text:p>-4.90E-07</text:p>
          </table:table-cell>
          <table:table-cell table:formula="of:=[.C202]*10^9" office:value-type="float" office:value="-490.0089" calcext:value-type="float">
            <text:p>-490.0089</text:p>
          </table:table-cell>
          <table:table-cell table:formula="of:=[.$N$1]*[.D202]" office:value-type="float" office:value="-418.593908608968" calcext:value-type="float">
            <text:p>-418.593908608968</text:p>
          </table:table-cell>
          <table:table-cell table:number-columns-repeated="9"/>
        </table:table-row>
        <table:table-row table:style-name="ro1">
          <table:table-cell office:value-type="time" office:time-value="PT15H35M52.892S" calcext:value-type="time">
            <text:p>15:35:52.89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4909677" calcext:value-type="float">
            <text:p>-4.91E-07</text:p>
          </table:table-cell>
          <table:table-cell table:formula="of:=[.C203]*10^9" office:value-type="float" office:value="-490.9677" calcext:value-type="float">
            <text:p>-490.9677</text:p>
          </table:table-cell>
          <table:table-cell table:formula="of:=[.$N$1]*[.D203]" office:value-type="float" office:value="-419.412970955742" calcext:value-type="float">
            <text:p>-419.412970955742</text:p>
          </table:table-cell>
          <table:table-cell table:number-columns-repeated="9"/>
        </table:table-row>
        <table:table-row table:style-name="ro1">
          <table:table-cell office:value-type="time" office:time-value="PT15H35M53.275S" calcext:value-type="time">
            <text:p>15:35:53.28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6879516" calcext:value-type="float">
            <text:p>-6.88E-07</text:p>
          </table:table-cell>
          <table:table-cell table:formula="of:=[.C204]*10^9" office:value-type="float" office:value="-687.9516" calcext:value-type="float">
            <text:p>-687.9516</text:p>
          </table:table-cell>
          <table:table-cell table:formula="of:=[.$N$1]*[.D204]" office:value-type="float" office:value="-587.6879974584" calcext:value-type="float">
            <text:p>-587.6879974584</text:p>
          </table:table-cell>
          <table:table-cell table:number-columns-repeated="9"/>
        </table:table-row>
        <table:table-row table:style-name="ro1">
          <table:table-cell office:value-type="time" office:time-value="PT15H35M53.658S" calcext:value-type="time">
            <text:p>15:35:53.66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6884566" calcext:value-type="float">
            <text:p>-6.88E-07</text:p>
          </table:table-cell>
          <table:table-cell table:formula="of:=[.C205]*10^9" office:value-type="float" office:value="-688.4566" calcext:value-type="float">
            <text:p>-688.4566</text:p>
          </table:table-cell>
          <table:table-cell table:formula="of:=[.$N$1]*[.D205]" office:value-type="float" office:value="-588.119397630616" calcext:value-type="float">
            <text:p>-588.119397630616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AVERAGE([.E204:.E208])" office:value-type="float" office:value="-588.969537874945" calcext:value-type="float">
            <text:p>-588.969537874945</text:p>
          </table:table-cell>
          <table:table-cell office:value-type="float" office:value="0.05" calcext:value-type="float">
            <text:p>0.05</text:p>
          </table:table-cell>
          <table:table-cell table:formula="of:=SQRT(([.H205]*[.$N$2])^2+([.$N$1]*[.L205])^2)" office:value-type="float" office:value="4.5194157489386" calcext:value-type="float">
            <text:p>4.5194157489386</text:p>
          </table:table-cell>
          <table:table-cell/>
          <table:table-cell table:formula="of:=(MAX([.E204:.E208])-MIN([.E204:.E208]))/2" office:value-type="float" office:value="1.31641121858496" calcext:value-type="float">
            <text:p>1.31641121858496</text:p>
          </table:table-cell>
          <table:table-cell table:number-columns-repeated="2"/>
        </table:table-row>
        <table:table-row table:style-name="ro1">
          <table:table-cell office:value-type="time" office:time-value="PT15H35M54.042S" calcext:value-type="time">
            <text:p>15:35:54.04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6895978" calcext:value-type="float">
            <text:p>-6.90E-07</text:p>
          </table:table-cell>
          <table:table-cell table:formula="of:=[.C206]*10^9" office:value-type="float" office:value="-689.5978" calcext:value-type="float">
            <text:p>-689.5978</text:p>
          </table:table-cell>
          <table:table-cell table:formula="of:=[.$N$1]*[.D206]" office:value-type="float" office:value="-589.094276594048" calcext:value-type="float">
            <text:p>-589.094276594048</text:p>
          </table:table-cell>
          <table:table-cell table:number-columns-repeated="9"/>
        </table:table-row>
        <table:table-row table:style-name="ro1">
          <table:table-cell office:value-type="time" office:time-value="PT15H35M54.426S" calcext:value-type="time">
            <text:p>15:35:54.43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6902193" calcext:value-type="float">
            <text:p>-6.90E-07</text:p>
          </table:table-cell>
          <table:table-cell table:formula="of:=[.C207]*10^9" office:value-type="float" office:value="-690.2193" calcext:value-type="float">
            <text:p>-690.2193</text:p>
          </table:table-cell>
          <table:table-cell table:formula="of:=[.$N$1]*[.D207]" office:value-type="float" office:value="-589.625197796093" calcext:value-type="float">
            <text:p>-589.625197796093</text:p>
          </table:table-cell>
          <table:table-cell table:number-columns-repeated="9"/>
        </table:table-row>
        <table:table-row table:style-name="ro1">
          <table:table-cell office:value-type="time" office:time-value="PT15H35M54.811S" calcext:value-type="time">
            <text:p>15:35:54.81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6910336" calcext:value-type="float">
            <text:p>-6.91E-07</text:p>
          </table:table-cell>
          <table:table-cell table:formula="of:=[.C208]*10^9" office:value-type="float" office:value="-691.0336" calcext:value-type="float">
            <text:p>-691.0336</text:p>
          </table:table-cell>
          <table:table-cell table:formula="of:=[.$N$1]*[.D208]" office:value-type="float" office:value="-590.32081989557" calcext:value-type="float">
            <text:p>-590.32081989557</text:p>
          </table:table-cell>
          <table:table-cell table:number-columns-repeated="9"/>
        </table:table-row>
        <table:table-row table:style-name="ro1">
          <table:table-cell office:value-type="time" office:time-value="PT15H35M55.194S" calcext:value-type="time">
            <text:p>15:35:55.19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9087335" calcext:value-type="float">
            <text:p>-9.09E-07</text:p>
          </table:table-cell>
          <table:table-cell table:formula="of:=[.C209]*10^9" office:value-type="float" office:value="-908.7335" calcext:value-type="float">
            <text:p>-908.7335</text:p>
          </table:table-cell>
          <table:table-cell table:formula="of:=[.$N$1]*[.D209]" office:value-type="float" office:value="-776.292650294531" calcext:value-type="float">
            <text:p>-776.292650294531</text:p>
          </table:table-cell>
          <table:table-cell table:number-columns-repeated="9"/>
        </table:table-row>
        <table:table-row table:style-name="ro1">
          <table:table-cell office:value-type="time" office:time-value="PT15H35M55.577S" calcext:value-type="time">
            <text:p>15:35:55.58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9098489" calcext:value-type="float">
            <text:p>-9.10E-07</text:p>
          </table:table-cell>
          <table:table-cell table:formula="of:=[.C210]*10^9" office:value-type="float" office:value="-909.8489" calcext:value-type="float">
            <text:p>-909.8489</text:p>
          </table:table-cell>
          <table:table-cell table:formula="of:=[.$N$1]*[.D210]" office:value-type="float" office:value="-777.24548940758" calcext:value-type="float">
            <text:p>-777.24548940758</text:p>
          </table:table-cell>
          <table:table-cell/>
          <table:table-cell office:value-type="float" office:value="-205" calcext:value-type="float">
            <text:p>-205</text:p>
          </table:table-cell>
          <table:table-cell table:formula="of:=AVERAGE([.E209:.E213])" office:value-type="float" office:value="-777.984815334405" calcext:value-type="float">
            <text:p>-777.984815334405</text:p>
          </table:table-cell>
          <table:table-cell office:value-type="float" office:value="0.05" calcext:value-type="float">
            <text:p>0.05</text:p>
          </table:table-cell>
          <table:table-cell table:formula="of:=SQRT(([.H210]*[.$N$2])^2+([.$N$1]*[.L210])^2)" office:value-type="float" office:value="5.96731384029323" calcext:value-type="float">
            <text:p>5.96731384029323</text:p>
          </table:table-cell>
          <table:table-cell/>
          <table:table-cell table:formula="of:=(MAX([.E209:.E213])-MIN([.E209:.E213]))/2" office:value-type="float" office:value="1.7270956399571" calcext:value-type="float">
            <text:p>1.7270956399571</text:p>
          </table:table-cell>
          <table:table-cell table:number-columns-repeated="2"/>
        </table:table-row>
        <table:table-row table:style-name="ro1">
          <table:table-cell office:value-type="time" office:time-value="PT15H35M55.961S" calcext:value-type="time">
            <text:p>15:35:55.96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9104978" calcext:value-type="float">
            <text:p>-9.10E-07</text:p>
          </table:table-cell>
          <table:table-cell table:formula="of:=[.C211]*10^9" office:value-type="float" office:value="-910.4978" calcext:value-type="float">
            <text:p>-910.4978</text:p>
          </table:table-cell>
          <table:table-cell table:formula="of:=[.$N$1]*[.D211]" office:value-type="float" office:value="-777.799817272434" calcext:value-type="float">
            <text:p>-777.799817272434</text:p>
          </table:table-cell>
          <table:table-cell table:number-columns-repeated="9"/>
        </table:table-row>
        <table:table-row table:style-name="ro1">
          <table:table-cell office:value-type="time" office:time-value="PT15H35M56.345S" calcext:value-type="time">
            <text:p>15:35:56.35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9117146" calcext:value-type="float">
            <text:p>-9.12E-07</text:p>
          </table:table-cell>
          <table:table-cell table:formula="of:=[.C212]*10^9" office:value-type="float" office:value="-911.7146" calcext:value-type="float">
            <text:p>-911.7146</text:p>
          </table:table-cell>
          <table:table-cell table:formula="of:=[.$N$1]*[.D212]" office:value-type="float" office:value="-778.839278123034" calcext:value-type="float">
            <text:p>-778.839278123034</text:p>
          </table:table-cell>
          <table:table-cell table:number-columns-repeated="9"/>
        </table:table-row>
        <table:table-row table:style-name="ro1">
          <table:table-cell office:value-type="time" office:time-value="PT15H35M56.73S" calcext:value-type="time">
            <text:p>15:35:56.73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912777" calcext:value-type="float">
            <text:p>-9.13E-07</text:p>
          </table:table-cell>
          <table:table-cell table:formula="of:=[.C213]*10^9" office:value-type="float" office:value="-912.777" calcext:value-type="float">
            <text:p>-912.777</text:p>
          </table:table-cell>
          <table:table-cell table:formula="of:=[.$N$1]*[.D213]" office:value-type="float" office:value="-779.746841574445" calcext:value-type="float">
            <text:p>-779.746841574445</text:p>
          </table:table-cell>
          <table:table-cell table:number-columns-repeated="9"/>
        </table:table-row>
        <table:table-row table:style-name="ro1">
          <table:table-cell office:value-type="time" office:time-value="PT15H35M57.146S" calcext:value-type="time">
            <text:p>15:35:57.1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137368" calcext:value-type="float">
            <text:p>-1.14E-06</text:p>
          </table:table-cell>
          <table:table-cell table:formula="of:=[.C214]*10^9" office:value-type="float" office:value="-1137.368" calcext:value-type="float">
            <text:p>-1137.368</text:p>
          </table:table-cell>
          <table:table-cell table:formula="of:=[.$N$1]*[.D214]" office:value-type="float" office:value="-971.60544766996" calcext:value-type="float">
            <text:p>-971.60544766996</text:p>
          </table:table-cell>
          <table:table-cell table:number-columns-repeated="9"/>
        </table:table-row>
        <table:table-row table:style-name="ro1">
          <table:table-cell office:value-type="time" office:time-value="PT15H35M57.56S" calcext:value-type="time">
            <text:p>15:35:57.56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138175" calcext:value-type="float">
            <text:p>-1.14E-06</text:p>
          </table:table-cell>
          <table:table-cell table:formula="of:=[.C215]*10^9" office:value-type="float" office:value="-1138.175" calcext:value-type="float">
            <text:p>-1138.175</text:p>
          </table:table-cell>
          <table:table-cell table:formula="of:=[.$N$1]*[.D215]" office:value-type="float" office:value="-972.29483368774" calcext:value-type="float">
            <text:p>-972.29483368774</text:p>
          </table:table-cell>
          <table:table-cell/>
          <table:table-cell office:value-type="float" office:value="-210" calcext:value-type="float">
            <text:p>-210</text:p>
          </table:table-cell>
          <table:table-cell table:formula="of:=AVERAGE([.E214:.E218])" office:value-type="float" office:value="-973.368635700563" calcext:value-type="float">
            <text:p>-973.368635700563</text:p>
          </table:table-cell>
          <table:table-cell office:value-type="float" office:value="0.05" calcext:value-type="float">
            <text:p>0.05</text:p>
          </table:table-cell>
          <table:table-cell table:formula="of:=SQRT(([.H215]*[.$N$2])^2+([.$N$1]*[.L215])^2)" office:value-type="float" office:value="7.39424318734489" calcext:value-type="float">
            <text:p>7.39424318734489</text:p>
          </table:table-cell>
          <table:table-cell/>
          <table:table-cell table:formula="of:=(MAX([.E214:.E218])-MIN([.E214:.E218]))/2" office:value-type="float" office:value="1.79137853690628" calcext:value-type="float">
            <text:p>1.79137853690628</text:p>
          </table:table-cell>
          <table:table-cell table:number-columns-repeated="2"/>
        </table:table-row>
        <table:table-row table:style-name="ro1">
          <table:table-cell office:value-type="time" office:time-value="PT15H35M57.944S" calcext:value-type="time">
            <text:p>15:35:57.9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139417" calcext:value-type="float">
            <text:p>-1.14E-06</text:p>
          </table:table-cell>
          <table:table-cell table:formula="of:=[.C216]*10^9" office:value-type="float" office:value="-1139.417" calcext:value-type="float">
            <text:p>-1139.417</text:p>
          </table:table-cell>
          <table:table-cell table:formula="of:=[.$N$1]*[.D216]" office:value-type="float" office:value="-973.355821834062" calcext:value-type="float">
            <text:p>-973.355821834062</text:p>
          </table:table-cell>
          <table:table-cell table:number-columns-repeated="9"/>
        </table:table-row>
        <table:table-row table:style-name="ro1">
          <table:table-cell office:value-type="time" office:time-value="PT15H35M58.329S" calcext:value-type="time">
            <text:p>15:35:58.33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140638" calcext:value-type="float">
            <text:p>-1.14E-06</text:p>
          </table:table-cell>
          <table:table-cell table:formula="of:=[.C217]*10^9" office:value-type="float" office:value="-1140.638" calcext:value-type="float">
            <text:p>-1140.638</text:p>
          </table:table-cell>
          <table:table-cell table:formula="of:=[.$N$1]*[.D217]" office:value-type="float" office:value="-974.398870567282" calcext:value-type="float">
            <text:p>-974.398870567282</text:p>
          </table:table-cell>
          <table:table-cell table:number-columns-repeated="9"/>
        </table:table-row>
        <table:table-row table:style-name="ro1">
          <table:table-cell office:value-type="time" office:time-value="PT15H35M58.713S" calcext:value-type="time">
            <text:p>15:35:58.7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141562" calcext:value-type="float">
            <text:p>-1.14E-06</text:p>
          </table:table-cell>
          <table:table-cell table:formula="of:=[.C218]*10^9" office:value-type="float" office:value="-1141.562" calcext:value-type="float">
            <text:p>-1141.562</text:p>
          </table:table-cell>
          <table:table-cell table:formula="of:=[.$N$1]*[.D218]" office:value-type="float" office:value="-975.188204743773" calcext:value-type="float">
            <text:p>-975.188204743773</text:p>
          </table:table-cell>
          <table:table-cell table:number-columns-repeated="9"/>
        </table:table-row>
        <table:table-row table:style-name="ro1">
          <table:table-cell office:value-type="time" office:time-value="PT14H49M19.319S" calcext:value-type="time">
            <text:p>14:49:19.3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392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19.703S" calcext:value-type="time">
            <text:p>14:49:19.7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256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086S" calcext:value-type="time">
            <text:p>14:49:20.0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4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469S" calcext:value-type="time">
            <text:p>14:49:20.4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848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853S" calcext:value-type="time">
            <text:p>14:49:20.8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936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238S" calcext:value-type="time">
            <text:p>14:49:21.2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031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622S" calcext:value-type="time">
            <text:p>14:49:21.6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25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006S" calcext:value-type="time">
            <text:p>14:49:22.0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763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389S" calcext:value-type="time">
            <text:p>14:49:22.3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001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765S" calcext:value-type="time">
            <text:p>14:49:22.7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" calcext:value-type="float">
            <text:p>-1.26E-06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459106403208615" calcext:value-type="float">
            <text:p>-0.045910640320862</text:p>
          </table:table-cell>
          <table:table-cell office:value-type="float" office:value="0.05" calcext:value-type="float">
            <text:p>0.05</text:p>
          </table:table-cell>
          <table:table-cell office:value-type="float" office:value="0.135268355967017" calcext:value-type="float">
            <text:p>0.1352683559670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823347782116713" calcext:value-type="float">
            <text:p>-0.082334778211671</text:p>
          </table:table-cell>
          <table:table-cell office:value-type="float" office:value="0.05" calcext:value-type="float">
            <text:p>0.05</text:p>
          </table:table-cell>
          <table:table-cell office:value-type="float" office:value="0.124605283590317" calcext:value-type="float">
            <text:p>0.1246052835903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889116457137717" calcext:value-type="float">
            <text:p>-0.088911645713772</text:p>
          </table:table-cell>
          <table:table-cell office:value-type="float" office:value="0.05" calcext:value-type="float">
            <text:p>0.05</text:p>
          </table:table-cell>
          <table:table-cell office:value-type="float" office:value="0.107582656439109" calcext:value-type="float">
            <text:p>0.1075826564391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43030809107066" calcext:value-type="float">
            <text:p>-0.143030809107066</text:p>
          </table:table-cell>
          <table:table-cell office:value-type="float" office:value="0.05" calcext:value-type="float">
            <text:p>0.05</text:p>
          </table:table-cell>
          <table:table-cell office:value-type="float" office:value="0.117843676083833" calcext:value-type="float">
            <text:p>0.1178436760838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40677834680226" calcext:value-type="float">
            <text:p>-0.140677834680226</text:p>
          </table:table-cell>
          <table:table-cell office:value-type="float" office:value="0.05" calcext:value-type="float">
            <text:p>0.05</text:p>
          </table:table-cell>
          <table:table-cell office:value-type="float" office:value="0.0897559603090134" calcext:value-type="float">
            <text:p>0.0897559603090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87975375811852" calcext:value-type="float">
            <text:p>-0.187975375811852</text:p>
          </table:table-cell>
          <table:table-cell office:value-type="float" office:value="0.05" calcext:value-type="float">
            <text:p>0.05</text:p>
          </table:table-cell>
          <table:table-cell office:value-type="float" office:value="0.106482981888892" calcext:value-type="float">
            <text:p>0.1064829818888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204681551648535" calcext:value-type="float">
            <text:p>-0.204681551648535</text:p>
          </table:table-cell>
          <table:table-cell office:value-type="float" office:value="0.05" calcext:value-type="float">
            <text:p>0.05</text:p>
          </table:table-cell>
          <table:table-cell office:value-type="float" office:value="0.121932383029914" calcext:value-type="float">
            <text:p>0.1219323830299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202485933210849" calcext:value-type="float">
            <text:p>-0.202485933210849</text:p>
          </table:table-cell>
          <table:table-cell office:value-type="float" office:value="0.05" calcext:value-type="float">
            <text:p>0.05</text:p>
          </table:table-cell>
          <table:table-cell office:value-type="float" office:value="0.120687870260132" calcext:value-type="float">
            <text:p>0.1206878702601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77223989966597" calcext:value-type="float">
            <text:p>-0.177223989966597</text:p>
          </table:table-cell>
          <table:table-cell office:value-type="float" office:value="0.05" calcext:value-type="float">
            <text:p>0.05</text:p>
          </table:table-cell>
          <table:table-cell office:value-type="float" office:value="0.117377425281461" calcext:value-type="float">
            <text:p>0.1173774252814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80990072465673" calcext:value-type="float">
            <text:p>-0.180990072465673</text:p>
          </table:table-cell>
          <table:table-cell office:value-type="float" office:value="0.05" calcext:value-type="float">
            <text:p>0.05</text:p>
          </table:table-cell>
          <table:table-cell office:value-type="float" office:value="0.0702466726809255" calcext:value-type="float">
            <text:p>0.0702466726809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34974379481726" calcext:value-type="float">
            <text:p>-0.234974379481726</text:p>
          </table:table-cell>
          <table:table-cell office:value-type="float" office:value="0.05" calcext:value-type="float">
            <text:p>0.05</text:p>
          </table:table-cell>
          <table:table-cell office:value-type="float" office:value="0.103422968714429" calcext:value-type="float">
            <text:p>0.1034229687144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56391544292913" calcext:value-type="float">
            <text:p>-0.256391544292913</text:p>
          </table:table-cell>
          <table:table-cell office:value-type="float" office:value="0.05" calcext:value-type="float">
            <text:p>0.05</text:p>
          </table:table-cell>
          <table:table-cell office:value-type="float" office:value="0.0845053772463943" calcext:value-type="float">
            <text:p>0.0845053772463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31694186444103" calcext:value-type="float">
            <text:p>-0.31694186444103</text:p>
          </table:table-cell>
          <table:table-cell office:value-type="float" office:value="0.05" calcext:value-type="float">
            <text:p>0.05</text:p>
          </table:table-cell>
          <table:table-cell office:value-type="float" office:value="0.125480798100075" calcext:value-type="float">
            <text:p>0.1254807981000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56249754588785" calcext:value-type="float">
            <text:p>-0.256249754588785</text:p>
          </table:table-cell>
          <table:table-cell office:value-type="float" office:value="0.05" calcext:value-type="float">
            <text:p>0.05</text:p>
          </table:table-cell>
          <table:table-cell office:value-type="float" office:value="0.0932295518928272" calcext:value-type="float">
            <text:p>0.0932295518928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51445972718625" calcext:value-type="float">
            <text:p>-0.251445972718625</text:p>
          </table:table-cell>
          <table:table-cell office:value-type="float" office:value="0.05" calcext:value-type="float">
            <text:p>0.05</text:p>
          </table:table-cell>
          <table:table-cell office:value-type="float" office:value="0.0826688390426352" calcext:value-type="float">
            <text:p>0.0826688390426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310532334246682" calcext:value-type="float">
            <text:p>-0.310532334246682</text:p>
          </table:table-cell>
          <table:table-cell office:value-type="float" office:value="0.05" calcext:value-type="float">
            <text:p>0.05</text:p>
          </table:table-cell>
          <table:table-cell office:value-type="float" office:value="0.119016300477445" calcext:value-type="float">
            <text:p>0.1190163004774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319187280980972" calcext:value-type="float">
            <text:p>-0.319187280980972</text:p>
          </table:table-cell>
          <table:table-cell office:value-type="float" office:value="0.05" calcext:value-type="float">
            <text:p>0.05</text:p>
          </table:table-cell>
          <table:table-cell office:value-type="float" office:value="0.0861404514688608" calcext:value-type="float">
            <text:p>0.0861404514688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329540782603232" calcext:value-type="float">
            <text:p>-0.329540782603232</text:p>
          </table:table-cell>
          <table:table-cell office:value-type="float" office:value="0.05" calcext:value-type="float">
            <text:p>0.05</text:p>
          </table:table-cell>
          <table:table-cell office:value-type="float" office:value="0.0855359501206902" calcext:value-type="float">
            <text:p>0.085535950120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86954426925396" calcext:value-type="float">
            <text:p>-0.286954426925396</text:p>
          </table:table-cell>
          <table:table-cell office:value-type="float" office:value="0.05" calcext:value-type="float">
            <text:p>0.05</text:p>
          </table:table-cell>
          <table:table-cell office:value-type="float" office:value="0.115856808640648" calcext:value-type="float">
            <text:p>0.1158568086406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29761112766436" calcext:value-type="float">
            <text:p>-0.329761112766436</text:p>
          </table:table-cell>
          <table:table-cell office:value-type="float" office:value="0.05" calcext:value-type="float">
            <text:p>0.05</text:p>
          </table:table-cell>
          <table:table-cell office:value-type="float" office:value="0.0870225308325997" calcext:value-type="float">
            <text:p>0.08702253083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357481623531562" calcext:value-type="float">
            <text:p>-0.357481623531562</text:p>
          </table:table-cell>
          <table:table-cell office:value-type="float" office:value="0.05" calcext:value-type="float">
            <text:p>0.05</text:p>
          </table:table-cell>
          <table:table-cell office:value-type="float" office:value="0.110648877367771" calcext:value-type="float">
            <text:p>0.1106488773677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312344146629369" calcext:value-type="float">
            <text:p>-0.312344146629369</text:p>
          </table:table-cell>
          <table:table-cell office:value-type="float" office:value="0.05" calcext:value-type="float">
            <text:p>0.05</text:p>
          </table:table-cell>
          <table:table-cell office:value-type="float" office:value="0.114297688747361" calcext:value-type="float">
            <text:p>0.1142976887473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723685344408" calcext:value-type="float">
            <text:p>-0.37236853444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5966455232598" calcext:value-type="float">
            <text:p>0.0959664552325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85535995317095" calcext:value-type="float">
            <text:p>-0.385535995317095</text:p>
          </table:table-cell>
          <table:table-cell office:value-type="float" office:value="0.05" calcext:value-type="float">
            <text:p>0.05</text:p>
          </table:table-cell>
          <table:table-cell office:value-type="float" office:value="0.111260998436193" calcext:value-type="float">
            <text:p>0.1112609984361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424220904518649" calcext:value-type="float">
            <text:p>-0.424220904518649</text:p>
          </table:table-cell>
          <table:table-cell office:value-type="float" office:value="0.05" calcext:value-type="float">
            <text:p>0.05</text:p>
          </table:table-cell>
          <table:table-cell office:value-type="float" office:value="0.110661715919361" calcext:value-type="float">
            <text:p>0.1106617159193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94489231778384" calcext:value-type="float">
            <text:p>-0.394489231778384</text:p>
          </table:table-cell>
          <table:table-cell office:value-type="float" office:value="0.05" calcext:value-type="float">
            <text:p>0.05</text:p>
          </table:table-cell>
          <table:table-cell office:value-type="float" office:value="0.104542008097951" calcext:value-type="float">
            <text:p>0.1045420080979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456233308814934" calcext:value-type="float">
            <text:p>-0.456233308814934</text:p>
          </table:table-cell>
          <table:table-cell office:value-type="float" office:value="0.05" calcext:value-type="float">
            <text:p>0.05</text:p>
          </table:table-cell>
          <table:table-cell office:value-type="float" office:value="0.121423709919084" calcext:value-type="float">
            <text:p>0.1214237099190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474765781828998" calcext:value-type="float">
            <text:p>-0.474765781828998</text:p>
          </table:table-cell>
          <table:table-cell office:value-type="float" office:value="0.05" calcext:value-type="float">
            <text:p>0.05</text:p>
          </table:table-cell>
          <table:table-cell office:value-type="float" office:value="0.113463901240141" calcext:value-type="float">
            <text:p>0.1134639012401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516314556023321" calcext:value-type="float">
            <text:p>-0.516314556023321</text:p>
          </table:table-cell>
          <table:table-cell office:value-type="float" office:value="0.05" calcext:value-type="float">
            <text:p>0.05</text:p>
          </table:table-cell>
          <table:table-cell office:value-type="float" office:value="0.102099550791528" calcext:value-type="float">
            <text:p>0.1020995507915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591474512094741" calcext:value-type="float">
            <text:p>-0.591474512094741</text:p>
          </table:table-cell>
          <table:table-cell office:value-type="float" office:value="0.05" calcext:value-type="float">
            <text:p>0.05</text:p>
          </table:table-cell>
          <table:table-cell office:value-type="float" office:value="0.115253240629723" calcext:value-type="float">
            <text:p>0.1152532406297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671224907701649" calcext:value-type="float">
            <text:p>-0.671224907701649</text:p>
          </table:table-cell>
          <table:table-cell office:value-type="float" office:value="0.05" calcext:value-type="float">
            <text:p>0.05</text:p>
          </table:table-cell>
          <table:table-cell office:value-type="float" office:value="0.110835332345811" calcext:value-type="float">
            <text:p>0.1108353323458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826789193700436" calcext:value-type="float">
            <text:p>-0.826789193700436</text:p>
          </table:table-cell>
          <table:table-cell office:value-type="float" office:value="0.05" calcext:value-type="float">
            <text:p>0.05</text:p>
          </table:table-cell>
          <table:table-cell office:value-type="float" office:value="0.0842229117640243" calcext:value-type="float">
            <text:p>0.0842229117640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.38422561714172" calcext:value-type="float">
            <text:p>-1.38422561714172</text:p>
          </table:table-cell>
          <table:table-cell office:value-type="float" office:value="0.05" calcext:value-type="float">
            <text:p>0.05</text:p>
          </table:table-cell>
          <table:table-cell office:value-type="float" office:value="0.122099150920212" calcext:value-type="float">
            <text:p>0.1220991509202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2.52115505785905" calcext:value-type="float">
            <text:p>-2.52115505785905</text:p>
          </table:table-cell>
          <table:table-cell office:value-type="float" office:value="0.05" calcext:value-type="float">
            <text:p>0.05</text:p>
          </table:table-cell>
          <table:table-cell office:value-type="float" office:value="0.113016139058455" calcext:value-type="float">
            <text:p>0.1130161390584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5.53210341928474" calcext:value-type="float">
            <text:p>-5.53210341928474</text:p>
          </table:table-cell>
          <table:table-cell office:value-type="float" office:value="0.05" calcext:value-type="float">
            <text:p>0.05</text:p>
          </table:table-cell>
          <table:table-cell office:value-type="float" office:value="0.123417859200799" calcext:value-type="float">
            <text:p>0.1234178592007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3.0682644644174" calcext:value-type="float">
            <text:p>-13.0682644644174</text:p>
          </table:table-cell>
          <table:table-cell office:value-type="float" office:value="0.05" calcext:value-type="float">
            <text:p>0.05</text:p>
          </table:table-cell>
          <table:table-cell office:value-type="float" office:value="0.160452855768666" calcext:value-type="float">
            <text:p>0.1604528557686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31.1956057325928" calcext:value-type="float">
            <text:p>-31.1956057325928</text:p>
          </table:table-cell>
          <table:table-cell office:value-type="float" office:value="0.05" calcext:value-type="float">
            <text:p>0.05</text:p>
          </table:table-cell>
          <table:table-cell office:value-type="float" office:value="0.300708356419051" calcext:value-type="float">
            <text:p>0.3007083564190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69.2524782921459" calcext:value-type="float">
            <text:p>-69.2524782921459</text:p>
          </table:table-cell>
          <table:table-cell office:value-type="float" office:value="0.05" calcext:value-type="float">
            <text:p>0.05</text:p>
          </table:table-cell>
          <table:table-cell office:value-type="float" office:value="0.635258877244707" calcext:value-type="float">
            <text:p>0.6352588772447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38.029876503945" calcext:value-type="float">
            <text:p>-138.029876503945</text:p>
          </table:table-cell>
          <table:table-cell office:value-type="float" office:value="0.05" calcext:value-type="float">
            <text:p>0.05</text:p>
          </table:table-cell>
          <table:table-cell office:value-type="float" office:value="1.16966347853413" calcext:value-type="float">
            <text:p>1.169663478534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242.787421016559" calcext:value-type="float">
            <text:p>-242.787421016559</text:p>
          </table:table-cell>
          <table:table-cell office:value-type="float" office:value="0.05" calcext:value-type="float">
            <text:p>0.05</text:p>
          </table:table-cell>
          <table:table-cell office:value-type="float" office:value="1.97191775457883" calcext:value-type="float">
            <text:p>1.971917754578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381.355018614372" calcext:value-type="float">
            <text:p>-381.355018614372</text:p>
          </table:table-cell>
          <table:table-cell office:value-type="float" office:value="0.05" calcext:value-type="float">
            <text:p>0.05</text:p>
          </table:table-cell>
          <table:table-cell office:value-type="float" office:value="3.01983072119699" calcext:value-type="float">
            <text:p>3.019830721196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547.0975808823" calcext:value-type="float">
            <text:p>-547.0975808823</text:p>
          </table:table-cell>
          <table:table-cell office:value-type="float" office:value="0.05" calcext:value-type="float">
            <text:p>0.05</text:p>
          </table:table-cell>
          <table:table-cell office:value-type="float" office:value="4.2618118513423" calcext:value-type="float">
            <text:p>4.26181185134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730.353503733695" calcext:value-type="float">
            <text:p>-730.353503733695</text:p>
          </table:table-cell>
          <table:table-cell office:value-type="float" office:value="0.05" calcext:value-type="float">
            <text:p>0.05</text:p>
          </table:table-cell>
          <table:table-cell office:value-type="float" office:value="5.65690781139699" calcext:value-type="float">
            <text:p>5.65690781139699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74882209931871" calcext:value-type="float">
            <text:p>0.027488220993187</text:p>
          </table:table-cell>
          <table:table-cell office:value-type="float" office:value="0.05" calcext:value-type="float">
            <text:p>0.05</text:p>
          </table:table-cell>
          <table:table-cell office:value-type="float" office:value="0.135585377581493" calcext:value-type="float">
            <text:p>0.1355853775814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611295069139844" calcext:value-type="float">
            <text:p>-0.061129506913984</text:p>
          </table:table-cell>
          <table:table-cell office:value-type="float" office:value="0.05" calcext:value-type="float">
            <text:p>0.05</text:p>
          </table:table-cell>
          <table:table-cell office:value-type="float" office:value="0.0952866261962431" calcext:value-type="float">
            <text:p>0.0952866261962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948385679374812" calcext:value-type="float">
            <text:p>-0.094838567937481</text:p>
          </table:table-cell>
          <table:table-cell office:value-type="float" office:value="0.05" calcext:value-type="float">
            <text:p>0.05</text:p>
          </table:table-cell>
          <table:table-cell office:value-type="float" office:value="0.0845900585257068" calcext:value-type="float">
            <text:p>0.0845900585257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0727681496492764" calcext:value-type="float">
            <text:p>-0.072768149649277</text:p>
          </table:table-cell>
          <table:table-cell office:value-type="float" office:value="0.05" calcext:value-type="float">
            <text:p>0.05</text:p>
          </table:table-cell>
          <table:table-cell office:value-type="float" office:value="0.10923337559777" calcext:value-type="float">
            <text:p>0.109233375597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19680960419" calcext:value-type="float">
            <text:p>-0.119680960419</text:p>
          </table:table-cell>
          <table:table-cell office:value-type="float" office:value="0.05" calcext:value-type="float">
            <text:p>0.05</text:p>
          </table:table-cell>
          <table:table-cell office:value-type="float" office:value="0.113987864026801" calcext:value-type="float">
            <text:p>0.1139878640268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35591095130614" calcext:value-type="float">
            <text:p>-0.135591095130614</text:p>
          </table:table-cell>
          <table:table-cell office:value-type="float" office:value="0.05" calcext:value-type="float">
            <text:p>0.05</text:p>
          </table:table-cell>
          <table:table-cell office:value-type="float" office:value="0.11963389345893" calcext:value-type="float">
            <text:p>0.119633893458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59046937730458" calcext:value-type="float">
            <text:p>-0.159046937730458</text:p>
          </table:table-cell>
          <table:table-cell office:value-type="float" office:value="0.05" calcext:value-type="float">
            <text:p>0.05</text:p>
          </table:table-cell>
          <table:table-cell office:value-type="float" office:value="0.115069598380481" calcext:value-type="float">
            <text:p>0.1150695983804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9567105428914" calcext:value-type="float">
            <text:p>-0.19567105428914</text:p>
          </table:table-cell>
          <table:table-cell office:value-type="float" office:value="0.05" calcext:value-type="float">
            <text:p>0.05</text:p>
          </table:table-cell>
          <table:table-cell office:value-type="float" office:value="0.0966052563267882" calcext:value-type="float">
            <text:p>0.0966052563267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00446365456449" calcext:value-type="float">
            <text:p>-0.200446365456449</text:p>
          </table:table-cell>
          <table:table-cell office:value-type="float" office:value="0.05" calcext:value-type="float">
            <text:p>0.05</text:p>
          </table:table-cell>
          <table:table-cell office:value-type="float" office:value="0.0919626894877587" calcext:value-type="float">
            <text:p>0.0919626894877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73535921703814" calcext:value-type="float">
            <text:p>-0.173535921703814</text:p>
          </table:table-cell>
          <table:table-cell office:value-type="float" office:value="0.05" calcext:value-type="float">
            <text:p>0.05</text:p>
          </table:table-cell>
          <table:table-cell office:value-type="float" office:value="0.114418018186828" calcext:value-type="float">
            <text:p>0.1144180181868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198655484097563" calcext:value-type="float">
            <text:p>-0.198655484097563</text:p>
          </table:table-cell>
          <table:table-cell office:value-type="float" office:value="0.05" calcext:value-type="float">
            <text:p>0.05</text:p>
          </table:table-cell>
          <table:table-cell office:value-type="float" office:value="0.101871051627951" calcext:value-type="float">
            <text:p>0.1018710516279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3024163768745" calcext:value-type="float">
            <text:p>-0.23024163768745</text:p>
          </table:table-cell>
          <table:table-cell office:value-type="float" office:value="0.05" calcext:value-type="float">
            <text:p>0.05</text:p>
          </table:table-cell>
          <table:table-cell office:value-type="float" office:value="0.0834696299598139" calcext:value-type="float">
            <text:p>0.0834696299598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64101664852005" calcext:value-type="float">
            <text:p>-0.264101664852005</text:p>
          </table:table-cell>
          <table:table-cell office:value-type="float" office:value="0.05" calcext:value-type="float">
            <text:p>0.05</text:p>
          </table:table-cell>
          <table:table-cell office:value-type="float" office:value="0.109769217495009" calcext:value-type="float">
            <text:p>0.1097692174950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60477783809301" calcext:value-type="float">
            <text:p>-0.260477783809301</text:p>
          </table:table-cell>
          <table:table-cell office:value-type="float" office:value="0.05" calcext:value-type="float">
            <text:p>0.05</text:p>
          </table:table-cell>
          <table:table-cell office:value-type="float" office:value="0.119055490509205" calcext:value-type="float">
            <text:p>0.1190554905092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72074657611087" calcext:value-type="float">
            <text:p>-0.272074657611087</text:p>
          </table:table-cell>
          <table:table-cell office:value-type="float" office:value="0.05" calcext:value-type="float">
            <text:p>0.05</text:p>
          </table:table-cell>
          <table:table-cell office:value-type="float" office:value="0.104338372978755" calcext:value-type="float">
            <text:p>0.1043383729787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75648957533008" calcext:value-type="float">
            <text:p>-0.275648957533008</text:p>
          </table:table-cell>
          <table:table-cell office:value-type="float" office:value="0.05" calcext:value-type="float">
            <text:p>0.05</text:p>
          </table:table-cell>
          <table:table-cell office:value-type="float" office:value="0.105886629226011" calcext:value-type="float">
            <text:p>0.1058866292260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307107204815993" calcext:value-type="float">
            <text:p>-0.307107204815993</text:p>
          </table:table-cell>
          <table:table-cell office:value-type="float" office:value="0.05" calcext:value-type="float">
            <text:p>0.05</text:p>
          </table:table-cell>
          <table:table-cell office:value-type="float" office:value="0.108258238748764" calcext:value-type="float">
            <text:p>0.1082582387487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88802135219442" calcext:value-type="float">
            <text:p>-0.288802135219442</text:p>
          </table:table-cell>
          <table:table-cell office:value-type="float" office:value="0.05" calcext:value-type="float">
            <text:p>0.05</text:p>
          </table:table-cell>
          <table:table-cell office:value-type="float" office:value="0.115629672784657" calcext:value-type="float">
            <text:p>0.1156296727846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87487517942168" calcext:value-type="float">
            <text:p>-0.287487517942168</text:p>
          </table:table-cell>
          <table:table-cell office:value-type="float" office:value="0.05" calcext:value-type="float">
            <text:p>0.05</text:p>
          </table:table-cell>
          <table:table-cell office:value-type="float" office:value="0.120985612970604" calcext:value-type="float">
            <text:p>0.1209856129706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36604281288349" calcext:value-type="float">
            <text:p>-0.336604281288349</text:p>
          </table:table-cell>
          <table:table-cell office:value-type="float" office:value="0.05" calcext:value-type="float">
            <text:p>0.05</text:p>
          </table:table-cell>
          <table:table-cell office:value-type="float" office:value="0.116501628834947" calcext:value-type="float">
            <text:p>0.1165016288349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340782524366218" calcext:value-type="float">
            <text:p>-0.340782524366218</text:p>
          </table:table-cell>
          <table:table-cell office:value-type="float" office:value="0.05" calcext:value-type="float">
            <text:p>0.05</text:p>
          </table:table-cell>
          <table:table-cell office:value-type="float" office:value="0.0921828103715565" calcext:value-type="float">
            <text:p>0.0921828103715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329284846976309" calcext:value-type="float">
            <text:p>-0.329284846976309</text:p>
          </table:table-cell>
          <table:table-cell office:value-type="float" office:value="0.05" calcext:value-type="float">
            <text:p>0.05</text:p>
          </table:table-cell>
          <table:table-cell office:value-type="float" office:value="0.105500508768162" calcext:value-type="float">
            <text:p>0.1055005087681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62796969122772" calcext:value-type="float">
            <text:p>-0.362796969122772</text:p>
          </table:table-cell>
          <table:table-cell office:value-type="float" office:value="0.05" calcext:value-type="float">
            <text:p>0.05</text:p>
          </table:table-cell>
          <table:table-cell office:value-type="float" office:value="0.109299569491373" calcext:value-type="float">
            <text:p>0.1092995694913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56273446772026" calcext:value-type="float">
            <text:p>-0.356273446772026</text:p>
          </table:table-cell>
          <table:table-cell office:value-type="float" office:value="0.05" calcext:value-type="float">
            <text:p>0.05</text:p>
          </table:table-cell>
          <table:table-cell office:value-type="float" office:value="0.0881808276616989" calcext:value-type="float">
            <text:p>0.0881808276616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65631994373334" calcext:value-type="float">
            <text:p>-0.365631994373334</text:p>
          </table:table-cell>
          <table:table-cell office:value-type="float" office:value="0.05" calcext:value-type="float">
            <text:p>0.05</text:p>
          </table:table-cell>
          <table:table-cell office:value-type="float" office:value="0.10318596956025" calcext:value-type="float">
            <text:p>0.103185969560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408431214001493" calcext:value-type="float">
            <text:p>-0.408431214001493</text:p>
          </table:table-cell>
          <table:table-cell office:value-type="float" office:value="0.05" calcext:value-type="float">
            <text:p>0.05</text:p>
          </table:table-cell>
          <table:table-cell office:value-type="float" office:value="0.0977795265703097" calcext:value-type="float">
            <text:p>0.097779526570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466380575527141" calcext:value-type="float">
            <text:p>-0.466380575527141</text:p>
          </table:table-cell>
          <table:table-cell office:value-type="float" office:value="0.05" calcext:value-type="float">
            <text:p>0.05</text:p>
          </table:table-cell>
          <table:table-cell office:value-type="float" office:value="0.0930468513524163" calcext:value-type="float">
            <text:p>0.0930468513524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467752086371683" calcext:value-type="float">
            <text:p>-0.467752086371683</text:p>
          </table:table-cell>
          <table:table-cell office:value-type="float" office:value="0.05" calcext:value-type="float">
            <text:p>0.05</text:p>
          </table:table-cell>
          <table:table-cell office:value-type="float" office:value="0.115146118853863" calcext:value-type="float">
            <text:p>0.1151461188538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535791923553204" calcext:value-type="float">
            <text:p>-0.535791923553204</text:p>
          </table:table-cell>
          <table:table-cell office:value-type="float" office:value="0.05" calcext:value-type="float">
            <text:p>0.05</text:p>
          </table:table-cell>
          <table:table-cell office:value-type="float" office:value="0.0977072865672001" calcext:value-type="float">
            <text:p>0.09770728656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616068183156177" calcext:value-type="float">
            <text:p>-0.616068183156177</text:p>
          </table:table-cell>
          <table:table-cell office:value-type="float" office:value="0.05" calcext:value-type="float">
            <text:p>0.05</text:p>
          </table:table-cell>
          <table:table-cell office:value-type="float" office:value="0.102600068293069" calcext:value-type="float">
            <text:p>0.1026000682930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808647560699823" calcext:value-type="float">
            <text:p>-0.808647560699823</text:p>
          </table:table-cell>
          <table:table-cell office:value-type="float" office:value="0.05" calcext:value-type="float">
            <text:p>0.05</text:p>
          </table:table-cell>
          <table:table-cell office:value-type="float" office:value="0.0800962732026241" calcext:value-type="float">
            <text:p>0.0800962732026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.09354032193091" calcext:value-type="float">
            <text:p>-1.09354032193091</text:p>
          </table:table-cell>
          <table:table-cell office:value-type="float" office:value="0.05" calcext:value-type="float">
            <text:p>0.05</text:p>
          </table:table-cell>
          <table:table-cell office:value-type="float" office:value="0.0692710917322575" calcext:value-type="float">
            <text:p>0.0692710917322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2.00519600974794" calcext:value-type="float">
            <text:p>-2.00519600974794</text:p>
          </table:table-cell>
          <table:table-cell office:value-type="float" office:value="0.05" calcext:value-type="float">
            <text:p>0.05</text:p>
          </table:table-cell>
          <table:table-cell office:value-type="float" office:value="0.0855338374921502" calcext:value-type="float">
            <text:p>0.085533837492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4.17788497301307" calcext:value-type="float">
            <text:p>-4.177884973013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172837770459" calcext:value-type="float">
            <text:p>0.111728377704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9.87954061958755" calcext:value-type="float">
            <text:p>-9.87954061958755</text:p>
          </table:table-cell>
          <table:table-cell office:value-type="float" office:value="0.05" calcext:value-type="float">
            <text:p>0.05</text:p>
          </table:table-cell>
          <table:table-cell office:value-type="float" office:value="0.146634425046598" calcext:value-type="float">
            <text:p>0.1466344250465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23.6548947397428" calcext:value-type="float">
            <text:p>-23.6548947397428</text:p>
          </table:table-cell>
          <table:table-cell office:value-type="float" office:value="0.05" calcext:value-type="float">
            <text:p>0.05</text:p>
          </table:table-cell>
          <table:table-cell office:value-type="float" office:value="0.266575640312865" calcext:value-type="float">
            <text:p>0.2665756403128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53.8464879020256" calcext:value-type="float">
            <text:p>-53.8464879020256</text:p>
          </table:table-cell>
          <table:table-cell office:value-type="float" office:value="0.05" calcext:value-type="float">
            <text:p>0.05</text:p>
          </table:table-cell>
          <table:table-cell office:value-type="float" office:value="0.490849535057865" calcext:value-type="float">
            <text:p>0.4908495350578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10.447294197841" calcext:value-type="float">
            <text:p>-110.447294197841</text:p>
          </table:table-cell>
          <table:table-cell office:value-type="float" office:value="0.05" calcext:value-type="float">
            <text:p>0.05</text:p>
          </table:table-cell>
          <table:table-cell office:value-type="float" office:value="0.932434636304139" calcext:value-type="float">
            <text:p>0.9324346363041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01.930014718034" calcext:value-type="float">
            <text:p>-201.930014718034</text:p>
          </table:table-cell>
          <table:table-cell office:value-type="float" office:value="0.05" calcext:value-type="float">
            <text:p>0.05</text:p>
          </table:table-cell>
          <table:table-cell office:value-type="float" office:value="1.60337843864171" calcext:value-type="float">
            <text:p>1.603378438641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28.482118038035" calcext:value-type="float">
            <text:p>-328.482118038035</text:p>
          </table:table-cell>
          <table:table-cell office:value-type="float" office:value="0.05" calcext:value-type="float">
            <text:p>0.05</text:p>
          </table:table-cell>
          <table:table-cell office:value-type="float" office:value="2.62302024429397" calcext:value-type="float">
            <text:p>2.623020244293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485.008827922015" calcext:value-type="float">
            <text:p>-485.008827922015</text:p>
          </table:table-cell>
          <table:table-cell office:value-type="float" office:value="0.05" calcext:value-type="float">
            <text:p>0.05</text:p>
          </table:table-cell>
          <table:table-cell office:value-type="float" office:value="3.77462503320454" calcext:value-type="float">
            <text:p>3.774625033204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664.00820642864" calcext:value-type="float">
            <text:p>-664.00820642864</text:p>
          </table:table-cell>
          <table:table-cell office:value-type="float" office:value="0.05" calcext:value-type="float">
            <text:p>0.05</text:p>
          </table:table-cell>
          <table:table-cell office:value-type="float" office:value="5.09448795985293" calcext:value-type="float">
            <text:p>5.094487959852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854.997946949579" calcext:value-type="float">
            <text:p>-854.997946949579</text:p>
          </table:table-cell>
          <table:table-cell office:value-type="float" office:value="0.05" calcext:value-type="float">
            <text:p>0.05</text:p>
          </table:table-cell>
          <table:table-cell office:value-type="float" office:value="6.5174174087795" calcext:value-type="float">
            <text:p>6.5174174087795</text:p>
          </table:table-cell>
        </table:table-row>
      </table:table>
      <table:table table:name="Sheet4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95012496923985" calcext:value-type="float">
            <text:p>0.029501249692399</text:p>
          </table:table-cell>
          <table:table-cell office:value-type="float" office:value="0.05" calcext:value-type="float">
            <text:p>0.05</text:p>
          </table:table-cell>
          <table:table-cell office:value-type="float" office:value="0.121168027556627" calcext:value-type="float">
            <text:p>0.1211680275566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357065497488215" calcext:value-type="float">
            <text:p>-0.035706549748822</text:p>
          </table:table-cell>
          <table:table-cell office:value-type="float" office:value="0.05" calcext:value-type="float">
            <text:p>0.05</text:p>
          </table:table-cell>
          <table:table-cell office:value-type="float" office:value="0.109868347212557" calcext:value-type="float">
            <text:p>0.1098683472125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645476194713771" calcext:value-type="float">
            <text:p>-0.064547619471377</text:p>
          </table:table-cell>
          <table:table-cell office:value-type="float" office:value="0.05" calcext:value-type="float">
            <text:p>0.05</text:p>
          </table:table-cell>
          <table:table-cell office:value-type="float" office:value="0.103345198818354" calcext:value-type="float">
            <text:p>0.1033451988183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0745870327234991" calcext:value-type="float">
            <text:p>-0.074587032723499</text:p>
          </table:table-cell>
          <table:table-cell office:value-type="float" office:value="0.05" calcext:value-type="float">
            <text:p>0.05</text:p>
          </table:table-cell>
          <table:table-cell office:value-type="float" office:value="0.107351842397576" calcext:value-type="float">
            <text:p>0.1073518423975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35526296432825" calcext:value-type="float">
            <text:p>-0.135526296432825</text:p>
          </table:table-cell>
          <table:table-cell office:value-type="float" office:value="0.05" calcext:value-type="float">
            <text:p>0.05</text:p>
          </table:table-cell>
          <table:table-cell office:value-type="float" office:value="0.0712420807346008" calcext:value-type="float">
            <text:p>0.0712420807346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42462290653894" calcext:value-type="float">
            <text:p>-0.142462290653894</text:p>
          </table:table-cell>
          <table:table-cell office:value-type="float" office:value="0.05" calcext:value-type="float">
            <text:p>0.05</text:p>
          </table:table-cell>
          <table:table-cell office:value-type="float" office:value="0.123823016403506" calcext:value-type="float">
            <text:p>0.1238230164035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38091410399401" calcext:value-type="float">
            <text:p>-0.138091410399401</text:p>
          </table:table-cell>
          <table:table-cell office:value-type="float" office:value="0.05" calcext:value-type="float">
            <text:p>0.05</text:p>
          </table:table-cell>
          <table:table-cell office:value-type="float" office:value="0.0822899075969529" calcext:value-type="float">
            <text:p>0.0822899075969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75973334385352" calcext:value-type="float">
            <text:p>-0.175973334385352</text:p>
          </table:table-cell>
          <table:table-cell office:value-type="float" office:value="0.05" calcext:value-type="float">
            <text:p>0.05</text:p>
          </table:table-cell>
          <table:table-cell office:value-type="float" office:value="0.111884303306179" calcext:value-type="float">
            <text:p>0.1118843033061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10913508989422" calcext:value-type="float">
            <text:p>-0.210913508989422</text:p>
          </table:table-cell>
          <table:table-cell office:value-type="float" office:value="0.05" calcext:value-type="float">
            <text:p>0.05</text:p>
          </table:table-cell>
          <table:table-cell office:value-type="float" office:value="0.104300345041969" calcext:value-type="float">
            <text:p>0.1043003450419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239109875500946" calcext:value-type="float">
            <text:p>-0.239109875500946</text:p>
          </table:table-cell>
          <table:table-cell table:style-name="ce3" office:value-type="float" office:value="0.05" calcext:value-type="float">
            <text:p>0.05</text:p>
          </table:table-cell>
          <table:table-cell office:value-type="float" office:value="0.0883715486423428" calcext:value-type="float">
            <text:p>0.0883715486423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11894039722239" calcext:value-type="float">
            <text:p>-0.211894039722239</text:p>
          </table:table-cell>
          <table:table-cell office:value-type="float" office:value="0.05" calcext:value-type="float">
            <text:p>0.05</text:p>
          </table:table-cell>
          <table:table-cell office:value-type="float" office:value="0.120354646436044" calcext:value-type="float">
            <text:p>0.1203546464360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34725638413715" calcext:value-type="float">
            <text:p>-0.234725638413715</text:p>
          </table:table-cell>
          <table:table-cell office:value-type="float" office:value="0.05" calcext:value-type="float">
            <text:p>0.05</text:p>
          </table:table-cell>
          <table:table-cell office:value-type="float" office:value="0.128096262509834" calcext:value-type="float">
            <text:p>0.1280962625098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97499777756915" calcext:value-type="float">
            <text:p>-0.297499777756915</text:p>
          </table:table-cell>
          <table:table-cell office:value-type="float" office:value="0.05" calcext:value-type="float">
            <text:p>0.05</text:p>
          </table:table-cell>
          <table:table-cell office:value-type="float" office:value="0.0991230186345447" calcext:value-type="float">
            <text:p>0.0991230186345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14651194251815" calcext:value-type="float">
            <text:p>-0.214651194251815</text:p>
          </table:table-cell>
          <table:table-cell office:value-type="float" office:value="0.05" calcext:value-type="float">
            <text:p>0.05</text:p>
          </table:table-cell>
          <table:table-cell office:value-type="float" office:value="0.11774516985939" calcext:value-type="float">
            <text:p>0.117745169859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7902430082105" calcext:value-type="float">
            <text:p>-0.27902430082105</text:p>
          </table:table-cell>
          <table:table-cell office:value-type="float" office:value="0.05" calcext:value-type="float">
            <text:p>0.05</text:p>
          </table:table-cell>
          <table:table-cell office:value-type="float" office:value="0.120529290664664" calcext:value-type="float">
            <text:p>0.1205292906646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6297197729608" calcext:value-type="float">
            <text:p>-0.26297197729608</text:p>
          </table:table-cell>
          <table:table-cell office:value-type="float" office:value="0.05" calcext:value-type="float">
            <text:p>0.05</text:p>
          </table:table-cell>
          <table:table-cell office:value-type="float" office:value="0.139692136282771" calcext:value-type="float">
            <text:p>0.1396921362827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17592967552913" calcext:value-type="float">
            <text:p>-0.217592967552913</text:p>
          </table:table-cell>
          <table:table-cell office:value-type="float" office:value="0.05" calcext:value-type="float">
            <text:p>0.05</text:p>
          </table:table-cell>
          <table:table-cell office:value-type="float" office:value="0.106546700247529" calcext:value-type="float">
            <text:p>0.1065467002475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325064061861655" calcext:value-type="float">
            <text:p>-0.325064061861655</text:p>
          </table:table-cell>
          <table:table-cell office:value-type="float" office:value="0.05" calcext:value-type="float">
            <text:p>0.05</text:p>
          </table:table-cell>
          <table:table-cell office:value-type="float" office:value="0.113708349620501" calcext:value-type="float">
            <text:p>0.1137083496205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305629099687315" calcext:value-type="float">
            <text:p>-0.305629099687315</text:p>
          </table:table-cell>
          <table:table-cell office:value-type="float" office:value="0.05" calcext:value-type="float">
            <text:p>0.05</text:p>
          </table:table-cell>
          <table:table-cell office:value-type="float" office:value="0.106270378372397" calcext:value-type="float">
            <text:p>0.1062703783723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47895621257274" calcext:value-type="float">
            <text:p>-0.347895621257274</text:p>
          </table:table-cell>
          <table:table-cell office:value-type="float" office:value="0.05" calcext:value-type="float">
            <text:p>0.05</text:p>
          </table:table-cell>
          <table:table-cell office:value-type="float" office:value="0.0819297225116611" calcext:value-type="float">
            <text:p>0.0819297225116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31510160527471" calcext:value-type="float">
            <text:p>-0.31510160527471</text:p>
          </table:table-cell>
          <table:table-cell office:value-type="float" office:value="0.05" calcext:value-type="float">
            <text:p>0.05</text:p>
          </table:table-cell>
          <table:table-cell office:value-type="float" office:value="0.105179619816014" calcext:value-type="float">
            <text:p>0.1051796198160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294501127973706" calcext:value-type="float">
            <text:p>-0.2945011279737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90179605474094" calcext:value-type="float">
            <text:p>0.089017960547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36888407421576" calcext:value-type="float">
            <text:p>-0.336888407421576</text:p>
          </table:table-cell>
          <table:table-cell office:value-type="float" office:value="0.05" calcext:value-type="float">
            <text:p>0.05</text:p>
          </table:table-cell>
          <table:table-cell office:value-type="float" office:value="0.0485362061106781" calcext:value-type="float">
            <text:p>0.0485362061106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48655825243919" calcext:value-type="float">
            <text:p>-0.348655825243919</text:p>
          </table:table-cell>
          <table:table-cell office:value-type="float" office:value="0.05" calcext:value-type="float">
            <text:p>0.05</text:p>
          </table:table-cell>
          <table:table-cell office:value-type="float" office:value="0.0893474254064927" calcext:value-type="float">
            <text:p>0.0893474254064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61425116575124" calcext:value-type="float">
            <text:p>-0.361425116575124</text:p>
          </table:table-cell>
          <table:table-cell office:value-type="float" office:value="0.05" calcext:value-type="float">
            <text:p>0.05</text:p>
          </table:table-cell>
          <table:table-cell office:value-type="float" office:value="0.104762868120364" calcext:value-type="float">
            <text:p>0.1047628681203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444231072617663" calcext:value-type="float">
            <text:p>-0.444231072617663</text:p>
          </table:table-cell>
          <table:table-cell office:value-type="float" office:value="0.05" calcext:value-type="float">
            <text:p>0.05</text:p>
          </table:table-cell>
          <table:table-cell office:value-type="float" office:value="0.0962864497700076" calcext:value-type="float">
            <text:p>0.0962864497700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436464485620187" calcext:value-type="float">
            <text:p>-0.436464485620187</text:p>
          </table:table-cell>
          <table:table-cell office:value-type="float" office:value="0.05" calcext:value-type="float">
            <text:p>0.05</text:p>
          </table:table-cell>
          <table:table-cell office:value-type="float" office:value="0.0954961092168259" calcext:value-type="float">
            <text:p>0.0954961092168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514310672324355" calcext:value-type="float">
            <text:p>-0.514310672324355</text:p>
          </table:table-cell>
          <table:table-cell office:value-type="float" office:value="0.05" calcext:value-type="float">
            <text:p>0.05</text:p>
          </table:table-cell>
          <table:table-cell office:value-type="float" office:value="0.0866625924691117" calcext:value-type="float">
            <text:p>0.0866625924691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54677786637051" calcext:value-type="float">
            <text:p>-0.54677786637051</text:p>
          </table:table-cell>
          <table:table-cell office:value-type="float" office:value="0.05" calcext:value-type="float">
            <text:p>0.05</text:p>
          </table:table-cell>
          <table:table-cell office:value-type="float" office:value="0.107202978959498" calcext:value-type="float">
            <text:p>0.1072029789594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672759615949953" calcext:value-type="float">
            <text:p>-0.672759615949953</text:p>
          </table:table-cell>
          <table:table-cell office:value-type="float" office:value="0.05" calcext:value-type="float">
            <text:p>0.05</text:p>
          </table:table-cell>
          <table:table-cell office:value-type="float" office:value="0.116111814890635" calcext:value-type="float">
            <text:p>0.1161118148906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933059406610971" calcext:value-type="float">
            <text:p>-0.933059406610971</text:p>
          </table:table-cell>
          <table:table-cell office:value-type="float" office:value="0.05" calcext:value-type="float">
            <text:p>0.05</text:p>
          </table:table-cell>
          <table:table-cell office:value-type="float" office:value="0.123802391516762" calcext:value-type="float">
            <text:p>0.1238023915167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.46643391736547" calcext:value-type="float">
            <text:p>-1.46643391736547</text:p>
          </table:table-cell>
          <table:table-cell office:value-type="float" office:value="0.05" calcext:value-type="float">
            <text:p>0.05</text:p>
          </table:table-cell>
          <table:table-cell office:value-type="float" office:value="0.0496528323896642" calcext:value-type="float">
            <text:p>0.0496528323896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3.11899573802389" calcext:value-type="float">
            <text:p>-3.11899573802389</text:p>
          </table:table-cell>
          <table:table-cell office:value-type="float" office:value="0.05" calcext:value-type="float">
            <text:p>0.05</text:p>
          </table:table-cell>
          <table:table-cell office:value-type="float" office:value="0.0932402656704294" calcext:value-type="float">
            <text:p>0.093240265670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7.12677714578455" calcext:value-type="float">
            <text:p>-7.12677714578455</text:p>
          </table:table-cell>
          <table:table-cell office:value-type="float" office:value="0.05" calcext:value-type="float">
            <text:p>0.05</text:p>
          </table:table-cell>
          <table:table-cell office:value-type="float" office:value="0.0999645522035065" calcext:value-type="float">
            <text:p>0.0999645522035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7.0992984268863" calcext:value-type="float">
            <text:p>-17.0992984268863</text:p>
          </table:table-cell>
          <table:table-cell office:value-type="float" office:value="0.05" calcext:value-type="float">
            <text:p>0.05</text:p>
          </table:table-cell>
          <table:table-cell office:value-type="float" office:value="0.214892765422937" calcext:value-type="float">
            <text:p>0.2148927654229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39.6917767013209" calcext:value-type="float">
            <text:p>-39.6917767013209</text:p>
          </table:table-cell>
          <table:table-cell office:value-type="float" office:value="0.05" calcext:value-type="float">
            <text:p>0.05</text:p>
          </table:table-cell>
          <table:table-cell office:value-type="float" office:value="0.360906864098696" calcext:value-type="float">
            <text:p>0.3609068640986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84.6584088842225" calcext:value-type="float">
            <text:p>-84.6584088842225</text:p>
          </table:table-cell>
          <table:table-cell office:value-type="float" office:value="0.05" calcext:value-type="float">
            <text:p>0.05</text:p>
          </table:table-cell>
          <table:table-cell office:value-type="float" office:value="0.73505042835103" calcext:value-type="float">
            <text:p>0.735050428351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60.939839677398" calcext:value-type="float">
            <text:p>-160.939839677398</text:p>
          </table:table-cell>
          <table:table-cell office:value-type="float" office:value="0.05" calcext:value-type="float">
            <text:p>0.05</text:p>
          </table:table-cell>
          <table:table-cell office:value-type="float" office:value="1.33681730915285" calcext:value-type="float">
            <text:p>1.336817309152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73.176752641146" calcext:value-type="float">
            <text:p>-273.176752641146</text:p>
          </table:table-cell>
          <table:table-cell office:value-type="float" office:value="0.05" calcext:value-type="float">
            <text:p>0.05</text:p>
          </table:table-cell>
          <table:table-cell office:value-type="float" office:value="2.19424410451781" calcext:value-type="float">
            <text:p>2.194244104517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418.103632991466" calcext:value-type="float">
            <text:p>-418.103632991466</text:p>
          </table:table-cell>
          <table:table-cell office:value-type="float" office:value="0.05" calcext:value-type="float">
            <text:p>0.05</text:p>
          </table:table-cell>
          <table:table-cell office:value-type="float" office:value="3.2617479459507" calcext:value-type="float">
            <text:p>3.26174794595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588.969537874945" calcext:value-type="float">
            <text:p>-588.969537874945</text:p>
          </table:table-cell>
          <table:table-cell office:value-type="float" office:value="0.05" calcext:value-type="float">
            <text:p>0.05</text:p>
          </table:table-cell>
          <table:table-cell office:value-type="float" office:value="4.5194157489386" calcext:value-type="float">
            <text:p>4.51941574893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777.984815334405" calcext:value-type="float">
            <text:p>-777.984815334405</text:p>
          </table:table-cell>
          <table:table-cell office:value-type="float" office:value="0.05" calcext:value-type="float">
            <text:p>0.05</text:p>
          </table:table-cell>
          <table:table-cell office:value-type="float" office:value="5.96731384029323" calcext:value-type="float">
            <text:p>5.967313840293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973.368635700563" calcext:value-type="float">
            <text:p>-973.368635700563</text:p>
          </table:table-cell>
          <table:table-cell office:value-type="float" office:value="0.05" calcext:value-type="float">
            <text:p>0.05</text:p>
          </table:table-cell>
          <table:table-cell office:value-type="float" office:value="7.39424318734489" calcext:value-type="float">
            <text:p>7.39424318734489</text:p>
          </table:table-cell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  <table:database-range table:name="__Anonymous_Sheet_DB__1" table:target-range-address="Sheet2.A1:Sheet2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Sheet3.A1:Sheet3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3" table:target-range-address="Sheet4.A1:Sheet4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15:46:58.331730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7-11-09T16:13:21.268828261</dc:date>
    <meta:editing-duration>PT1H58M43S</meta:editing-duration>
    <meta:editing-cycles>19</meta:editing-cycles>
    <meta:generator>LibreOffice/5.3.6.1$Linux_X86_64 LibreOffice_project/30$Build-1</meta:generator>
    <meta:document-statistic meta:table-count="4" meta:cell-count="1865" meta:object-count="0"/>
  </office:meta>
</office:document-meta>
</file>